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ahoma" svg:font-family="Tahoma" style:font-family-generic="swiss"/>
    <style:font-face style:name="Wingdings" svg:font-family="Wingding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404cm" fo:margin-left="0.988cm" fo:break-before="auto" fo:break-after="auto" table:align="left" fo:keep-with-next="auto" style:may-break-between-rows="true" table:border-model="collapsing"/>
    </style:style>
    <style:style style:name="Tableau1.A" style:family="table-column">
      <style:table-column-properties style:column-width="1.411cm"/>
    </style:style>
    <style:style style:name="Tableau1.B" style:family="table-column">
      <style:table-column-properties style:column-width="3.822cm"/>
    </style:style>
    <style:style style:name="Tableau1.C" style:family="table-column">
      <style:table-column-properties style:column-width="1.528cm"/>
    </style:style>
    <style:style style:name="Tableau1.D" style:family="table-column">
      <style:table-column-properties style:column-width="4.352cm"/>
    </style:style>
    <style:style style:name="Tableau1.E" style:family="table-column">
      <style:table-column-properties style:column-width="1.499cm"/>
    </style:style>
    <style:style style:name="Tableau1.F" style:family="table-column">
      <style:table-column-properties style:column-width="3.792cm"/>
    </style:style>
    <style:style style:name="Tableau1.1" style:family="table-row">
      <style:table-row-properties fo:keep-together="auto"/>
    </style:style>
    <style:style style:name="Tableau1.A1" style:family="table-cell">
      <style:table-cell-properties fo:background-color="#ccffcc" fo:padding="0.097cm" fo:border-left="0.5pt solid #000000" fo:border-right="none" fo:border-top="0.5pt solid #000000" fo:border-bottom="0.5pt solid #000000" style:writing-mode="page">
        <style:background-image/>
      </style:table-cell-properties>
    </style:style>
    <style:style style:name="Tableau1.B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ffcc99" fo:padding="0.097cm" fo:border-left="0.5pt solid #000000" fo:border-right="none" fo:border-top="0.5pt solid #000000" fo:border-bottom="0.5pt solid #000000" style:writing-mode="page">
        <style:background-image/>
      </style:table-cell-properties>
    </style:style>
    <style:style style:name="Tableau1.E1" style:family="table-cell">
      <style:table-cell-properties fo:background-color="#ff8080" fo:padding="0.097cm" fo:border-left="0.5pt solid #000000" fo:border-right="none" fo:border-top="0.5pt solid #000000" fo:border-bottom="0.5pt solid #000000" style:writing-mode="page">
        <style:background-image/>
      </style:table-cell-properties>
    </style:style>
    <style:style style:name="Tableau1.F1" style:family="table-cell">
      <style:table-cell-properties style:vertical-align="middle" fo:background-color="transparent" fo:padding="0.097cm" fo:border="0.5pt solid #000000" style:writing-mode="page">
        <style:background-image/>
      </style:table-cell-properties>
    </style:style>
    <style:style style:name="Index" style:family="table">
      <style:table-properties style:width="16.699cm" fo:margin-left="0.693cm" fo:break-before="auto" fo:break-after="auto" table:align="left" fo:keep-with-next="auto" style:may-break-between-rows="true" table:border-model="collapsing"/>
    </style:style>
    <style:style style:name="Index.A" style:family="table-column">
      <style:table-column-properties style:column-width="3.087cm"/>
    </style:style>
    <style:style style:name="Index.B" style:family="table-column">
      <style:table-column-properties style:column-width="1.558cm"/>
    </style:style>
    <style:style style:name="Index.C" style:family="table-column">
      <style:table-column-properties style:column-width="2.353cm"/>
    </style:style>
    <style:style style:name="Index.D" style:family="table-column">
      <style:table-column-properties style:column-width="2.293cm"/>
    </style:style>
    <style:style style:name="Index.E" style:family="table-column">
      <style:table-column-properties style:column-width="1.616cm"/>
    </style:style>
    <style:style style:name="Index.F" style:family="table-column">
      <style:table-column-properties style:column-width="1.499cm"/>
    </style:style>
    <style:style style:name="Index.G" style:family="table-column">
      <style:table-column-properties style:column-width="4.293cm"/>
    </style:style>
    <style:style style:name="Index.1" style:family="table-row">
      <style:table-row-properties fo:keep-together="auto"/>
    </style:style>
    <style:style style:name="Index.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Index.B1" style:family="table-cell">
      <style:table-cell-properties fo:background-color="#ffffcc" fo:padding="0.097cm" fo:border-left="0.5pt solid #000000" fo:border-right="none" fo:border-top="0.5pt solid #000000" fo:border-bottom="0.5pt solid #000000" style:writing-mode="page">
        <style:background-image/>
      </style:table-cell-properties>
    </style:style>
    <style:style style:name="Index.D1" style:family="table-cell">
      <style:table-cell-properties fo:background-color="#ffccff" fo:padding="0.097cm" fo:border-left="0.5pt solid #000000" fo:border-right="none" fo:border-top="0.5pt solid #000000" fo:border-bottom="0.5pt solid #000000" style:writing-mode="page">
        <style:background-image/>
      </style:table-cell-properties>
    </style:style>
    <style:style style:name="Index.F1" style:family="table-cell">
      <style:table-cell-properties fo:background-color="#99cccc" fo:padding="0.097cm" fo:border="0.5pt solid #000000" style:writing-mode="page">
        <style:background-image/>
      </style:table-cell-properties>
    </style:style>
    <style:style style:name="Index.B2" style:family="table-cell">
      <style:table-cell-properties style:vertical-align="middle" fo:background-color="#ffffcc" fo:padding="0.097cm" fo:border-left="0.5pt solid #000000" fo:border-right="none" fo:border-top="none" fo:border-bottom="0.5pt solid #000000" style:writing-mode="page">
        <style:background-image/>
      </style:table-cell-properties>
    </style:style>
    <style:style style:name="Index.D2" style:family="table-cell">
      <style:table-cell-properties style:vertical-align="middle" fo:background-color="#ffccff" fo:padding="0.097cm" fo:border-left="0.5pt solid #000000" fo:border-right="none" fo:border-top="none" fo:border-bottom="0.5pt solid #000000" style:writing-mode="page">
        <style:background-image/>
      </style:table-cell-properties>
    </style:style>
    <style:style style:name="Index.F2" style:family="table-cell">
      <style:table-cell-properties style:vertical-align="middle" fo:background-color="#99cccc" fo:padding="0.097cm" fo:border-left="0.5pt solid #000000" fo:border-right="none" fo:border-top="none" fo:border-bottom="0.5pt solid #000000" style:writing-mode="page">
        <style:background-image/>
      </style:table-cell-properties>
    </style:style>
    <style:style style:name="Index.G2" style:family="table-cell">
      <style:table-cell-properties style:vertical-align="middle" fo:background-color="#99cccc" fo:padding="0.097cm" fo:border-left="0.5pt solid #000000" fo:border-right="0.5pt solid #000000" fo:border-top="none" fo:border-bottom="0.5pt solid #000000" style:writing-mode="page">
        <style:background-image/>
      </style:table-cell-properties>
    </style:style>
    <style:style style:name="Index.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3" style:family="table-cell">
      <style:table-cell-properties fo:background-color="#ccffcc" fo:padding="0.097cm" fo:border-left="0.5pt solid #000000" fo:border-right="none" fo:border-top="none" fo:border-bottom="0.5pt solid #000000" style:writing-mode="page">
        <style:background-image/>
      </style:table-cell-properties>
    </style:style>
    <style:style style:name="Index.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3" style:family="table-cell">
      <style:table-cell-properties fo:background-color="#ccffcc" fo:padding="0.097cm" fo:border-left="0.5pt solid #000000" fo:border-right="none" fo:border-top="none" fo:border-bottom="0.5pt solid #000000" style:writing-mode="page">
        <style:background-image/>
      </style:table-cell-properties>
    </style:style>
    <style:style style:name="Index.E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7" style:family="table-cell">
      <style:table-cell-properties fo:background-color="#ccffcc" fo:padding="0.097cm" fo:border-left="0.5pt solid #000000" fo:border-right="none" fo:border-top="none" fo:border-bottom="0.5pt solid #000000" style:writing-mode="page">
        <style:background-image/>
      </style:table-cell-properties>
    </style:style>
    <style:style style:name="Index.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7" style:family="table-cell">
      <style:table-cell-properties fo:background-color="#ccffcc" fo:padding="0.097cm" fo:border-left="0.5pt solid #000000" fo:border-right="none" fo:border-top="none" fo:border-bottom="0.5pt solid #000000" style:writing-mode="page">
        <style:background-image/>
      </style:table-cell-properties>
    </style:style>
    <style:style style:name="Index.E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8" style:family="table-cell">
      <style:table-cell-properties fo:background-color="#ccffcc" fo:padding="0.097cm" fo:border-left="0.5pt solid #000000" fo:border-right="none" fo:border-top="none" fo:border-bottom="0.5pt solid #000000" style:writing-mode="page">
        <style:background-image/>
      </style:table-cell-properties>
    </style:style>
    <style:style style:name="Index.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Index.A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B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C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D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E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F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Index.G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backEnd" style:family="table">
      <style:table-properties style:width="18.706cm" fo:break-before="auto" fo:break-after="auto" table:align="margins" fo:keep-with-next="auto" style:may-break-between-rows="true" table:border-model="collapsing"/>
    </style:style>
    <style:style style:name="backEnd.A" style:family="table-column">
      <style:table-column-properties style:column-width="2.672cm" style:rel-column-width="9362*"/>
    </style:style>
    <style:style style:name="backEnd.G" style:family="table-column">
      <style:table-column-properties style:column-width="2.672cm" style:rel-column-width="9363*"/>
    </style:style>
    <style:style style:name="backEnd.1" style:family="table-row">
      <style:table-row-properties fo:keep-together="auto"/>
    </style:style>
    <style:style style:name="backEnd.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backEnd.B1" style:family="table-cell">
      <style:table-cell-properties fo:background-color="#ffffcc" fo:padding="0.097cm" fo:border-left="0.5pt solid #000000" fo:border-right="none" fo:border-top="0.5pt solid #000000" fo:border-bottom="0.5pt solid #000000" style:writing-mode="page">
        <style:background-image/>
      </style:table-cell-properties>
    </style:style>
    <style:style style:name="backEnd.D1" style:family="table-cell">
      <style:table-cell-properties fo:background-color="#ffccff" fo:padding="0.097cm" fo:border-left="0.5pt solid #000000" fo:border-right="none" fo:border-top="0.5pt solid #000000" fo:border-bottom="0.5pt solid #000000" style:writing-mode="page">
        <style:background-image/>
      </style:table-cell-properties>
    </style:style>
    <style:style style:name="backEnd.F1" style:family="table-cell">
      <style:table-cell-properties fo:background-color="#99cccc" fo:padding="0.097cm" fo:border="0.5pt solid #000000" style:writing-mode="page">
        <style:background-image/>
      </style:table-cell-properties>
    </style:style>
    <style:style style:name="backEnd.B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backEnd.C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backEnd.D2" style:family="table-cell">
      <style:table-cell-properties fo:background-color="#ffccff" fo:padding="0.097cm" fo:border-left="0.5pt solid #000000" fo:border-right="none" fo:border-top="none" fo:border-bottom="0.5pt solid #000000" style:writing-mode="page">
        <style:background-image/>
      </style:table-cell-properties>
    </style:style>
    <style:style style:name="backEnd.E2" style:family="table-cell">
      <style:table-cell-properties fo:background-color="#ffccff" fo:padding="0.097cm" fo:border-left="0.5pt solid #000000" fo:border-right="none" fo:border-top="none" fo:border-bottom="0.5pt solid #000000" style:writing-mode="page">
        <style:background-image/>
      </style:table-cell-properties>
    </style:style>
    <style:style style:name="backEnd.F2" style:family="table-cell">
      <style:table-cell-properties fo:background-color="#99cccc" fo:padding="0.097cm" fo:border-left="0.5pt solid #000000" fo:border-right="none" fo:border-top="none" fo:border-bottom="0.5pt solid #000000" style:writing-mode="page">
        <style:background-image/>
      </style:table-cell-properties>
    </style:style>
    <style:style style:name="backEnd.G2" style:family="table-cell">
      <style:table-cell-properties fo:background-color="#99cccc" fo:padding="0.097cm" fo:border-left="0.5pt solid #000000" fo:border-right="0.5pt solid #000000" fo:border-top="none" fo:border-bottom="0.5pt solid #000000" style:writing-mode="page">
        <style:background-image/>
      </style:table-cell-properties>
    </style:style>
    <style:style style:name="backEnd.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D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E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F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G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backEnd.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D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E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F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G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backEnd.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D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E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F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G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backEnd.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D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E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F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G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backEnd.A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D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E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F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G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backEnd.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D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E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F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G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backEnd.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D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E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F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G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backEnd.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D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E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F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ckEnd.G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0bc885" officeooo:paragraph-rsid="000bc885"/>
    </style:style>
    <style:style style:name="P2" style:family="paragraph" style:parent-style-name="Standard">
      <style:paragraph-properties fo:text-align="center" style:justify-single-word="false"/>
      <style:text-properties fo:font-size="14pt" fo:font-weight="bold" officeooo:rsid="000bc885" officeooo:paragraph-rsid="000bc885" style:font-size-asian="14pt" style:font-weight-asian="bold" style:font-size-complex="14pt" style:font-weight-complex="bold"/>
    </style:style>
    <style:style style:name="P3" style:family="paragraph" style:parent-style-name="Standard">
      <style:text-properties officeooo:rsid="0011fe4d" officeooo:paragraph-rsid="0011fe4d"/>
    </style:style>
    <style:style style:name="P4" style:family="paragraph" style:parent-style-name="Standard">
      <style:text-properties officeooo:rsid="00198425" officeooo:paragraph-rsid="00198425"/>
    </style:style>
    <style:style style:name="P5" style:family="paragraph" style:parent-style-name="Standard">
      <style:text-properties officeooo:rsid="00198425" officeooo:paragraph-rsid="00238c60"/>
    </style:style>
    <style:style style:name="P6" style:family="paragraph" style:parent-style-name="Standard">
      <style:text-properties officeooo:rsid="001c3a65" officeooo:paragraph-rsid="001c3a65"/>
    </style:style>
    <style:style style:name="P7" style:family="paragraph" style:parent-style-name="Standard">
      <style:text-properties officeooo:rsid="001f0c6f" officeooo:paragraph-rsid="001f0c6f"/>
    </style:style>
    <style:style style:name="P8" style:family="paragraph" style:parent-style-name="Standard">
      <style:text-properties officeooo:rsid="00157959" officeooo:paragraph-rsid="00157959"/>
    </style:style>
    <style:style style:name="P9" style:family="paragraph" style:parent-style-name="Standard">
      <style:text-properties officeooo:rsid="0015bde2" officeooo:paragraph-rsid="0015bde2"/>
    </style:style>
    <style:style style:name="P10" style:family="paragraph" style:parent-style-name="Standard">
      <style:text-properties officeooo:rsid="0015bde2" officeooo:paragraph-rsid="0016a13d"/>
    </style:style>
    <style:style style:name="P11" style:family="paragraph" style:parent-style-name="Standard">
      <style:text-properties officeooo:rsid="0016a13d" officeooo:paragraph-rsid="0016a13d"/>
    </style:style>
    <style:style style:name="P12" style:family="paragraph" style:parent-style-name="Standard">
      <style:text-properties officeooo:rsid="0021b950" officeooo:paragraph-rsid="0021b950"/>
    </style:style>
    <style:style style:name="P13" style:family="paragraph" style:parent-style-name="Standard">
      <style:text-properties officeooo:rsid="0021b950" officeooo:paragraph-rsid="002d0610"/>
    </style:style>
    <style:style style:name="P14" style:family="paragraph" style:parent-style-name="Standard">
      <style:text-properties officeooo:rsid="0021b950" officeooo:paragraph-rsid="0033468c"/>
    </style:style>
    <style:style style:name="P15" style:family="paragraph" style:parent-style-name="Standard">
      <style:text-properties officeooo:rsid="0021b950" officeooo:paragraph-rsid="000bc885"/>
    </style:style>
    <style:style style:name="P16" style:family="paragraph" style:parent-style-name="Standard">
      <style:text-properties officeooo:rsid="0021b950" officeooo:paragraph-rsid="003b0550"/>
    </style:style>
    <style:style style:name="P17" style:family="paragraph" style:parent-style-name="Standard">
      <style:text-properties officeooo:rsid="0021b950" officeooo:paragraph-rsid="003dbbeb"/>
    </style:style>
    <style:style style:name="P18" style:family="paragraph" style:parent-style-name="Standard">
      <style:text-properties officeooo:rsid="0021b950" officeooo:paragraph-rsid="00404751"/>
    </style:style>
    <style:style style:name="P19" style:family="paragraph" style:parent-style-name="Standard">
      <style:text-properties officeooo:rsid="0021b950" officeooo:paragraph-rsid="004083a1"/>
    </style:style>
    <style:style style:name="P20" style:family="paragraph" style:parent-style-name="Standard">
      <style:text-properties officeooo:rsid="00238c60" officeooo:paragraph-rsid="00238c60"/>
    </style:style>
    <style:style style:name="P21" style:family="paragraph" style:parent-style-name="Standard">
      <style:text-properties officeooo:rsid="00238c60" officeooo:paragraph-rsid="0033468c"/>
    </style:style>
    <style:style style:name="P22" style:family="paragraph" style:parent-style-name="Standard">
      <style:text-properties officeooo:rsid="0024585c" officeooo:paragraph-rsid="0024585c"/>
    </style:style>
    <style:style style:name="P23" style:family="paragraph" style:parent-style-name="Standard">
      <style:text-properties officeooo:rsid="0024585c" officeooo:paragraph-rsid="003b2eab"/>
    </style:style>
    <style:style style:name="P24" style:family="paragraph" style:parent-style-name="Standard">
      <style:text-properties fo:font-size="12pt" fo:font-weight="bold" officeooo:rsid="0024585c" officeooo:paragraph-rsid="0024585c" style:font-size-asian="12pt" style:font-weight-asian="bold" style:font-size-complex="12pt" style:font-weight-complex="bold"/>
    </style:style>
    <style:style style:name="P25" style:family="paragraph" style:parent-style-name="Standard">
      <style:text-properties fo:font-size="12pt" fo:font-weight="bold" officeooo:rsid="0025eb5f" officeooo:paragraph-rsid="0025eb5f" style:font-size-asian="12pt" style:font-weight-asian="bold" style:font-size-complex="12pt" style:font-weight-complex="bold"/>
    </style:style>
    <style:style style:name="P26" style:family="paragraph" style:parent-style-name="Standard">
      <style:text-properties fo:font-size="12pt" fo:font-style="normal" fo:font-weight="bold" officeooo:rsid="002a879c" officeooo:paragraph-rsid="002a879c" style:font-size-asian="12pt" style:font-style-asian="normal" style:font-weight-asian="bold" style:font-size-complex="12pt" style:font-style-complex="normal" style:font-weight-complex="bold"/>
    </style:style>
    <style:style style:name="P27" style:family="paragraph" style:parent-style-name="Standard">
      <style:text-properties fo:font-size="12pt" fo:font-style="normal" fo:font-weight="bold" officeooo:rsid="002b58b9" officeooo:paragraph-rsid="002b58b9" style:font-size-asian="12pt" style:font-style-asian="normal" style:font-weight-asian="bold" style:font-size-complex="12pt" style:font-style-complex="normal" style:font-weight-complex="bold"/>
    </style:style>
    <style:style style:name="P28" style:family="paragraph" style:parent-style-name="Standard">
      <style:text-properties fo:font-style="normal" officeooo:rsid="002a879c" officeooo:paragraph-rsid="002a879c" style:font-style-asian="normal" style:font-style-complex="normal"/>
    </style:style>
    <style:style style:name="P29" style:family="paragraph" style:parent-style-name="Standard">
      <style:text-properties fo:font-style="normal" officeooo:rsid="002b58b9" officeooo:paragraph-rsid="002b58b9" style:font-style-asian="normal" style:font-style-complex="normal"/>
    </style:style>
    <style:style style:name="P30" style:family="paragraph" style:parent-style-name="Standard">
      <style:paragraph-properties fo:text-align="start" style:justify-single-word="false"/>
      <style:text-properties style:font-name="Tahoma1" fo:font-size="10pt" fo:font-style="normal" officeooo:rsid="0035d4e0" officeooo:paragraph-rsid="002b58b9" style:font-size-asian="10pt" style:font-style-asian="normal" style:font-size-complex="10pt" style:font-style-complex="normal"/>
    </style:style>
    <style:style style:name="P31" style:family="paragraph" style:parent-style-name="Standard">
      <style:text-properties officeooo:rsid="0013e659" officeooo:paragraph-rsid="0013e659"/>
    </style:style>
    <style:style style:name="P32" style:family="paragraph" style:parent-style-name="Standard">
      <style:text-properties officeooo:rsid="0013e659" officeooo:paragraph-rsid="002d0610"/>
    </style:style>
    <style:style style:name="P33" style:family="paragraph" style:parent-style-name="Standard">
      <style:text-properties officeooo:rsid="0013e659" officeooo:paragraph-rsid="00198425"/>
    </style:style>
    <style:style style:name="P34" style:family="paragraph" style:parent-style-name="Standard">
      <style:text-properties fo:font-weight="bold" officeooo:rsid="0021b950" officeooo:paragraph-rsid="002d0610" style:font-weight-asian="bold" style:font-weight-complex="bold"/>
    </style:style>
    <style:style style:name="P35" style:family="paragraph" style:parent-style-name="Standard">
      <style:text-properties fo:font-weight="bold" officeooo:rsid="0021b950" officeooo:paragraph-rsid="003b0550" style:font-weight-asian="bold" style:font-weight-complex="bold"/>
    </style:style>
    <style:style style:name="P36" style:family="paragraph" style:parent-style-name="Standard">
      <style:text-properties fo:font-weight="bold" officeooo:rsid="0021b950" officeooo:paragraph-rsid="0033468c" style:font-weight-asian="bold" style:font-weight-complex="bold"/>
    </style:style>
    <style:style style:name="P37" style:family="paragraph" style:parent-style-name="Standard">
      <style:text-properties fo:font-weight="bold" officeooo:rsid="0021b950" officeooo:paragraph-rsid="003dbbeb" style:font-weight-asian="bold" style:font-weight-complex="bold"/>
    </style:style>
    <style:style style:name="P38" style:family="paragraph" style:parent-style-name="Standard">
      <style:text-properties fo:font-weight="bold" officeooo:rsid="0021b950" officeooo:paragraph-rsid="00404751" style:font-weight-asian="bold" style:font-weight-complex="bold"/>
    </style:style>
    <style:style style:name="P39" style:family="paragraph" style:parent-style-name="Standard">
      <style:text-properties fo:font-weight="bold" officeooo:rsid="0021b950" officeooo:paragraph-rsid="004083a1" style:font-weight-asian="bold" style:font-weight-complex="bold"/>
    </style:style>
    <style:style style:name="P40" style:family="paragraph" style:parent-style-name="Standard">
      <style:text-properties fo:font-weight="bold" officeooo:rsid="0024585c" officeooo:paragraph-rsid="002d0610" style:font-weight-asian="bold" style:font-weight-complex="bold"/>
    </style:style>
    <style:style style:name="P41" style:family="paragraph" style:parent-style-name="Standard">
      <style:text-properties fo:font-weight="bold" officeooo:rsid="0024585c" officeooo:paragraph-rsid="003b0550" style:font-weight-asian="bold" style:font-weight-complex="bold"/>
    </style:style>
    <style:style style:name="P42" style:family="paragraph" style:parent-style-name="Standard">
      <style:text-properties fo:font-weight="bold" officeooo:rsid="0024585c" officeooo:paragraph-rsid="0033468c" style:font-weight-asian="bold" style:font-weight-complex="bold"/>
    </style:style>
    <style:style style:name="P43" style:family="paragraph" style:parent-style-name="Standard">
      <style:text-properties fo:font-weight="bold" officeooo:rsid="0024585c" officeooo:paragraph-rsid="003dbbeb" style:font-weight-asian="bold" style:font-weight-complex="bold"/>
    </style:style>
    <style:style style:name="P44" style:family="paragraph" style:parent-style-name="Standard">
      <style:text-properties fo:font-weight="bold" officeooo:rsid="0024585c" officeooo:paragraph-rsid="00404751" style:font-weight-asian="bold" style:font-weight-complex="bold"/>
    </style:style>
    <style:style style:name="P45" style:family="paragraph" style:parent-style-name="Standard">
      <style:text-properties fo:font-weight="bold" officeooo:rsid="0024585c" officeooo:paragraph-rsid="004083a1" style:font-weight-asian="bold" style:font-weight-complex="bold"/>
    </style:style>
    <style:style style:name="P46" style:family="paragraph" style:parent-style-name="Standard">
      <style:text-properties fo:font-weight="bold" officeooo:rsid="002b58b9" officeooo:paragraph-rsid="002d0610" style:font-weight-asian="bold" style:font-weight-complex="bold"/>
    </style:style>
    <style:style style:name="P47" style:family="paragraph" style:parent-style-name="Standard">
      <style:text-properties fo:font-weight="bold" officeooo:rsid="002b58b9" officeooo:paragraph-rsid="003b0550" style:font-weight-asian="bold" style:font-weight-complex="bold"/>
    </style:style>
    <style:style style:name="P48" style:family="paragraph" style:parent-style-name="Standard">
      <style:text-properties fo:font-weight="bold" officeooo:rsid="002b58b9" officeooo:paragraph-rsid="0033468c" style:font-weight-asian="bold" style:font-weight-complex="bold"/>
    </style:style>
    <style:style style:name="P49" style:family="paragraph" style:parent-style-name="Standard">
      <style:text-properties fo:font-weight="bold" officeooo:rsid="002b58b9" officeooo:paragraph-rsid="003dbbeb" style:font-weight-asian="bold" style:font-weight-complex="bold"/>
    </style:style>
    <style:style style:name="P50" style:family="paragraph" style:parent-style-name="Standard">
      <style:text-properties fo:font-weight="bold" officeooo:rsid="002b58b9" officeooo:paragraph-rsid="00404751" style:font-weight-asian="bold" style:font-weight-complex="bold"/>
    </style:style>
    <style:style style:name="P51" style:family="paragraph" style:parent-style-name="Standard">
      <style:text-properties fo:font-weight="bold" officeooo:rsid="002b58b9" officeooo:paragraph-rsid="004083a1" style:font-weight-asian="bold" style:font-weight-complex="bold"/>
    </style:style>
    <style:style style:name="P52" style:family="paragraph" style:parent-style-name="Standard">
      <style:text-properties fo:font-weight="bold" officeooo:rsid="003661c4" officeooo:paragraph-rsid="003661c4" style:font-weight-asian="bold" style:font-weight-complex="bold"/>
    </style:style>
    <style:style style:name="P53" style:family="paragraph" style:parent-style-name="Standard">
      <style:text-properties fo:font-weight="normal" officeooo:rsid="003661c4" officeooo:paragraph-rsid="003661c4" style:font-weight-asian="normal" style:font-weight-complex="normal"/>
    </style:style>
    <style:style style:name="P54" style:family="paragraph" style:parent-style-name="Standard">
      <style:paragraph-properties fo:text-align="center" style:justify-single-word="false"/>
      <style:text-properties fo:color="#000000" style:text-outline="false" style:text-line-through-style="none" style:text-line-through-type="none" style:font-name="Wingdings" fo:font-size="13pt" fo:language="en" fo:country="US" fo:font-style="normal" fo:text-shadow="none" style:text-underline-style="none" fo:font-weight="normal" officeooo:paragraph-rsid="00379e19" style:font-size-asian="13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text-align="center" style:justify-single-word="false"/>
      <style:text-properties fo:color="#000000" style:text-outline="false" style:text-line-through-style="none" style:text-line-through-type="none" style:font-name="Wingdings" fo:font-size="13pt" fo:language="en" fo:country="US" fo:font-style="normal" fo:text-shadow="none" style:text-underline-style="none" fo:font-weight="normal" officeooo:paragraph-rsid="0038c651" style:font-size-asian="13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text-properties officeooo:rsid="0038c651" officeooo:paragraph-rsid="0038c651"/>
    </style:style>
    <style:style style:name="P58" style:family="paragraph" style:parent-style-name="Standard">
      <style:text-properties fo:color="#0000ff" fo:font-size="12pt" fo:font-weight="bold" officeooo:rsid="00238c60" officeooo:paragraph-rsid="000bc885" style:font-size-asian="12pt" style:font-weight-asian="bold" style:font-size-complex="12pt" style:font-weight-complex="bold"/>
    </style:style>
    <style:style style:name="P59" style:family="paragraph" style:parent-style-name="Standard">
      <style:text-properties officeooo:rsid="003b2eab" officeooo:paragraph-rsid="003b2eab"/>
    </style:style>
    <style:style style:name="P60" style:family="paragraph" style:parent-style-name="Standard">
      <style:text-properties officeooo:rsid="003dbbeb" officeooo:paragraph-rsid="003dbbeb"/>
    </style:style>
    <style:style style:name="P61" style:family="paragraph" style:parent-style-name="Standard">
      <style:text-properties officeooo:rsid="003dbbeb" officeooo:paragraph-rsid="00404751"/>
    </style:style>
    <style:style style:name="P62" style:family="paragraph" style:parent-style-name="Standard">
      <style:text-properties officeooo:rsid="003dbbeb" officeooo:paragraph-rsid="004083a1"/>
    </style:style>
    <style:style style:name="P63" style:family="paragraph" style:parent-style-name="Standard">
      <style:text-properties officeooo:rsid="00404751" officeooo:paragraph-rsid="00404751"/>
    </style:style>
    <style:style style:name="P64" style:family="paragraph" style:parent-style-name="Standard">
      <loext:graphic-properties draw:fill="none"/>
      <style:paragraph-properties fo:background-color="transparent"/>
      <style:text-properties officeooo:rsid="0041eaa2" officeooo:paragraph-rsid="0041eaa2"/>
    </style:style>
    <style:style style:name="P65" style:family="paragraph" style:parent-style-name="Standard">
      <style:text-properties officeooo:rsid="004383d8" officeooo:paragraph-rsid="004383d8"/>
    </style:style>
    <style:style style:name="P66" style:family="paragraph" style:parent-style-name="Standard">
      <style:text-properties officeooo:rsid="0044eef3" officeooo:paragraph-rsid="0044eef3"/>
    </style:style>
    <style:style style:name="P67" style:family="paragraph" style:parent-style-name="Standard">
      <style:paragraph-properties fo:text-align="center" style:justify-single-word="false" fo:break-before="page"/>
      <style:text-properties officeooo:rsid="00238c60" officeooo:paragraph-rsid="00238c60"/>
    </style:style>
    <style:style style:name="P68" style:family="paragraph" style:parent-style-name="Standard">
      <style:paragraph-properties fo:text-align="center" style:justify-single-word="false" fo:break-before="page"/>
      <style:text-properties officeooo:rsid="003dbbeb" officeooo:paragraph-rsid="003dbbeb"/>
    </style:style>
    <style:style style:name="P69" style:family="paragraph" style:parent-style-name="Standard">
      <style:paragraph-properties fo:break-before="page"/>
      <style:text-properties officeooo:rsid="003dbbeb" officeooo:paragraph-rsid="003dbbeb"/>
    </style:style>
    <style:style style:name="P70" style:family="paragraph" style:parent-style-name="Standard">
      <style:paragraph-properties fo:text-align="center" style:justify-single-word="false" fo:break-before="page"/>
      <style:text-properties fo:font-size="14pt" officeooo:rsid="00412eb5" officeooo:paragraph-rsid="00412eb5" style:font-size-asian="14pt" style:font-size-complex="14pt"/>
    </style:style>
    <style:style style:name="P71" style:family="paragraph" style:parent-style-name="Standard">
      <style:paragraph-properties fo:text-align="center" style:justify-single-word="false" fo:break-before="page"/>
      <style:text-properties fo:font-size="14pt" officeooo:rsid="004383d8" officeooo:paragraph-rsid="004383d8" style:font-size-asian="14pt" style:font-size-complex="14pt"/>
    </style:style>
    <style:style style:name="P72" style:family="paragraph" style:parent-style-name="Standard">
      <style:paragraph-properties fo:text-align="center" style:justify-single-word="false" fo:break-before="page"/>
      <style:text-properties officeooo:rsid="003b0550" officeooo:paragraph-rsid="003b0550"/>
    </style:style>
    <style:style style:name="P73" style:family="paragraph" style:parent-style-name="Table_20_Heading">
      <style:paragraph-properties fo:text-align="center" style:justify-single-word="false"/>
      <style:text-properties fo:color="#000000" style:text-outline="false" style:text-line-through-style="none" style:text-line-through-type="none" style:font-name="Tahoma1" fo:font-size="10pt" fo:font-style="normal" fo:text-shadow="none" style:text-underline-style="none" fo:font-weight="normal" officeooo:rsid="003661c4" officeooo:paragraph-rsid="003661c4"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Heading">
      <style:paragraph-properties fo:text-align="center" style:justify-single-word="false"/>
      <style:text-properties fo:color="#000000" style:text-outline="false" style:text-line-through-style="none" style:text-line-through-type="none" style:font-name="Tahoma1" fo:font-size="10pt" fo:font-style="normal" fo:text-shadow="none" style:text-underline-style="none" fo:font-weight="normal" officeooo:rsid="00404751" officeooo:paragraph-rsid="00404751"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61c4" officeooo:paragraph-rsid="003661c4"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c651" officeooo:paragraph-rsid="0038c651"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a9d5f" officeooo:paragraph-rsid="003a9d5f"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dbbeb" officeooo:paragraph-rsid="003dbbeb"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Tahoma1" fo:font-size="10pt" fo:font-style="normal" fo:text-shadow="none" style:text-underline-style="none" fo:font-weight="normal" officeooo:rsid="003661c4" officeooo:paragraph-rsid="003661c4"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Tahoma1" fo:font-size="10pt" fo:font-style="normal" fo:text-shadow="none" style:text-underline-style="none" fo:font-weight="normal" officeooo:rsid="00404751" officeooo:paragraph-rsid="00404751"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Tahoma1" fo:font-size="10pt" fo:font-style="normal" fo:text-shadow="none" style:text-underline-style="none" fo:font-weight="normal" officeooo:rsid="00404751" officeooo:paragraph-rsid="00404751"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Standard">
      <loext:graphic-properties draw:fill="none"/>
      <style:paragraph-properties fo:margin-left="0cm" fo:margin-right="0cm" fo:text-indent="1.3cm" style:auto-text-indent="false" fo:background-color="transparent"/>
      <style:text-properties officeooo:rsid="0026b2d9" officeooo:paragraph-rsid="0026b2d9"/>
    </style:style>
    <style:style style:name="P85" style:family="paragraph" style:parent-style-name="Standard">
      <loext:graphic-properties draw:fill="none"/>
      <style:paragraph-properties fo:margin-left="0cm" fo:margin-right="0cm" fo:text-indent="1.3cm" style:auto-text-indent="false" fo:background-color="transparent"/>
      <style:text-properties officeooo:rsid="0026b2d9" officeooo:paragraph-rsid="003b2eab"/>
    </style:style>
    <style:style style:name="P86" style:family="paragraph" style:parent-style-name="Standard">
      <loext:graphic-properties draw:fill="none"/>
      <style:paragraph-properties fo:margin-left="0cm" fo:margin-right="0cm" fo:text-indent="1.3cm" style:auto-text-indent="false" fo:background-color="transparent"/>
      <style:text-properties officeooo:rsid="00282a51" officeooo:paragraph-rsid="00282a51"/>
    </style:style>
    <style:style style:name="P87" style:family="paragraph" style:parent-style-name="Standard">
      <loext:graphic-properties draw:fill="none"/>
      <style:paragraph-properties fo:margin-left="0cm" fo:margin-right="0cm" fo:text-indent="1.3cm" style:auto-text-indent="false" fo:background-color="transparent"/>
      <style:text-properties officeooo:rsid="00282a51" officeooo:paragraph-rsid="003b2eab"/>
    </style:style>
    <style:style style:name="P88" style:family="paragraph" style:parent-style-name="Standard">
      <loext:graphic-properties draw:fill="none"/>
      <style:paragraph-properties fo:margin-left="0cm" fo:margin-right="0cm" fo:text-indent="1.3cm" style:auto-text-indent="false" fo:background-color="transparent"/>
      <style:text-properties officeooo:rsid="00293091" officeooo:paragraph-rsid="00293091"/>
    </style:style>
    <style:style style:name="P89" style:family="paragraph" style:parent-style-name="Standard">
      <loext:graphic-properties draw:fill="none"/>
      <style:paragraph-properties fo:margin-left="0cm" fo:margin-right="0cm" fo:text-indent="1.3cm" style:auto-text-indent="false" fo:background-color="transparent"/>
      <style:text-properties officeooo:rsid="00293091" officeooo:paragraph-rsid="003b2eab"/>
    </style:style>
    <style:style style:name="P90" style:family="paragraph" style:parent-style-name="Standard" style:master-page-name="">
      <loext:graphic-properties draw:fill="none"/>
      <style:paragraph-properties fo:margin-left="0cm" fo:margin-right="0cm" fo:text-indent="1.3cm" style:auto-text-indent="false" style:page-number="auto" fo:background-color="transparent"/>
      <style:text-properties officeooo:rsid="0025eb5f" officeooo:paragraph-rsid="00157959"/>
    </style:style>
    <style:style style:name="P91" style:family="paragraph" style:parent-style-name="Standard" style:master-page-name="">
      <loext:graphic-properties draw:fill="none"/>
      <style:paragraph-properties fo:margin-left="0cm" fo:margin-right="0cm" fo:text-indent="1.3cm" style:auto-text-indent="false" style:page-number="auto" fo:background-color="transparent"/>
      <style:text-properties officeooo:rsid="0025eb5f" officeooo:paragraph-rsid="003b2eab"/>
    </style:style>
    <style:style style:name="P92" style:family="paragraph" style:parent-style-name="Standard" style:master-page-name="">
      <loext:graphic-properties draw:fill="none"/>
      <style:paragraph-properties fo:margin-left="0cm" fo:margin-right="0cm" fo:text-indent="1.3cm" style:auto-text-indent="false" style:page-number="auto" fo:background-color="transparent"/>
      <style:text-properties officeooo:rsid="0024585c" officeooo:paragraph-rsid="0024585c"/>
    </style:style>
    <style:style style:name="P93" style:family="paragraph" style:parent-style-name="Standard" style:master-page-name="">
      <loext:graphic-properties draw:fill="none"/>
      <style:paragraph-properties fo:margin-left="0cm" fo:margin-right="0cm" fo:text-indent="1.3cm" style:auto-text-indent="false" style:page-number="auto" fo:background-color="transparent"/>
      <style:text-properties officeooo:rsid="0024585c" officeooo:paragraph-rsid="003b2eab"/>
    </style:style>
    <style:style style:name="P94" style:family="paragraph" style:parent-style-name="Standard">
      <loext:graphic-properties draw:fill="none"/>
      <style:paragraph-properties fo:margin-left="1.3cm" fo:margin-right="0cm" fo:text-indent="0cm" style:auto-text-indent="false" fo:background-color="transparent"/>
      <style:text-properties officeooo:rsid="0013e659" officeooo:paragraph-rsid="0013e659"/>
    </style:style>
    <style:style style:name="P95" style:family="paragraph" style:parent-style-name="Standard" style:master-page-name="">
      <loext:graphic-properties draw:fill="none"/>
      <style:paragraph-properties fo:margin-left="2cm" fo:margin-right="0cm" fo:text-indent="-1cm" style:auto-text-indent="false" style:page-number="auto" fo:background-color="transparent"/>
      <style:text-properties officeooo:rsid="0033468c" officeooo:paragraph-rsid="0033468c"/>
    </style:style>
    <style:style style:name="P96" style:family="paragraph" style:parent-style-name="Standard" style:master-page-name="">
      <loext:graphic-properties draw:fill="none"/>
      <style:paragraph-properties fo:margin-left="2cm" fo:margin-right="0cm" fo:text-indent="-1cm" style:auto-text-indent="false" style:page-number="auto" fo:background-color="transparent"/>
      <style:text-properties officeooo:rsid="00353009" officeooo:paragraph-rsid="00353009"/>
    </style:style>
    <style:style style:name="P97" style:family="paragraph" style:parent-style-name="Standard" style:master-page-name="">
      <loext:graphic-properties draw:fill="none"/>
      <style:paragraph-properties fo:margin-left="2cm" fo:margin-right="0cm" fo:text-indent="-1cm" style:auto-text-indent="false" style:page-number="auto" fo:background-color="transparent"/>
      <style:text-properties officeooo:rsid="002e782c" officeooo:paragraph-rsid="0013e659"/>
    </style:style>
    <style:style style:name="P98" style:family="paragraph" style:parent-style-name="Standard" style:master-page-name="">
      <loext:graphic-properties draw:fill="none"/>
      <style:paragraph-properties fo:margin-left="2cm" fo:margin-right="0cm" fo:text-indent="-1cm" style:auto-text-indent="false" style:page-number="auto" fo:background-color="transparent"/>
      <style:text-properties officeooo:rsid="003dbbeb" officeooo:paragraph-rsid="003dbbeb"/>
    </style:style>
    <style:style style:name="P99" style:family="paragraph" style:parent-style-name="Standard" style:master-page-name="">
      <loext:graphic-properties draw:fill="none"/>
      <style:paragraph-properties fo:margin-left="2cm" fo:margin-right="0cm" fo:text-indent="-1cm" style:auto-text-indent="false" style:page-number="auto" fo:background-color="transparent"/>
      <style:text-properties officeooo:rsid="003dbbeb" officeooo:paragraph-rsid="00404751"/>
    </style:style>
    <style:style style:name="P100" style:family="paragraph" style:parent-style-name="Standard" style:master-page-name="">
      <loext:graphic-properties draw:fill="none"/>
      <style:paragraph-properties fo:margin-left="2cm" fo:margin-right="0cm" fo:text-indent="-1cm" style:auto-text-indent="false" style:page-number="auto" fo:background-color="transparent"/>
      <style:text-properties officeooo:rsid="003e7db2" officeooo:paragraph-rsid="003dbbeb"/>
    </style:style>
    <style:style style:name="P101" style:family="paragraph" style:parent-style-name="Standard" style:master-page-name="">
      <loext:graphic-properties draw:fill="none"/>
      <style:paragraph-properties fo:margin-left="2cm" fo:margin-right="0cm" fo:text-indent="-1cm" style:auto-text-indent="false" style:page-number="auto" fo:background-color="transparent"/>
      <style:text-properties officeooo:rsid="00412eb5" officeooo:paragraph-rsid="00412eb5"/>
    </style:style>
    <style:style style:name="P102" style:family="paragraph" style:parent-style-name="Standard">
      <loext:graphic-properties draw:fill="none"/>
      <style:paragraph-properties fo:margin-left="2cm" fo:margin-right="0cm" fo:text-indent="-1cm" style:auto-text-indent="false" fo:background-color="transparent"/>
      <style:text-properties officeooo:rsid="0033468c" officeooo:paragraph-rsid="0033468c"/>
    </style:style>
    <style:style style:name="P103" style:family="paragraph" style:parent-style-name="Standard">
      <loext:graphic-properties draw:fill="none"/>
      <style:paragraph-properties fo:margin-left="2cm" fo:margin-right="0cm" fo:text-indent="-1cm" style:auto-text-indent="false" fo:background-color="transparent"/>
      <style:text-properties officeooo:rsid="0034ed3c" officeooo:paragraph-rsid="0034ed3c"/>
    </style:style>
    <style:style style:name="P104" style:family="paragraph" style:parent-style-name="Standard">
      <loext:graphic-properties draw:fill="none"/>
      <style:paragraph-properties fo:margin-left="2cm" fo:margin-right="0cm" fo:text-indent="-1cm" style:auto-text-indent="false" fo:background-color="transparent"/>
      <style:text-properties officeooo:rsid="00353009" officeooo:paragraph-rsid="00353009"/>
    </style:style>
    <style:style style:name="P105" style:family="paragraph" style:parent-style-name="Standard">
      <loext:graphic-properties draw:fill="none"/>
      <style:paragraph-properties fo:margin-left="2cm" fo:margin-right="0cm" fo:text-indent="-1cm" style:auto-text-indent="false" fo:background-color="transparent"/>
      <style:text-properties officeooo:rsid="0013e659" officeooo:paragraph-rsid="00353009"/>
    </style:style>
    <style:style style:name="P106" style:family="paragraph" style:parent-style-name="Standard">
      <loext:graphic-properties draw:fill="none"/>
      <style:paragraph-properties fo:margin-left="2cm" fo:margin-right="0cm" fo:text-indent="-1cm" style:auto-text-indent="false" fo:background-color="transparent"/>
      <style:text-properties officeooo:rsid="00355de4" officeooo:paragraph-rsid="00355de4"/>
    </style:style>
    <style:style style:name="P107" style:family="paragraph" style:parent-style-name="Standard">
      <loext:graphic-properties draw:fill="none"/>
      <style:paragraph-properties fo:margin-left="2cm" fo:margin-right="0cm" fo:text-indent="-1cm" style:auto-text-indent="false" fo:background-color="transparent"/>
      <style:text-properties officeooo:rsid="003e7db2" officeooo:paragraph-rsid="003e7db2"/>
    </style:style>
    <style:style style:name="P108" style:family="paragraph" style:parent-style-name="Standard">
      <loext:graphic-properties draw:fill="none"/>
      <style:paragraph-properties fo:margin-left="2cm" fo:margin-right="0cm" fo:text-indent="-1cm" style:auto-text-indent="false" fo:background-color="transparent"/>
      <style:text-properties officeooo:rsid="003e7db2" officeooo:paragraph-rsid="00404751"/>
    </style:style>
    <style:style style:name="P109" style:family="paragraph" style:parent-style-name="Standard" style:master-page-name="">
      <loext:graphic-properties draw:fill="none"/>
      <style:paragraph-properties fo:margin-left="2cm" fo:margin-right="0cm" fo:text-indent="-0.9cm" style:auto-text-indent="false" style:page-number="auto" fo:background-color="transparent"/>
      <style:text-properties officeooo:rsid="003dbbeb" officeooo:paragraph-rsid="00404751"/>
    </style:style>
    <style:style style:name="P110" style:family="paragraph" style:parent-style-name="Standard" style:master-page-name="">
      <loext:graphic-properties draw:fill="none"/>
      <style:paragraph-properties fo:margin-left="1cm" fo:margin-right="0cm" fo:text-indent="1cm" style:auto-text-indent="false" style:page-number="auto" fo:background-color="transparent"/>
      <style:text-properties officeooo:rsid="0041eaa2" officeooo:paragraph-rsid="0041eaa2"/>
    </style:style>
    <style:style style:name="P111" style:family="paragraph" style:parent-style-name="Standard" style:master-page-name="">
      <loext:graphic-properties draw:fill="none"/>
      <style:paragraph-properties fo:margin-left="1cm" fo:margin-right="0cm" fo:text-indent="1cm" style:auto-text-indent="false" style:page-number="auto" fo:background-color="transparent"/>
      <style:text-properties officeooo:rsid="003dbbeb" officeooo:paragraph-rsid="004083a1"/>
    </style:style>
    <style:style style:name="P112" style:family="paragraph" style:parent-style-name="Standard">
      <loext:graphic-properties draw:fill="none"/>
      <style:paragraph-properties fo:margin-left="1cm" fo:margin-right="0cm" fo:text-indent="1cm" style:auto-text-indent="false" fo:background-color="transparent"/>
      <style:text-properties officeooo:rsid="0041eaa2" officeooo:paragraph-rsid="0041eaa2"/>
    </style:style>
    <style:style style:name="P113" style:family="paragraph" style:parent-style-name="Standard">
      <loext:graphic-properties draw:fill="none"/>
      <style:paragraph-properties fo:margin-left="1cm" fo:margin-right="0cm" fo:text-indent="1cm" style:auto-text-indent="false" fo:background-color="transparent"/>
      <style:text-properties officeooo:rsid="004383d8" officeooo:paragraph-rsid="004383d8"/>
    </style:style>
    <style:style style:name="P114" style:family="paragraph" style:parent-style-name="Standard" style:master-page-name="">
      <loext:graphic-properties draw:fill="none"/>
      <style:paragraph-properties fo:margin-left="1cm" fo:margin-right="0cm" fo:text-indent="0.9cm" style:auto-text-indent="false" style:page-number="auto" fo:background-color="transparent"/>
      <style:text-properties officeooo:rsid="003dbbeb" officeooo:paragraph-rsid="004083a1"/>
    </style:style>
    <style:style style:name="P115" style:family="paragraph" style:parent-style-name="Standard" style:master-page-name="">
      <loext:graphic-properties draw:fill="none"/>
      <style:paragraph-properties fo:margin-left="1cm" fo:margin-right="0cm" fo:text-indent="0.9cm" style:auto-text-indent="false" style:page-number="auto" fo:background-color="transparent"/>
      <style:text-properties officeooo:rsid="003e7db2" officeooo:paragraph-rsid="004083a1"/>
    </style:style>
    <style:style style:name="P116" style:family="paragraph" style:parent-style-name="Standard" style:master-page-name="">
      <loext:graphic-properties draw:fill="none"/>
      <style:paragraph-properties fo:margin-left="0.9cm" fo:margin-right="0cm" fo:text-indent="1cm" style:auto-text-indent="false" style:page-number="auto" fo:background-color="transparent"/>
      <style:text-properties officeooo:rsid="003e7db2" officeooo:paragraph-rsid="004083a1"/>
    </style:style>
    <style:style style:name="P117" style:family="paragraph" style:parent-style-name="Standard" style:master-page-name="">
      <loext:graphic-properties draw:fill="none"/>
      <style:paragraph-properties fo:margin-left="0.9cm" fo:margin-right="0cm" fo:text-indent="1cm" style:auto-text-indent="false" style:page-number="auto" fo:background-color="transparent">
        <style:tab-stops>
          <style:tab-stop style:position="1.686cm"/>
        </style:tab-stops>
      </style:paragraph-properties>
      <style:text-properties officeooo:rsid="0044eef3" officeooo:paragraph-rsid="0044eef3"/>
    </style:style>
    <style:style style:name="P118" style:family="paragraph" style:parent-style-name="Standard" style:master-page-name="">
      <loext:graphic-properties draw:fill="none"/>
      <style:paragraph-properties fo:margin-left="0.101cm" fo:margin-right="0cm" fo:text-indent="-0.101cm" style:auto-text-indent="false" style:page-number="auto" fo:background-color="transparent">
        <style:tab-stops>
          <style:tab-stop style:position="1.686cm"/>
        </style:tab-stops>
      </style:paragraph-properties>
      <style:text-properties officeooo:rsid="0044eef3" officeooo:paragraph-rsid="0044eef3"/>
    </style:style>
    <style:style style:name="P119" style:family="paragraph" style:parent-style-name="Standard" style:master-page-name="">
      <loext:graphic-properties draw:fill="none"/>
      <style:paragraph-properties fo:margin-left="0cm" fo:margin-right="0cm" fo:text-indent="0.101cm" style:auto-text-indent="false" style:page-number="auto" fo:background-color="transparent">
        <style:tab-stops>
          <style:tab-stop style:position="1.686cm"/>
        </style:tab-stops>
      </style:paragraph-properties>
      <style:text-properties officeooo:rsid="0044eef3" officeooo:paragraph-rsid="0044eef3"/>
    </style:style>
    <style:style style:name="P120" style:family="paragraph" style:parent-style-name="Standard" style:master-page-name="">
      <loext:graphic-properties draw:fill="none"/>
      <style:paragraph-properties fo:margin-left="0cm" fo:margin-right="0cm" fo:text-indent="0cm" style:auto-text-indent="false" style:page-number="auto" fo:background-color="transparent">
        <style:tab-stops>
          <style:tab-stop style:position="1.686cm"/>
        </style:tab-stops>
      </style:paragraph-properties>
      <style:text-properties officeooo:rsid="0044eef3" officeooo:paragraph-rsid="0044eef3"/>
    </style:style>
    <style:style style:name="P121" style:family="paragraph" style:parent-style-name="Standard" style:list-style-name="L2">
      <style:text-properties officeooo:rsid="00282a51" officeooo:paragraph-rsid="00282a51"/>
    </style:style>
    <style:style style:name="P122" style:family="paragraph" style:parent-style-name="Standard" style:list-style-name="L2">
      <style:text-properties fo:font-style="normal" officeooo:rsid="00282a51" officeooo:paragraph-rsid="00282a51" style:font-style-asian="normal" style:font-style-complex="normal"/>
    </style:style>
    <style:style style:name="P123" style:family="paragraph" style:parent-style-name="Standard" style:list-style-name="L2">
      <style:text-properties fo:font-style="normal" officeooo:rsid="002a879c" officeooo:paragraph-rsid="002a879c" style:font-style-asian="normal" style:font-style-complex="normal"/>
    </style:style>
    <style:style style:name="P124" style:family="paragraph" style:parent-style-name="Standard" style:list-style-name="L3">
      <style:text-properties fo:font-style="normal" officeooo:rsid="002a879c" officeooo:paragraph-rsid="002a879c" style:font-style-asian="normal" style:font-style-complex="normal"/>
    </style:style>
    <style:style style:name="P125" style:family="paragraph" style:parent-style-name="Standard" style:list-style-name="L3">
      <style:text-properties fo:font-style="normal" officeooo:rsid="002a879c" officeooo:paragraph-rsid="00353009" style:font-style-asian="normal" style:font-style-complex="normal"/>
    </style:style>
    <style:style style:name="P126" style:family="paragraph" style:parent-style-name="Standard" style:list-style-name="L3">
      <style:text-properties fo:font-style="normal" officeooo:rsid="002a879c" officeooo:paragraph-rsid="00322c59" style:font-style-asian="normal" style:font-style-complex="normal"/>
    </style:style>
    <style:style style:name="P127" style:family="paragraph" style:parent-style-name="Standard" style:list-style-name="L4">
      <style:text-properties fo:font-style="normal" officeooo:rsid="002a879c" officeooo:paragraph-rsid="002a879c" style:font-style-asian="normal" style:font-style-complex="normal"/>
    </style:style>
    <style:style style:name="P128" style:family="paragraph" style:parent-style-name="Standard" style:list-style-name="L3">
      <style:text-properties fo:font-style="normal" officeooo:rsid="002b58b9" officeooo:paragraph-rsid="002b58b9" style:font-style-asian="normal" style:font-style-complex="normal"/>
    </style:style>
    <style:style style:name="P129" style:family="paragraph" style:parent-style-name="Standard" style:list-style-name="L4">
      <style:text-properties fo:font-style="normal" officeooo:rsid="002b58b9" officeooo:paragraph-rsid="002b58b9" style:font-style-asian="normal" style:font-style-complex="normal"/>
    </style:style>
    <style:style style:name="P130" style:family="paragraph" style:parent-style-name="Standard" style:list-style-name="L5">
      <style:text-properties style:font-name="Tahoma1" fo:font-size="10pt" officeooo:rsid="000a7b20" officeooo:paragraph-rsid="002b58b9" style:font-size-asian="10pt" style:font-size-complex="10pt"/>
    </style:style>
    <style:style style:name="P131" style:family="paragraph" style:parent-style-name="Standard" style:list-style-name="L5">
      <style:text-properties style:font-name="Tahoma1" fo:font-size="10pt" officeooo:paragraph-rsid="002b58b9" style:font-size-asian="10pt" style:font-size-complex="10pt"/>
    </style:style>
    <style:style style:name="P132" style:family="paragraph" style:parent-style-name="Standard" style:list-style-name="L5">
      <style:text-properties style:font-name="Tahoma1" fo:font-size="10pt" officeooo:rsid="0031c586" officeooo:paragraph-rsid="002b58b9" style:font-size-asian="10pt" style:font-size-complex="10pt"/>
    </style:style>
    <style:style style:name="P133" style:family="paragraph" style:parent-style-name="Standard" style:list-style-name="L5">
      <style:text-properties style:font-name="Tahoma1" fo:font-size="10pt" officeooo:rsid="000aae9a" officeooo:paragraph-rsid="002b58b9" style:font-size-asian="10pt" style:font-size-complex="10pt"/>
    </style:style>
    <style:style style:name="P134" style:family="paragraph" style:parent-style-name="Standard" style:list-style-name="L6">
      <style:paragraph-properties fo:text-align="start" style:justify-single-word="false"/>
      <style:text-properties style:font-name="Tahoma1" fo:font-size="10pt" officeooo:rsid="0035d4e0" officeooo:paragraph-rsid="002b58b9" style:font-size-asian="10pt" style:font-size-complex="10pt"/>
    </style:style>
    <style:style style:name="P135" style:family="paragraph" style:parent-style-name="Standard" style:list-style-name="L5">
      <style:text-properties style:font-name="Tahoma1" fo:font-size="10pt" fo:font-style="normal" officeooo:rsid="000aae9a" officeooo:paragraph-rsid="002b58b9" style:font-size-asian="10pt" style:font-style-asian="normal" style:font-size-complex="10pt" style:font-style-complex="normal"/>
    </style:style>
    <style:style style:name="P136" style:family="paragraph" style:parent-style-name="Standard" style:list-style-name="L6">
      <style:paragraph-properties fo:text-align="start" style:justify-single-word="false"/>
      <style:text-properties style:font-name="Tahoma1" fo:font-size="10pt" fo:font-style="normal" officeooo:rsid="0035d4e0" officeooo:paragraph-rsid="002b58b9" style:font-size-asian="10pt" style:font-style-asian="normal" style:font-size-complex="10pt" style:font-style-complex="normal"/>
    </style:style>
    <style:style style:name="P137" style:family="paragraph" style:parent-style-name="Standard" style:list-style-name="L5">
      <style:text-properties style:font-name="Courier New" fo:font-size="9pt" officeooo:rsid="000a7b20" officeooo:paragraph-rsid="002b58b9" style:font-size-asian="9pt" style:font-size-complex="9pt"/>
    </style:style>
    <style:style style:name="P138" style:family="paragraph" style:parent-style-name="Standard" style:list-style-name="L7">
      <style:text-properties officeooo:rsid="00157959" officeooo:paragraph-rsid="00157959"/>
    </style:style>
    <style:style style:name="P139" style:family="paragraph" style:parent-style-name="Standard" style:list-style-name="L7">
      <style:text-properties officeooo:rsid="00157959" officeooo:paragraph-rsid="00238c60"/>
    </style:style>
    <style:style style:name="P140" style:family="paragraph" style:parent-style-name="Standard" style:list-style-name="L7">
      <style:text-properties officeooo:rsid="0015bde2" officeooo:paragraph-rsid="0015bde2"/>
    </style:style>
    <style:style style:name="P141" style:family="paragraph" style:parent-style-name="Standard" style:list-style-name="L7">
      <style:text-properties officeooo:rsid="0015bde2" officeooo:paragraph-rsid="0016a13d"/>
    </style:style>
    <style:style style:name="P142" style:family="paragraph" style:parent-style-name="Standard" style:list-style-name="L7">
      <style:text-properties officeooo:rsid="001a0fde" officeooo:paragraph-rsid="00238c60"/>
    </style:style>
    <style:style style:name="P143" style:family="paragraph" style:parent-style-name="Standard" style:list-style-name="L7">
      <style:text-properties officeooo:rsid="001a0fde" officeooo:paragraph-rsid="002d0610"/>
    </style:style>
    <style:style style:name="P144" style:family="paragraph" style:parent-style-name="Standard" style:list-style-name="L7">
      <style:text-properties officeooo:rsid="001bc15f" officeooo:paragraph-rsid="00238c60"/>
    </style:style>
    <style:style style:name="P145" style:family="paragraph" style:parent-style-name="Standard" style:list-style-name="L7">
      <style:text-properties officeooo:rsid="001bc15f" officeooo:paragraph-rsid="001bc15f"/>
    </style:style>
    <style:style style:name="P146" style:family="paragraph" style:parent-style-name="Standard" style:list-style-name="L7">
      <style:text-properties officeooo:rsid="0016a13d" officeooo:paragraph-rsid="0016a13d"/>
    </style:style>
    <style:style style:name="P147" style:family="paragraph" style:parent-style-name="Standard" style:list-style-name="L8">
      <loext:graphic-properties draw:fill="none"/>
      <style:paragraph-properties fo:background-color="transparent"/>
      <style:text-properties officeooo:rsid="0034ed3c" officeooo:paragraph-rsid="0034ed3c"/>
    </style:style>
    <style:style style:name="P148" style:family="paragraph" style:parent-style-name="Standard" style:list-style-name="L9">
      <loext:graphic-properties draw:fill="none"/>
      <style:paragraph-properties fo:background-color="transparent"/>
      <style:text-properties officeooo:rsid="00355de4" officeooo:paragraph-rsid="00355de4"/>
    </style:style>
    <style:style style:name="P149" style:family="paragraph" style:parent-style-name="Standard" style:list-style-name="L10">
      <loext:graphic-properties draw:fill="none"/>
      <style:paragraph-properties fo:background-color="transparent"/>
      <style:text-properties officeooo:rsid="00322c59" officeooo:paragraph-rsid="00322c59"/>
    </style:style>
    <style:style style:name="P150" style:family="paragraph" style:parent-style-name="Standard" style:list-style-name="L11">
      <loext:graphic-properties draw:fill="none"/>
      <style:paragraph-properties fo:background-color="transparent"/>
      <style:text-properties officeooo:rsid="00329635" officeooo:paragraph-rsid="00329635"/>
    </style:style>
    <style:style style:name="P151" style:family="paragraph" style:parent-style-name="Standard" style:list-style-name="L7">
      <style:text-properties officeooo:rsid="00198425" officeooo:paragraph-rsid="002d0610"/>
    </style:style>
    <style:style style:name="P152" style:family="paragraph" style:parent-style-name="Standard" style:list-style-name="L7">
      <style:text-properties officeooo:rsid="001c3a65" officeooo:paragraph-rsid="001c3a65"/>
    </style:style>
    <style:style style:name="P153" style:family="paragraph" style:parent-style-name="Standard" style:list-style-name="L12">
      <style:text-properties officeooo:rsid="001f0c6f" officeooo:paragraph-rsid="001f0c6f"/>
    </style:style>
    <style:style style:name="P154" style:family="paragraph" style:parent-style-name="Standard" style:list-style-name="L13">
      <loext:graphic-properties draw:fill="none"/>
      <style:paragraph-properties fo:background-color="transparent"/>
      <style:text-properties officeooo:rsid="00412eb5" officeooo:paragraph-rsid="00412eb5"/>
    </style:style>
    <style:style style:name="P155" style:family="paragraph" style:parent-style-name="Standard" style:list-style-name="L13">
      <loext:graphic-properties draw:fill="none"/>
      <style:paragraph-properties fo:background-color="transparent"/>
      <style:text-properties officeooo:rsid="0041eaa2" officeooo:paragraph-rsid="0041eaa2"/>
    </style:style>
    <style:style style:name="P156" style:family="paragraph" style:parent-style-name="Standard" style:list-style-name="L15">
      <style:text-properties officeooo:rsid="004a874e" officeooo:paragraph-rsid="004a874e"/>
    </style:style>
    <style:style style:name="P157" style:family="paragraph" style:parent-style-name="Standard" style:list-style-name="L16">
      <style:text-properties officeooo:rsid="004a874e" officeooo:paragraph-rsid="004a874e"/>
    </style:style>
    <style:style style:name="P158" style:family="paragraph" style:parent-style-name="Standard" style:list-style-name="L16">
      <style:text-properties officeooo:rsid="0048e1ea" officeooo:paragraph-rsid="0048e1ea"/>
    </style:style>
    <style:style style:name="P159" style:family="paragraph" style:parent-style-name="Standard" style:list-style-name="L17">
      <style:text-properties officeooo:rsid="0047089e" officeooo:paragraph-rsid="0047089e"/>
    </style:style>
    <style:style style:name="P160" style:family="paragraph" style:parent-style-name="Standard" style:list-style-name="L18">
      <style:text-properties officeooo:rsid="004383d8" officeooo:paragraph-rsid="004383d8"/>
    </style:style>
    <style:style style:name="P161" style:family="paragraph" style:parent-style-name="Standard" style:list-style-name="L18">
      <style:text-properties officeooo:rsid="0044eef3" officeooo:paragraph-rsid="0044eef3"/>
    </style:style>
    <style:style style:name="P162" style:family="paragraph" style:parent-style-name="Standard" style:list-style-name="L1" style:master-page-name="">
      <loext:graphic-properties draw:fill="none"/>
      <style:paragraph-properties fo:margin-left="2cm" fo:margin-right="0cm" fo:text-indent="-0.499cm" style:auto-text-indent="false" style:page-number="auto" fo:background-color="transparent"/>
      <style:text-properties officeooo:rsid="00293091" officeooo:paragraph-rsid="00293091"/>
    </style:style>
    <style:style style:name="P163" style:family="paragraph" style:parent-style-name="Standard" style:list-style-name="L1" style:master-page-name="">
      <loext:graphic-properties draw:fill="none"/>
      <style:paragraph-properties fo:margin-left="2cm" fo:margin-right="0cm" fo:text-indent="-0.499cm" style:auto-text-indent="false" style:page-number="auto" fo:background-color="transparent"/>
      <style:text-properties officeooo:rsid="00293091" officeooo:paragraph-rsid="003b2eab"/>
    </style:style>
    <style:style style:name="P164" style:family="paragraph" style:parent-style-name="Standard" style:list-style-name="L1">
      <loext:graphic-properties draw:fill="none"/>
      <style:paragraph-properties fo:margin-left="2cm" fo:margin-right="0cm" fo:text-indent="-0.499cm" style:auto-text-indent="false" fo:background-color="transparent"/>
      <style:text-properties officeooo:rsid="0026b2d9" officeooo:paragraph-rsid="0026b2d9"/>
    </style:style>
    <style:style style:name="P165" style:family="paragraph" style:parent-style-name="Standard" style:list-style-name="L1">
      <loext:graphic-properties draw:fill="none"/>
      <style:paragraph-properties fo:margin-left="2cm" fo:margin-right="0cm" fo:text-indent="-0.499cm" style:auto-text-indent="false" fo:background-color="transparent"/>
      <style:text-properties officeooo:rsid="0026b2d9" officeooo:paragraph-rsid="003b2eab"/>
    </style:style>
    <style:style style:name="P166" style:family="paragraph" style:parent-style-name="Standard" style:list-style-name="L1">
      <loext:graphic-properties draw:fill="none"/>
      <style:paragraph-properties fo:margin-left="2cm" fo:margin-right="0cm" fo:text-indent="-0.499cm" style:auto-text-indent="false" fo:background-color="transparent"/>
      <style:text-properties officeooo:rsid="002b58b9" officeooo:paragraph-rsid="002b58b9"/>
    </style:style>
    <style:style style:name="P167" style:family="paragraph" style:parent-style-name="Standard" style:list-style-name="L1">
      <loext:graphic-properties draw:fill="none"/>
      <style:paragraph-properties fo:margin-left="2cm" fo:margin-right="0cm" fo:text-indent="-0.499cm" style:auto-text-indent="false" fo:background-color="transparent"/>
      <style:text-properties fo:font-weight="bold" officeooo:rsid="002b58b9" officeooo:paragraph-rsid="003b2eab" style:font-weight-asian="bold" style:font-weight-complex="bold"/>
    </style:style>
    <style:style style:name="P168" style:family="paragraph" style:parent-style-name="Standard" style:list-style-name="L1" style:master-page-name="">
      <loext:graphic-properties draw:fill="none"/>
      <style:paragraph-properties fo:margin-left="3cm" fo:margin-right="0cm" fo:text-indent="-0.499cm" style:auto-text-indent="false" style:page-number="auto" fo:background-color="transparent"/>
      <style:text-properties officeooo:rsid="002b58b9" officeooo:paragraph-rsid="002b58b9"/>
    </style:style>
    <style:style style:name="P169" style:family="paragraph" style:parent-style-name="Standard" style:list-style-name="L1" style:master-page-name="">
      <loext:graphic-properties draw:fill="none"/>
      <style:paragraph-properties fo:margin-left="3cm" fo:margin-right="0cm" fo:text-indent="-0.499cm" style:auto-text-indent="false" style:page-number="auto" fo:background-color="transparent"/>
      <style:text-properties officeooo:rsid="003c06bc" officeooo:paragraph-rsid="003c06bc"/>
    </style:style>
    <style:style style:name="P170" style:family="paragraph" style:parent-style-name="Standard" style:list-style-name="L1">
      <loext:graphic-properties draw:fill="none"/>
      <style:paragraph-properties fo:margin-left="3cm" fo:margin-right="0cm" fo:text-indent="-0.499cm" style:auto-text-indent="false" fo:background-color="transparent"/>
      <style:text-properties officeooo:rsid="002b58b9" officeooo:paragraph-rsid="002b58b9"/>
    </style:style>
    <style:style style:name="P171" style:family="paragraph" style:parent-style-name="Standard" style:list-style-name="L1">
      <loext:graphic-properties draw:fill="none"/>
      <style:paragraph-properties fo:margin-left="3cm" fo:margin-right="0cm" fo:text-indent="-0.499cm" style:auto-text-indent="false" fo:background-color="transparent"/>
      <style:text-properties officeooo:rsid="002b58b9" officeooo:paragraph-rsid="003c06bc"/>
    </style:style>
    <style:style style:name="P172" style:family="paragraph" style:parent-style-name="Standard" style:list-style-name="L1">
      <loext:graphic-properties draw:fill="none"/>
      <style:paragraph-properties fo:margin-left="3cm" fo:margin-right="0cm" fo:text-indent="-0.499cm" style:auto-text-indent="false" fo:background-color="transparent"/>
      <style:text-properties officeooo:rsid="002b58b9" officeooo:paragraph-rsid="003b2eab"/>
    </style:style>
    <style:style style:name="P173" style:family="paragraph" style:parent-style-name="Standard" style:list-style-name="L8" style:master-page-name="">
      <loext:graphic-properties draw:fill="none"/>
      <style:paragraph-properties style:page-number="auto" fo:background-color="transparent"/>
      <style:text-properties officeooo:rsid="0034ed3c" officeooo:paragraph-rsid="0034ed3c"/>
    </style:style>
    <style:style style:name="P174" style:family="paragraph" style:parent-style-name="Standard" style:list-style-name="L3" style:master-page-name="">
      <style:paragraph-properties style:page-number="auto"/>
      <style:text-properties fo:font-style="normal" officeooo:rsid="002a879c" officeooo:paragraph-rsid="00353009" style:font-style-asian="normal" style:font-style-complex="normal"/>
    </style:style>
    <style:style style:name="P175" style:family="paragraph" style:parent-style-name="Standard" style:list-style-name="L3" style:master-page-name="">
      <style:paragraph-properties style:page-number="auto"/>
      <style:text-properties fo:font-style="normal" officeooo:rsid="002a879c" officeooo:paragraph-rsid="00322c59" style:font-style-asian="normal" style:font-style-complex="normal"/>
    </style:style>
    <style:style style:name="P176" style:family="paragraph" style:parent-style-name="Standard" style:list-style-name="L9" style:master-page-name="">
      <loext:graphic-properties draw:fill="none"/>
      <style:paragraph-properties style:page-number="auto" fo:background-color="transparent"/>
      <style:text-properties officeooo:rsid="00355de4" officeooo:paragraph-rsid="00355de4"/>
    </style:style>
    <style:style style:name="P177" style:family="paragraph" style:parent-style-name="Standard" style:list-style-name="L10" style:master-page-name="">
      <loext:graphic-properties draw:fill="none"/>
      <style:paragraph-properties style:page-number="auto" fo:background-color="transparent"/>
      <style:text-properties officeooo:rsid="00322c59" officeooo:paragraph-rsid="00322c59"/>
    </style:style>
    <style:style style:name="P178" style:family="paragraph" style:parent-style-name="Standard" style:list-style-name="L11" style:master-page-name="">
      <loext:graphic-properties draw:fill="none"/>
      <style:paragraph-properties style:page-number="auto" fo:background-color="transparent"/>
      <style:text-properties officeooo:rsid="00322c59" officeooo:paragraph-rsid="00322c59"/>
    </style:style>
    <style:style style:name="P179" style:family="paragraph" style:parent-style-name="Standard" style:list-style-name="L14" style:master-page-name="">
      <loext:graphic-properties draw:fill="none"/>
      <style:paragraph-properties style:page-number="auto" fo:background-color="transparent"/>
      <style:text-properties officeooo:rsid="0041f7fe" officeooo:paragraph-rsid="0041f7fe"/>
    </style:style>
    <style:style style:name="P180" style:family="paragraph" style:parent-style-name="Standard" style:list-style-name="L3">
      <loext:graphic-properties draw:fill="none"/>
      <style:paragraph-properties fo:margin-left="2cm" fo:margin-right="0cm" fo:text-indent="-1.101cm" style:auto-text-indent="false" fo:background-color="transparent"/>
      <style:text-properties fo:font-style="normal" officeooo:rsid="002b58b9" officeooo:paragraph-rsid="00353009" style:font-style-asian="normal" style:font-style-complex="normal"/>
    </style:style>
    <style:style style:name="P181" style:family="paragraph" style:parent-style-name="Standard" style:list-style-name="L3">
      <loext:graphic-properties draw:fill="none"/>
      <style:paragraph-properties fo:margin-left="2cm" fo:margin-right="0cm" fo:text-indent="-1.101cm" style:auto-text-indent="false" fo:background-color="transparent"/>
      <style:text-properties fo:font-style="normal" officeooo:rsid="002b58b9" officeooo:paragraph-rsid="00322c59" style:font-style-asian="normal" style:font-style-complex="normal"/>
    </style:style>
    <style:style style:name="P182" style:family="paragraph" style:parent-style-name="Standard" style:list-style-name="L3">
      <loext:graphic-properties draw:fill="none"/>
      <style:paragraph-properties fo:margin-left="2cm" fo:margin-right="0cm" fo:text-indent="-1.101cm" style:auto-text-indent="false" fo:background-color="transparent"/>
      <style:text-properties fo:font-style="normal" officeooo:rsid="00322c59" officeooo:paragraph-rsid="00353009" style:font-style-asian="normal" style:font-style-complex="normal"/>
    </style:style>
    <style:style style:name="P183" style:family="paragraph" style:parent-style-name="Standard" style:list-style-name="L3">
      <loext:graphic-properties draw:fill="none"/>
      <style:paragraph-properties fo:margin-left="2cm" fo:margin-right="0cm" fo:text-indent="-1.101cm" style:auto-text-indent="false" fo:background-color="transparent"/>
      <style:text-properties fo:font-style="normal" officeooo:rsid="00322c59" officeooo:paragraph-rsid="00322c59" style:font-style-asian="normal" style:font-style-complex="normal"/>
    </style:style>
    <style:style style:name="P184" style:family="paragraph" style:parent-style-name="Standard" style:list-style-name="L3">
      <loext:graphic-properties draw:fill="none"/>
      <style:paragraph-properties fo:margin-left="2cm" fo:margin-right="0cm" fo:text-indent="-1.101cm" style:auto-text-indent="false" fo:background-color="transparent"/>
      <style:text-properties fo:font-style="normal" officeooo:rsid="00353009" officeooo:paragraph-rsid="00353009" style:font-style-asian="normal" style:font-style-complex="normal"/>
    </style:style>
    <style:style style:name="P185" style:family="paragraph">
      <loext:graphic-properties draw:fill="solid" draw:fill-color="#729fcf"/>
      <style:text-properties fo:font-size="10pt"/>
    </style:style>
    <style:style style:name="P186" style:family="paragraph">
      <loext:graphic-properties draw:fill="solid" draw:fill-color="#ccffcc"/>
    </style:style>
    <style:style style:name="P187" style:family="paragraph">
      <loext:graphic-properties draw:fill="none" draw:fill-color="#ffffff"/>
    </style:style>
    <style:style style:name="P188" style:family="paragraph">
      <loext:graphic-properties draw:fill="solid" draw:fill-color="#99cc99"/>
    </style:style>
    <style:style style:name="P189" style:family="paragraph">
      <loext:graphic-properties draw:fill="solid" draw:fill-color="#336600"/>
    </style:style>
    <style:style style:name="P190" style:family="paragraph">
      <loext:graphic-properties draw:fill="solid" draw:fill-color="#ffcc99"/>
    </style:style>
    <style:style style:name="P191" style:family="paragraph">
      <loext:graphic-properties draw:fill="solid" draw:fill-color="#669999"/>
    </style:style>
    <style:style style:name="P192" style:family="paragraph">
      <loext:graphic-properties draw:fill="solid" draw:fill-color="#dddddd"/>
    </style:style>
    <style:style style:name="P193" style:family="paragraph">
      <loext:graphic-properties draw:fill="solid" draw:fill-color="#ffffcc"/>
    </style:style>
    <style:style style:name="P194" style:family="paragraph">
      <loext:graphic-properties draw:fill="solid" draw:fill-color="#cc99cc"/>
    </style:style>
    <style:style style:name="P195" style:family="paragraph">
      <loext:graphic-properties draw:fill="solid" draw:fill-color="#3399ff"/>
    </style:style>
    <style:style style:name="P196" style:family="paragraph">
      <loext:graphic-properties draw:fill="solid" draw:fill-color="#b2b2b2"/>
    </style:style>
    <style:style style:name="P197" style:family="paragraph">
      <loext:graphic-properties draw:fill="solid" draw:fill-color="#00cccc"/>
    </style:style>
    <style:style style:name="P198" style:family="paragraph">
      <loext:graphic-properties draw:fill="solid" draw:fill-color="#99cccc"/>
    </style:style>
    <style:style style:name="P199" style:family="paragraph">
      <loext:graphic-properties draw:fill="solid" draw:fill-color="#99ff99"/>
    </style:style>
    <style:style style:name="P200" style:family="paragraph">
      <loext:graphic-properties draw:fill="solid" draw:fill-color="#cccc99"/>
    </style:style>
    <style:style style:name="P201"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02" style:family="paragraph">
      <loext:graphic-properties draw:fill="solid" draw:fill-color="#eeeeee"/>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03"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04" style:family="paragraph">
      <loext:graphic-properties draw:fill="solid" draw:fill-color="#ffff99"/>
    </style:style>
    <style:style style:name="P205" style:family="paragraph">
      <loext:graphic-properties draw:fill="solid" draw:fill-color="#ffcccc"/>
    </style:style>
    <style:style style:name="P206" style:family="paragraph">
      <loext:graphic-properties draw:fill="solid" draw:fill-color="#cc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07" style:family="paragraph">
      <loext:graphic-properties draw:fill="solid" draw:fill-color="#66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08" style:family="paragraph">
      <loext:graphic-properties draw:fill="solid" draw:fill-color="#66cc00"/>
    </style:style>
    <style:style style:name="T1" style:family="text">
      <style:text-properties officeooo:rsid="0015bde2"/>
    </style:style>
    <style:style style:name="T2" style:family="text">
      <style:text-properties officeooo:rsid="001a0fde"/>
    </style:style>
    <style:style style:name="T3" style:family="text">
      <style:text-properties fo:font-weight="normal" style:font-weight-asian="normal" style:font-weight-complex="normal"/>
    </style:style>
    <style:style style:name="T4" style:family="text">
      <style:text-properties officeooo:rsid="0021b950"/>
    </style:style>
    <style:style style:name="T5" style:family="text">
      <style:text-properties officeooo:rsid="0024585c"/>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0293091"/>
    </style:style>
    <style:style style:name="T9" style:family="text">
      <style:text-properties style:text-position="super 58%"/>
    </style:style>
    <style:style style:name="T10" style:family="text">
      <style:text-properties officeooo:rsid="002b58b9"/>
    </style:style>
    <style:style style:name="T11" style:family="text">
      <style:text-properties fo:font-size="14pt" style:font-size-asian="14pt" style:font-size-complex="14pt"/>
    </style:style>
    <style:style style:name="T12" style:family="text">
      <style:text-properties officeooo:rsid="000a7b20"/>
    </style:style>
    <style:style style:name="T13" style:family="text">
      <style:text-properties style:font-name="Courier New" fo:font-size="9pt" style:font-size-asian="9pt" style:font-size-complex="9pt"/>
    </style:style>
    <style:style style:name="T14" style:family="text">
      <style:text-properties style:font-name="Courier New" fo:font-size="9pt" officeooo:rsid="000a7b20" style:font-size-asian="9pt" style:font-size-complex="9pt"/>
    </style:style>
    <style:style style:name="T15" style:family="text">
      <style:text-properties fo:font-weight="bold" style:font-weight-asian="bold" style:font-weight-complex="bold"/>
    </style:style>
    <style:style style:name="T16" style:family="text">
      <style:text-properties fo:font-weight="bold" officeooo:rsid="0024585c" style:font-weight-asian="bold" style:font-weight-complex="bold"/>
    </style:style>
    <style:style style:name="T17" style:family="text">
      <style:text-properties fo:font-weight="bold" officeooo:rsid="002b58b9" style:font-weight-asian="bold" style:font-weight-complex="bold"/>
    </style:style>
    <style:style style:name="T18" style:family="text">
      <style:text-properties fo:font-weight="bold" officeooo:rsid="0033468c" style:font-weight-asian="bold" style:font-weight-complex="bold"/>
    </style:style>
    <style:style style:name="T19" style:family="text">
      <style:text-properties officeooo:rsid="0030b994"/>
    </style:style>
    <style:style style:name="T20" style:family="text">
      <style:text-properties officeooo:rsid="00322c59"/>
    </style:style>
    <style:style style:name="T21" style:family="text">
      <style:text-properties officeooo:rsid="00343730"/>
    </style:style>
    <style:style style:name="T22" style:family="text">
      <style:text-properties officeooo:rsid="00353009"/>
    </style:style>
    <style:style style:name="T23" style:family="text">
      <style:text-properties officeooo:rsid="00355de4"/>
    </style:style>
    <style:style style:name="T24" style:family="text">
      <style:text-properties fo:color="#0000ff" fo:font-size="12pt" fo:font-weight="bold" style:font-size-asian="12pt" style:font-weight-asian="bold" style:font-size-complex="12pt" style:font-weight-complex="bold"/>
    </style:style>
    <style:style style:name="T25" style:family="text">
      <style:text-properties fo:color="#0000ff" fo:font-size="12pt" fo:font-weight="bold" officeooo:rsid="00238c60" style:font-size-asian="12pt" style:font-weight-asian="bold" style:font-size-complex="12pt" style:font-weight-complex="bold"/>
    </style:style>
    <style:style style:name="T26" style:family="text">
      <style:text-properties officeooo:rsid="003b2eab"/>
    </style:style>
    <style:style style:name="T27" style:family="text">
      <style:text-properties officeooo:rsid="003c06bc"/>
    </style:style>
    <style:style style:name="T28" style:family="text">
      <style:text-properties officeooo:rsid="003c7681"/>
    </style:style>
    <style:style style:name="T29" style:family="text">
      <style:text-properties officeooo:rsid="00412eb5"/>
    </style:style>
    <style:style style:name="T30" style:family="text">
      <style:text-properties officeooo:rsid="0044eef3"/>
    </style:style>
    <style:style style:name="T31" style:family="text">
      <style:text-properties officeooo:rsid="0045b6e2"/>
    </style:style>
    <style:style style:name="T32" style:family="text">
      <style:text-properties officeooo:rsid="0048e1ea"/>
    </style:style>
    <style:style style:name="T33" style:family="text">
      <style:text-properties officeooo:rsid="004a874e"/>
    </style:style>
    <style:style style:name="T34" style:family="text">
      <style:text-properties officeooo:rsid="004b18d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none" svg:stroke-color="#3465a4" draw:fill="solid" draw:fill-color="#729fcf" draw:textarea-horizontal-align="justify" draw:textarea-vertical-align="middle" draw:auto-grow-height="false" fo:min-height="13.688cm" fo:min-width="17.277cm" style:run-through="background"/>
    </style:style>
    <style:style style:name="gr3" style:family="graphic">
      <style:graphic-properties style:run-through="foreground"/>
    </style:style>
    <style:style style:name="gr4" style:family="graphic">
      <style:graphic-properties draw:stroke="none" svg:stroke-color="#3465a4" draw:fill="solid" draw:fill-color="#ccffcc" draw:textarea-horizontal-align="justify" draw:textarea-vertical-align="middle" draw:auto-grow-height="false" fo:min-height="8.659cm" fo:min-width="1.443cm" style:run-through="foreground"/>
    </style:style>
    <style:style style:name="gr5" style:family="graphic">
      <style:graphic-properties draw:stroke="none" svg:stroke-color="#000000" draw:fill="none" draw:fill-color="#ffffff" fo:min-height="0.579cm" style:run-through="foreground"/>
    </style:style>
    <style:style style:name="gr6" style:family="graphic">
      <style:graphic-properties draw:stroke="none" svg:stroke-color="#3465a4" draw:fill="solid" draw:fill-color="#99cc99" draw:textarea-horizontal-align="justify" draw:textarea-vertical-align="middle" draw:auto-grow-height="false" fo:min-height="0.529cm" fo:min-width="0.649cm" style:run-through="foreground"/>
    </style:style>
    <style:style style:name="gr7" style:family="graphic">
      <style:graphic-properties draw:stroke="none" svg:stroke-color="#3465a4" draw:fill="solid" draw:fill-color="#336600" draw:textarea-horizontal-align="justify" draw:textarea-vertical-align="middle" draw:auto-grow-height="false" fo:min-height="0.529cm" fo:min-width="0.649cm" style:run-through="foreground"/>
    </style:style>
    <style:style style:name="gr8" style:family="graphic">
      <style:graphic-properties draw:stroke="none" svg:stroke-color="#3465a4" draw:fill="solid" draw:fill-color="#ffcc99" draw:textarea-horizontal-align="justify" draw:textarea-vertical-align="middle" draw:auto-grow-height="false" fo:min-height="1.131cm" fo:min-width="9.767cm" style:run-through="foreground"/>
    </style:style>
    <style:style style:name="gr9" style:family="graphic">
      <style:graphic-properties draw:stroke="none" svg:stroke-color="#000000" draw:fill="none" draw:fill-color="#ffffff" fo:min-height="0.626cm" style:run-through="foreground"/>
    </style:style>
    <style:style style:name="gr10" style:family="graphic">
      <style:graphic-properties draw:stroke="none" svg:stroke-color="#3465a4" draw:fill="solid" draw:fill-color="#669999" draw:textarea-horizontal-align="justify" draw:textarea-vertical-align="middle" draw:auto-grow-height="false" fo:min-height="1.226cm" fo:min-width="10.751cm" style:run-through="foreground"/>
    </style:style>
    <style:style style:name="gr11" style:family="graphic">
      <style:graphic-properties draw:stroke="none" svg:stroke-color="#000000" draw:fill="none" draw:fill-color="#ffffff" fo:min-height="0.697cm" style:run-through="foreground"/>
    </style:style>
    <style:style style:name="gr12" style:family="graphic">
      <style:graphic-properties draw:stroke="none" svg:stroke-color="#3465a4" draw:fill="solid" draw:fill-color="#dddddd" draw:textarea-horizontal-align="justify" draw:textarea-vertical-align="middle" draw:auto-grow-height="false" fo:min-height="10.848cm" fo:min-width="12.25cm" style:run-through="background"/>
    </style:style>
    <style:style style:name="gr13" style:family="graphic">
      <style:graphic-properties draw:stroke="none" svg:stroke-color="#3465a4" draw:fill="solid" draw:fill-color="#ffffcc" draw:textarea-horizontal-align="justify" draw:textarea-vertical-align="middle" draw:auto-grow-height="false" fo:min-height="6.588cm" fo:min-width="11.351cm" style:run-through="foreground"/>
    </style:style>
    <style:style style:name="gr14" style:family="graphic">
      <style:graphic-properties draw:stroke="none" svg:stroke-color="#000000" draw:fill="none" draw:fill-color="#ffffff" fo:min-height="1.138cm" style:run-through="foreground"/>
    </style:style>
    <style:style style:name="gr15" style:family="graphic">
      <style:graphic-properties draw:stroke="none" svg:stroke-color="#3465a4" draw:fill="solid" draw:fill-color="#cc99cc" draw:textarea-horizontal-align="justify" draw:textarea-vertical-align="middle" draw:auto-grow-height="false" fo:min-height="4.595cm" fo:min-width="9.813cm" style:run-through="foreground"/>
    </style:style>
    <style:style style:name="gr16" style:family="graphic">
      <style:graphic-properties draw:stroke="none" svg:stroke-color="#000000" draw:fill="none" draw:fill-color="#ffffff" fo:min-height="0.566cm" style:run-through="foreground"/>
    </style:style>
    <style:style style:name="gr17" style:family="graphic">
      <style:graphic-properties draw:stroke="none" svg:stroke-color="#3465a4" draw:fill="solid" draw:fill-color="#3399ff" draw:textarea-horizontal-align="justify" draw:textarea-vertical-align="middle" draw:auto-grow-height="false" fo:min-height="0.529cm" fo:min-width="2.718cm" style:run-through="foreground"/>
    </style:style>
    <style:style style:name="gr18" style:family="graphic">
      <style:graphic-properties draw:stroke="none" svg:stroke-color="#000000" draw:fill="none" draw:fill-color="#ffffff" fo:min-height="0.529cm" style:run-through="foreground"/>
    </style:style>
    <style:style style:name="gr19" style:family="graphic">
      <style:graphic-properties draw:stroke="none" svg:stroke-color="#3465a4" draw:fill="solid" draw:fill-color="#b2b2b2" draw:textarea-horizontal-align="justify" draw:textarea-vertical-align="middle" draw:auto-grow-height="false" fo:min-height="4.595cm" fo:min-width="9.813cm" style:run-through="foreground"/>
    </style:style>
    <style:style style:name="gr20" style:family="graphic">
      <style:graphic-properties draw:stroke="none" svg:stroke-color="#000000" draw:fill="none" draw:fill-color="#ffffff" fo:min-height="0.975cm" style:run-through="foreground"/>
    </style:style>
    <style:style style:name="gr21" style:family="graphic">
      <style:graphic-properties draw:stroke="none" svg:stroke-color="#000000" draw:fill="none" draw:fill-color="#ffffff" fo:min-height="0.714cm" style:run-through="foreground"/>
    </style:style>
    <style:style style:name="gr22" style:family="graphic">
      <style:graphic-properties draw:stroke="none" svg:stroke-color="#3465a4" draw:fill="solid" draw:fill-color="#00cccc" draw:textarea-horizontal-align="justify" draw:textarea-vertical-align="middle" draw:auto-grow-height="false" fo:min-height="1.27cm" fo:min-width="12.197cm" style:run-through="foreground"/>
    </style:style>
    <style:style style:name="gr23" style:family="graphic">
      <style:graphic-properties draw:stroke="none" svg:stroke-color="#000000" draw:fill="none" draw:fill-color="#ffffff" fo:min-height="0.926cm" style:run-through="foreground"/>
    </style:style>
    <style:style style:name="gr24" style:family="graphic">
      <style:graphic-properties draw:stroke="none" svg:stroke-color="#3465a4" draw:fill="solid" draw:fill-color="#99cccc" draw:textarea-horizontal-align="justify" draw:textarea-vertical-align="middle" draw:auto-grow-height="false" fo:min-height="6.773cm" fo:min-width="1.138cm" style:run-through="foreground"/>
    </style:style>
    <style:style style:name="gr25" style:family="graphic">
      <style:graphic-properties draw:stroke="none" svg:stroke-color="#000000" draw:fill="none" draw:fill-color="#ffffff" fo:min-height="2.805cm" style:run-through="foreground"/>
    </style:style>
    <style:style style:name="gr26" style:family="graphic">
      <style:graphic-properties style:run-through="foreground" style:vertical-pos="from-top" style:vertical-rel="paragraph" style:horizontal-pos="from-left" style:horizontal-rel="paragraph" draw:wrap-influence-on-position="once-concurrent" style:flow-with-text="false"/>
    </style:style>
    <style:style style:name="gr27" style:family="graphic">
      <style:graphic-properties draw:textarea-horizontal-align="justify" draw:textarea-vertical-align="middle" draw:auto-grow-height="false" fo:min-height="9.938cm" fo:min-width="16.757cm" style:run-through="foreground"/>
    </style:style>
    <style:style style:name="gr28" style:family="graphic">
      <style:graphic-properties draw:stroke="none" svg:stroke-color="#3465a4" draw:fill="solid" draw:fill-color="#99ff99" draw:textarea-horizontal-align="justify" draw:textarea-vertical-align="middle" draw:auto-grow-height="false" fo:min-height="8.202cm" fo:min-width="14.053cm" style:run-through="foreground"/>
    </style:style>
    <style:style style:name="gr29" style:family="graphic">
      <style:graphic-properties draw:stroke="none" svg:stroke-color="#3465a4" draw:fill="solid" draw:fill-color="#cccc99" draw:textarea-horizontal-align="justify" draw:textarea-vertical-align="middle" draw:auto-grow-height="false" fo:min-height="4.41cm" fo:min-width="3.792cm" style:run-through="foreground"/>
    </style:style>
    <style:style style:name="gr30" style:family="graphic">
      <style:graphic-properties draw:stroke="none" svg:stroke-color="#000000" draw:fill="solid" draw:fill-color="#eeeeee" draw:textarea-vertical-align="middle" fo:min-height="0.736cm" style:run-through="foreground"/>
    </style:style>
    <style:style style:name="gr31" style:family="graphic">
      <style:graphic-properties draw:stroke="none" svg:stroke-color="#000000" draw:fill="none" draw:fill-color="#ffffff" fo:min-height="0.677cm" style:run-through="foreground"/>
    </style:style>
    <style:style style:name="gr32" style:family="graphic">
      <style:graphic-properties draw:stroke="none" svg:stroke-color="#3465a4" draw:fill="solid" draw:fill-color="#cccc99" draw:textarea-horizontal-align="justify" draw:textarea-vertical-align="middle" draw:auto-grow-height="false" fo:min-height="6.909cm" fo:min-width="3.792cm" style:run-through="foreground"/>
    </style:style>
    <style:style style:name="gr33" style:family="graphic">
      <style:graphic-properties draw:stroke="none" svg:stroke-color="#000000" draw:fill="solid" draw:fill-color="#eeeeee" draw:textarea-vertical-align="middle" fo:min-height="0.855cm" style:run-through="foreground"/>
    </style:style>
    <style:style style:name="gr34" style:family="graphic">
      <style:graphic-properties draw:stroke="none" svg:stroke-color="#000000" draw:fill="none" draw:fill-color="#ffffff" fo:min-height="0.559cm" style:run-through="foreground"/>
    </style:style>
    <style:style style:name="gr35" style:family="graphic">
      <style:graphic-properties draw:stroke="solid" svg:stroke-color="#ffff00" draw:fill="none" draw:fill-color="#ffffff" draw:textarea-vertical-align="middle" fo:min-height="1.323cm" style:run-through="foreground"/>
    </style:style>
    <style:style style:name="gr36" style:family="graphic">
      <style:graphic-properties draw:stroke="none" svg:stroke-color="#000000" draw:fill="none" draw:fill-color="#ffffff" fo:min-height="0.617cm" style:run-through="foreground"/>
    </style:style>
    <style:style style:name="gr37" style:family="graphic">
      <style:graphic-properties draw:textarea-horizontal-align="justify" draw:textarea-vertical-align="middle" draw:auto-grow-height="false" fo:min-height="14.055cm" fo:min-width="15.081cm"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svg:stroke-color="#3465a4" draw:fill="solid" draw:fill-color="#ffff99" draw:textarea-horizontal-align="justify" draw:textarea-vertical-align="middle" draw:auto-grow-height="false" fo:min-height="0.986cm" fo:min-width="10.624cm" style:run-through="foreground"/>
    </style:style>
    <style:style style:name="gr39" style:family="graphic">
      <style:graphic-properties draw:stroke="none" svg:stroke-color="#000000" draw:fill="none" draw:fill-color="#ffffff" fo:min-height="0.429cm" style:run-through="foreground"/>
    </style:style>
    <style:style style:name="gr40" style:family="graphic">
      <style:graphic-properties draw:stroke="none" svg:stroke-color="#3465a4" draw:fill="solid" draw:fill-color="#ffcc99" draw:textarea-horizontal-align="justify" draw:textarea-vertical-align="middle" draw:auto-grow-height="false" fo:min-height="10.88cm" fo:min-width="13.728cm" style:run-through="foreground"/>
    </style:style>
    <style:style style:name="gr41" style:family="graphic">
      <style:graphic-properties draw:stroke="none" svg:stroke-color="#000000" draw:fill="none" draw:fill-color="#ffffff" fo:min-height="0.885cm" style:run-through="foreground"/>
    </style:style>
    <style:style style:name="gr42" style:family="graphic">
      <style:graphic-properties draw:stroke="none" svg:stroke-color="#3465a4" draw:fill="solid" draw:fill-color="#ccffcc" draw:textarea-horizontal-align="justify" draw:textarea-vertical-align="middle" draw:auto-grow-height="false" fo:min-height="1.325cm" fo:min-width="11.113cm" style:run-through="foreground"/>
    </style:style>
    <style:style style:name="gr43" style:family="graphic">
      <style:graphic-properties draw:stroke="none" svg:stroke-color="#000000" draw:fill="none" draw:fill-color="#ffffff" fo:min-height="0.764cm" style:run-through="foreground"/>
    </style:style>
    <style:style style:name="gr44" style:family="graphic">
      <style:graphic-properties draw:stroke="none" svg:stroke-color="#3465a4" draw:fill="solid" draw:fill-color="#ffcccc" draw:textarea-horizontal-align="justify" draw:textarea-vertical-align="middle" draw:auto-grow-height="false" fo:min-height="6.763cm" fo:min-width="11.758cm" style:run-through="foreground"/>
    </style:style>
    <style:style style:name="gr45" style:family="graphic">
      <style:graphic-properties draw:stroke="none" svg:stroke-color="#000000" draw:fill="solid" draw:fill-color="#ccffff" draw:textarea-vertical-align="middle" fo:min-height="0.852cm" style:run-through="foreground"/>
    </style:style>
    <style:style style:name="gr46" style:family="graphic">
      <style:graphic-properties draw:stroke="none" svg:stroke-color="#000000" draw:fill="solid" draw:fill-color="#66ffff" draw:textarea-vertical-align="middle" fo:min-height="0.852cm" style:run-through="foreground"/>
    </style:style>
    <style:style style:name="gr47" style:family="graphic">
      <style:graphic-properties draw:stroke="none" svg:stroke-color="#000000" draw:fill="solid" draw:fill-color="#66cc00"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3465a4" draw:fill="solid" draw:fill-color="#729fcf" draw:textarea-horizontal-align="justify" draw:textarea-vertical-align="middle" draw:auto-grow-height="false" fo:min-height="11.67cm" fo:min-width="15.09cm" style:run-through="back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3465a4" draw:fill="solid" draw:fill-color="#ccffcc" draw:textarea-horizontal-align="justify" draw:textarea-vertical-align="middle" draw:auto-grow-height="false" fo:min-height="7.209cm" fo:min-width="1.259cm" style:run-through="background"/>
    </style:style>
    <style:style style:name="gr50" style:family="graphic">
      <style:graphic-properties draw:stroke="none" svg:stroke-color="#000000" draw:fill="none" draw:fill-color="#ffffff" fo:min-height="0.482cm" style:run-through="background"/>
    </style:style>
    <style:style style:name="gr51" style:family="graphic">
      <style:graphic-properties draw:stroke="none" svg:stroke-color="#3465a4" draw:fill="solid" draw:fill-color="#99cc99" draw:textarea-horizontal-align="justify" draw:textarea-vertical-align="middle" draw:auto-grow-height="false" fo:min-height="0.441cm" fo:min-width="0.568cm" style:run-through="background"/>
    </style:style>
    <style:style style:name="gr52" style:family="graphic">
      <style:graphic-properties draw:stroke="none" svg:stroke-color="#3465a4" draw:fill="solid" draw:fill-color="#336600" draw:textarea-horizontal-align="justify" draw:textarea-vertical-align="middle" draw:auto-grow-height="false" fo:min-height="0.439cm" fo:min-width="0.568cm" style:run-through="background"/>
    </style:style>
    <style:style style:name="gr53" style:family="graphic">
      <style:graphic-properties draw:stroke="none" svg:stroke-color="#3465a4" draw:fill="solid" draw:fill-color="#336600" draw:textarea-horizontal-align="justify" draw:textarea-vertical-align="middle" draw:auto-grow-height="false" fo:min-height="0.441cm" fo:min-width="0.566cm" style:run-through="background"/>
    </style:style>
    <style:style style:name="gr54" style:family="graphic">
      <style:graphic-properties draw:stroke="none" svg:stroke-color="#3465a4" draw:fill="solid" draw:fill-color="#336600" draw:textarea-horizontal-align="justify" draw:textarea-vertical-align="middle" draw:auto-grow-height="false" fo:min-height="0.439cm" fo:min-width="0.566cm" style:run-through="background"/>
    </style:style>
    <style:style style:name="gr55" style:family="graphic">
      <style:graphic-properties draw:stroke="none" svg:stroke-color="#3465a4" draw:fill="solid" draw:fill-color="#dddddd" draw:textarea-horizontal-align="justify" draw:textarea-vertical-align="middle" draw:auto-grow-height="false" fo:min-height="9.59cm" fo:min-width="10.698cm" style:run-through="background" style:vertical-pos="from-top" style:vertical-rel="paragraph" style:horizontal-pos="from-left" style:horizontal-rel="paragraph" draw:wrap-influence-on-position="once-concurrent" style:flow-with-text="false"/>
    </style:style>
    <style:style style:name="gr56" style:family="graphic">
      <style:graphic-properties draw:stroke="none" svg:stroke-color="#3465a4" draw:fill="solid" draw:fill-color="#669999" draw:textarea-horizontal-align="justify" draw:textarea-vertical-align="middle" draw:auto-grow-height="false" fo:min-height="1.021cm" fo:min-width="9.389cm" style:run-through="background"/>
    </style:style>
    <style:style style:name="gr57" style:family="graphic">
      <style:graphic-properties draw:stroke="none" svg:stroke-color="#000000" draw:fill="none" draw:fill-color="#ffffff" fo:min-height="0.58cm" style:run-through="background"/>
    </style:style>
    <style:style style:name="gr58" style:family="graphic">
      <style:graphic-properties draw:stroke="none" svg:stroke-color="#3465a4" draw:fill="solid" draw:fill-color="#ffcc99" draw:textarea-horizontal-align="justify" draw:textarea-vertical-align="middle" draw:auto-grow-height="false" fo:min-height="0.94cm" fo:min-width="8.53cm" style:run-through="background"/>
    </style:style>
    <style:style style:name="gr59" style:family="graphic">
      <style:graphic-properties draw:stroke="none" svg:stroke-color="#000000" draw:fill="none" draw:fill-color="#ffffff" fo:min-height="0.52cm" style:run-through="background"/>
    </style:style>
    <style:style style:name="gr60" style:family="graphic">
      <style:graphic-properties style:run-through="background"/>
    </style:style>
    <style:style style:name="gr61" style:family="graphic">
      <style:graphic-properties draw:stroke="none" svg:stroke-color="#3465a4" draw:fill="solid" draw:fill-color="#ffffcc" draw:textarea-horizontal-align="justify" draw:textarea-vertical-align="middle" draw:auto-grow-height="false" fo:min-height="5.484cm" fo:min-width="8.894cm" style:run-through="background"/>
    </style:style>
    <style:style style:name="gr62" style:family="graphic">
      <style:graphic-properties draw:stroke="none" svg:stroke-color="#000000" draw:fill="none" draw:fill-color="#ffffff" fo:min-height="0.947cm" style:run-through="background"/>
    </style:style>
    <style:style style:name="gr63" style:family="graphic">
      <style:graphic-properties draw:stroke="none" svg:stroke-color="#3465a4" draw:fill="solid" draw:fill-color="#cc99cc" draw:textarea-horizontal-align="justify" draw:textarea-vertical-align="middle" draw:auto-grow-height="false" fo:min-height="3.824cm" fo:min-width="3.457cm" style:run-through="background"/>
    </style:style>
    <style:style style:name="gr64" style:family="graphic">
      <style:graphic-properties draw:stroke="none" svg:stroke-color="#000000" draw:fill="none" draw:fill-color="#ffffff" fo:min-height="0.471cm" style:run-through="background"/>
    </style:style>
    <style:style style:name="gr65" style:family="graphic">
      <style:graphic-properties draw:stroke="none" svg:stroke-color="#3465a4" draw:fill="solid" draw:fill-color="#3399ff" draw:textarea-horizontal-align="justify" draw:textarea-vertical-align="middle" draw:auto-grow-height="false" fo:min-height="0.441cm" fo:min-width="2.374cm" style:run-through="background"/>
    </style:style>
    <style:style style:name="gr66" style:family="graphic">
      <style:graphic-properties draw:stroke="none" svg:stroke-color="#000000" draw:fill="none" draw:fill-color="#ffffff" fo:min-height="0.441cm" style:run-through="background"/>
    </style:style>
    <style:style style:name="gr67" style:family="graphic">
      <style:graphic-properties draw:stroke="none" svg:stroke-color="#3465a4" draw:fill="solid" draw:fill-color="#b2b2b2" draw:textarea-horizontal-align="justify" draw:textarea-vertical-align="middle" draw:auto-grow-height="false" fo:min-height="3.826cm" fo:min-width="3.427cm" style:run-through="background"/>
    </style:style>
    <style:style style:name="gr68" style:family="graphic">
      <style:graphic-properties draw:stroke="none" svg:stroke-color="#000000" draw:fill="none" draw:fill-color="#ffffff" fo:min-height="1.083cm" style:run-through="background"/>
    </style:style>
    <style:style style:name="gr69" style:family="graphic">
      <style:graphic-properties draw:stroke="none" svg:stroke-color="#3465a4" draw:fill="solid" draw:fill-color="#3399ff" draw:textarea-horizontal-align="justify" draw:textarea-vertical-align="middle" draw:auto-grow-height="false" fo:min-height="0.28cm" fo:min-width="2.358cm" style:run-through="background"/>
    </style:style>
    <style:style style:name="gr70" style:family="graphic">
      <style:graphic-properties draw:stroke="none" svg:stroke-color="#000000" draw:fill="none" draw:fill-color="#ffffff" fo:min-height="0.681cm" style:run-through="background"/>
    </style:style>
    <style:style style:name="gr71" style:family="graphic">
      <style:graphic-properties draw:stroke="none" svg:stroke-color="#000000" draw:fill="none" draw:fill-color="#ffffff" fo:min-height="0.594cm" style:run-through="background" style:vertical-pos="from-top" style:vertical-rel="paragraph" style:horizontal-pos="from-left" style:horizontal-rel="paragraph" draw:wrap-influence-on-position="once-concurrent" style:flow-with-text="false"/>
    </style:style>
    <style:style style:name="gr72" style:family="graphic">
      <style:graphic-properties draw:stroke="none" svg:stroke-color="#3465a4" draw:fill="solid" draw:fill-color="#00cccc" draw:textarea-horizontal-align="justify" draw:textarea-vertical-align="middle" draw:auto-grow-height="false" fo:min-height="1.057cm" fo:min-width="10.654cm" style:run-through="background"/>
    </style:style>
    <style:style style:name="gr73" style:family="graphic">
      <style:graphic-properties draw:stroke="none" svg:stroke-color="#000000" draw:fill="none" draw:fill-color="#ffffff" fo:min-height="0.771cm" style:run-through="background"/>
    </style:style>
    <style:style style:name="gr74" style:family="graphic">
      <style:graphic-properties draw:stroke="none" svg:stroke-color="#3465a4" draw:fill="solid" draw:fill-color="#99cccc" draw:textarea-horizontal-align="justify" draw:textarea-vertical-align="middle" draw:auto-grow-height="false" fo:min-height="5.637cm" fo:min-width="0.993cm" style:run-through="background"/>
    </style:style>
    <style:style style:name="gr75" style:family="graphic">
      <style:graphic-properties draw:stroke="none" svg:stroke-color="#000000" draw:fill="none" draw:fill-color="#ffffff" fo:min-height="2.563cm" style:run-through="background"/>
    </style:style>
    <style:style style:name="gr76" style:family="graphic">
      <style:graphic-properties draw:stroke="none" svg:stroke-color="#3465a4" draw:fill="solid" draw:fill-color="#729fcf" draw:textarea-horizontal-align="justify" draw:textarea-vertical-align="middle" draw:auto-grow-height="false" fo:min-height="11.299cm" fo:min-width="15.09cm" style:run-through="background" style:vertical-pos="from-top" style:vertical-rel="paragraph" style:horizontal-pos="from-left" style:horizontal-rel="paragraph" draw:wrap-influence-on-position="once-concurrent" style:flow-with-text="false"/>
    </style:style>
    <style:style style:name="gr77" style:family="graphic">
      <style:graphic-properties draw:stroke="none" svg:stroke-color="#3465a4" draw:fill="solid" draw:fill-color="#dddddd" draw:textarea-horizontal-align="justify" draw:textarea-vertical-align="middle" draw:auto-grow-height="false" fo:min-height="8.583cm" fo:min-width="10.698cm" style:run-through="background"/>
    </style:style>
    <style:style style:name="gr78" style:family="graphic">
      <style:graphic-properties draw:stroke="none" svg:stroke-color="#3465a4" draw:fill="solid" draw:fill-color="#ffffcc" draw:textarea-horizontal-align="justify" draw:textarea-vertical-align="middle" draw:auto-grow-height="false" fo:min-height="4.794cm" fo:min-width="8.2cm" style:run-through="background"/>
    </style:style>
    <style:style style:name="gr79" style:family="graphic">
      <style:graphic-properties draw:stroke="none" svg:stroke-color="#000000" draw:fill="none" draw:fill-color="#ffffff" fo:min-height="0.827cm" style:run-through="background"/>
    </style:style>
    <style:style style:name="gr80" style:family="graphic">
      <style:graphic-properties draw:stroke="none" svg:stroke-color="#3465a4" draw:fill="solid" draw:fill-color="#cc99cc" draw:textarea-horizontal-align="justify" draw:textarea-vertical-align="middle" draw:auto-grow-height="false" fo:min-height="2.02cm" fo:min-width="3.457cm" style:run-through="background"/>
    </style:style>
    <style:style style:name="gr81" style:family="graphic">
      <style:graphic-properties draw:stroke="none" svg:stroke-color="#3465a4" draw:fill="solid" draw:fill-color="#b2b2b2" draw:textarea-horizontal-align="justify" draw:textarea-vertical-align="middle" draw:auto-grow-height="false" fo:min-height="2.134cm" fo:min-width="3.427cm" style:run-through="background"/>
    </style:style>
    <style:style style:name="gr82" style:family="graphic">
      <style:graphic-properties draw:stroke="none" svg:stroke-color="#000000" draw:fill="none" draw:fill-color="#ffffff" fo:min-height="0.594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hier de charges - <text:span text:style-name="T4">Fonctionnalités</text:span></text:p>
      <text:p text:style-name="P15"/>
      <text:p text:style-name="P52">A voir</text:p>
      <text:p text:style-name="P53"><text:tab/><text:span text:style-name="T28">La base de donnée a été modifié, rajout du champ format pour le diapos. Mettre à jour sur le serveur</text:span></text:p>
      <text:p text:style-name="P53"/>
      <text:p text:style-name="P12"/>
      <text:p text:style-name="P12"><text:span text:style-name="T15">Maquette</text:span> <text:s/>- <text:s/><text:span text:style-name="T15">Descriptif</text:span> <text:s/>- <text:s/><text:span text:style-name="T18">B</text:span><text:span text:style-name="T16">alise</text:span><text:span text:style-name="T5"> <text:s/>-</text:span> <text:s/><text:span text:style-name="T16">Liens</text:span><text:span text:style-name="T5"> <text:s/>- <text:s/></text:span><text:span text:style-name="T15">Dépendance</text:span> – <text:span text:style-name="T15">Base de donnée</text:span> – <text:span text:style-name="T17">Charte graphique</text:span><text:span text:style-name="T10"> – </text:span><text:span text:style-name="T17">Balise méta</text:span></text:p>
      <text:p text:style-name="P12"/>
      <text:p text:style-name="P1">Index</text:p>
      <text:p text:style-name="P1"/>
      <table:table table:name="Tableau1" table:style-name="Tableau1" table:template-name="Style par défaut">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55">J</text:p>
          </table:table-cell>
          <table:table-cell table:style-name="Tableau1.B1" office:value-type="string">
            <text:p text:style-name="P77">Pas de souci</text:p>
          </table:table-cell>
          <table:table-cell table:style-name="Tableau1.C1" office:value-type="string">
            <text:p text:style-name="P55">K</text:p>
          </table:table-cell>
          <table:table-cell table:style-name="Tableau1.B1" office:value-type="string">
            <text:p text:style-name="P77">Connaissances à voir</text:p>
          </table:table-cell>
          <table:table-cell table:style-name="Tableau1.E1" office:value-type="string">
            <text:p text:style-name="P55">L</text:p>
          </table:table-cell>
          <table:table-cell table:style-name="Tableau1.F1" office:value-type="string">
            <text:p text:style-name="P77">Solution à trouver</text:p>
          </table:table-cell>
        </table:table-row>
      </table:table>
      <text:p text:style-name="P57">Une page de code peut-être fini, mais n’est pas en production car ces dépendances ne sont pas finies</text:p>
      <text:p text:style-name="P1"><text:bookmark text:name="Index"/></text:p>
      <text:p text:style-name="P20"><text:tab/><text:span text:style-name="T24">Front-End</text:span></text:p>
      <text:p text:style-name="P1"/>
      <table:table table:name="Index" table:style-name="Index" table:template-name="Style par défaut">
        <table:table-column table:style-name="Index.A"/>
        <table:table-column table:style-name="Index.B"/>
        <table:table-column table:style-name="Index.C"/>
        <table:table-column table:style-name="Index.D"/>
        <table:table-column table:style-name="Index.E"/>
        <table:table-column table:style-name="Index.F"/>
        <table:table-column table:style-name="Index.G"/>
        <table:table-row table:style-name="Index.1">
          <table:table-cell table:style-name="Index.A1" table:number-rows-spanned="2" office:value-type="string">
            <text:p text:style-name="P73">Nom</text:p>
          </table:table-cell>
          <table:table-cell table:style-name="Index.B1" table:number-columns-spanned="2" office:value-type="string">
            <text:p text:style-name="P73">Documentation</text:p>
          </table:table-cell>
          <table:covered-table-cell/>
          <table:table-cell table:style-name="Index.D1" table:number-columns-spanned="2" office:value-type="string">
            <text:p text:style-name="P73">Code</text:p>
          </table:table-cell>
          <table:covered-table-cell/>
          <table:table-cell table:style-name="Index.F1" table:number-columns-spanned="2" office:value-type="string">
            <text:p text:style-name="P73">Production</text:p>
          </table:table-cell>
          <table:covered-table-cell/>
        </table:table-row>
        <table:table-row>
          <table:covered-table-cell/>
          <table:table-cell table:style-name="Index.B2" office:value-type="string">
            <text:p text:style-name="P80">En cours</text:p>
          </table:table-cell>
          <table:table-cell table:style-name="Index.B2" office:value-type="string">
            <text:p text:style-name="P80">Fin</text:p>
          </table:table-cell>
          <table:table-cell table:style-name="Index.D2" office:value-type="string">
            <text:p text:style-name="P80">En cours</text:p>
          </table:table-cell>
          <table:table-cell table:style-name="Index.D2" office:value-type="string">
            <text:p text:style-name="P80">Fin</text:p>
          </table:table-cell>
          <table:table-cell table:style-name="Index.F2" office:value-type="string">
            <text:p text:style-name="P80">Test</text:p>
          </table:table-cell>
          <table:table-cell table:style-name="Index.G2" office:value-type="string">
            <text:p text:style-name="P80">Exploitation</text:p>
          </table:table-cell>
        </table:table-row>
        <table:table-row>
          <table:table-cell table:style-name="Index.A3" office:value-type="string">
            <text:p text:style-name="P76"><text:a xlink:type="simple" xlink:href="#Global" text:style-name="Internet_20_link" text:visited-style-name="Visited_20_Internet_20_Link">Accueil global</text:a></text:p>
          </table:table-cell>
          <table:table-cell table:style-name="Index.B3" office:value-type="string">
            <text:p text:style-name="P54">J</text:p>
          </table:table-cell>
          <table:table-cell table:style-name="Index.C3" office:value-type="string">
            <text:p text:style-name="P75"/>
          </table:table-cell>
          <table:table-cell table:style-name="Index.D3" office:value-type="string">
            <text:p text:style-name="P54">J</text:p>
          </table:table-cell>
          <table:table-cell table:style-name="Index.E3" office:value-type="string">
            <text:p text:style-name="P75"/>
          </table:table-cell>
          <table:table-cell table:style-name="Index.F3" office:value-type="string">
            <text:p text:style-name="P75"/>
          </table:table-cell>
          <table:table-cell table:style-name="Index.G3" office:value-type="string">
            <text:p text:style-name="P75"/>
          </table:table-cell>
        </table:table-row>
        <table:table-row>
          <table:table-cell table:style-name="Index.A4" office:value-type="string">
            <text:p text:style-name="P76"><text:a xlink:type="simple" xlink:href="#local" text:style-name="Internet_20_link" text:visited-style-name="Visited_20_Internet_20_Link">Accueil local</text:a></text:p>
          </table:table-cell>
          <table:table-cell table:style-name="Index.B4" office:value-type="string">
            <text:p text:style-name="P75"/>
          </table:table-cell>
          <table:table-cell table:style-name="Index.C4" office:value-type="string">
            <text:p text:style-name="P75"/>
          </table:table-cell>
          <table:table-cell table:style-name="Index.D4" office:value-type="string">
            <text:p text:style-name="P75"/>
          </table:table-cell>
          <table:table-cell table:style-name="Index.E4" office:value-type="string">
            <text:p text:style-name="P75"/>
          </table:table-cell>
          <table:table-cell table:style-name="Index.F4" office:value-type="string">
            <text:p text:style-name="P75"/>
          </table:table-cell>
          <table:table-cell table:style-name="Index.G4" office:value-type="string">
            <text:p text:style-name="P75"/>
          </table:table-cell>
        </table:table-row>
        <table:table-row>
          <table:table-cell table:style-name="Index.A5" office:value-type="string">
            <text:p text:style-name="P76"><text:a xlink:type="simple" xlink:href="#forum" text:style-name="Internet_20_link" text:visited-style-name="Visited_20_Internet_20_Link">Forum</text:a></text:p>
          </table:table-cell>
          <table:table-cell table:style-name="Index.B5" office:value-type="string">
            <text:p text:style-name="P75"/>
          </table:table-cell>
          <table:table-cell table:style-name="Index.C5" office:value-type="string">
            <text:p text:style-name="P75"/>
          </table:table-cell>
          <table:table-cell table:style-name="Index.D5" office:value-type="string">
            <text:p text:style-name="P75"/>
          </table:table-cell>
          <table:table-cell table:style-name="Index.E5" office:value-type="string">
            <text:p text:style-name="P75"/>
          </table:table-cell>
          <table:table-cell table:style-name="Index.F5" office:value-type="string">
            <text:p text:style-name="P75"/>
          </table:table-cell>
          <table:table-cell table:style-name="Index.G5" office:value-type="string">
            <text:p text:style-name="P75"/>
          </table:table-cell>
        </table:table-row>
        <table:table-row>
          <table:table-cell table:style-name="Index.A6" office:value-type="string">
            <text:p text:style-name="P76"><text:a xlink:type="simple" xlink:href="#A propos" text:style-name="Internet_20_link" text:visited-style-name="Visited_20_Internet_20_Link">A propos</text:a></text:p>
          </table:table-cell>
          <table:table-cell table:style-name="Index.B6" office:value-type="string">
            <text:p text:style-name="P75"/>
          </table:table-cell>
          <table:table-cell table:style-name="Index.C6" office:value-type="string">
            <text:p text:style-name="P75"/>
          </table:table-cell>
          <table:table-cell table:style-name="Index.D6" office:value-type="string">
            <text:p text:style-name="P75"/>
          </table:table-cell>
          <table:table-cell table:style-name="Index.E6" office:value-type="string">
            <text:p text:style-name="P75"/>
          </table:table-cell>
          <table:table-cell table:style-name="Index.F6" office:value-type="string">
            <text:p text:style-name="P75"/>
          </table:table-cell>
          <table:table-cell table:style-name="Index.G6" office:value-type="string">
            <text:p text:style-name="P75"/>
          </table:table-cell>
        </table:table-row>
        <table:table-row>
          <table:table-cell table:style-name="Index.A7" office:value-type="string">
            <text:p text:style-name="P76"><text:a xlink:type="simple" xlink:href="#Contact" text:style-name="Internet_20_link" text:visited-style-name="Visited_20_Internet_20_Link">Contact</text:a></text:p>
          </table:table-cell>
          <table:table-cell table:style-name="Index.B7" office:value-type="string">
            <text:p text:style-name="P54">J</text:p>
          </table:table-cell>
          <table:table-cell table:style-name="Index.C7" office:value-type="string">
            <text:p text:style-name="P75"/>
          </table:table-cell>
          <table:table-cell table:style-name="Index.D7" office:value-type="string">
            <text:p text:style-name="P54">J</text:p>
          </table:table-cell>
          <table:table-cell table:style-name="Index.E7" office:value-type="string">
            <text:p text:style-name="P75"/>
          </table:table-cell>
          <table:table-cell table:style-name="Index.F7" office:value-type="string">
            <text:p text:style-name="P75"/>
          </table:table-cell>
          <table:table-cell table:style-name="Index.G7" office:value-type="string">
            <text:p text:style-name="P75"/>
          </table:table-cell>
        </table:table-row>
        <table:table-row>
          <table:table-cell table:style-name="Index.A8" office:value-type="string">
            <text:p text:style-name="P76"><text:a xlink:type="simple" xlink:href="#Connexion" text:style-name="Internet_20_link" text:visited-style-name="Visited_20_Internet_20_Link">Connexion</text:a></text:p>
          </table:table-cell>
          <table:table-cell table:style-name="Index.B8" office:value-type="string">
            <text:p text:style-name="P54">J</text:p>
          </table:table-cell>
          <table:table-cell table:style-name="Index.C8" office:value-type="string">
            <text:p text:style-name="P75"/>
          </table:table-cell>
          <table:table-cell table:style-name="Index.D8" office:value-type="string">
            <text:p text:style-name="P75"/>
          </table:table-cell>
          <table:table-cell table:style-name="Index.E8" office:value-type="string">
            <text:p text:style-name="P75"/>
          </table:table-cell>
          <table:table-cell table:style-name="Index.F8" office:value-type="string">
            <text:p text:style-name="P75"/>
          </table:table-cell>
          <table:table-cell table:style-name="Index.G8" office:value-type="string">
            <text:p text:style-name="P75"/>
          </table:table-cell>
        </table:table-row>
        <table:table-row>
          <table:table-cell table:style-name="Index.A9" office:value-type="string">
            <text:p text:style-name="P76"><text:a xlink:type="simple" xlink:href="#mention_legales" text:style-name="Internet_20_link" text:visited-style-name="Visited_20_Internet_20_Link">Mentions légales</text:a></text:p>
          </table:table-cell>
          <table:table-cell table:style-name="Index.B9" office:value-type="string">
            <text:p text:style-name="P75"/>
          </table:table-cell>
          <table:table-cell table:style-name="Index.C9" office:value-type="string">
            <text:p text:style-name="P75"/>
          </table:table-cell>
          <table:table-cell table:style-name="Index.D9" office:value-type="string">
            <text:p text:style-name="P75"/>
          </table:table-cell>
          <table:table-cell table:style-name="Index.E9" office:value-type="string">
            <text:p text:style-name="P75"/>
          </table:table-cell>
          <table:table-cell table:style-name="Index.F9" office:value-type="string">
            <text:p text:style-name="P75"/>
          </table:table-cell>
          <table:table-cell table:style-name="Index.G9" office:value-type="string">
            <text:p text:style-name="P75"/>
          </table:table-cell>
        </table:table-row>
        <table:table-row>
          <table:table-cell table:style-name="Index.A10" office:value-type="string">
            <text:p text:style-name="P76"><text:a xlink:type="simple" xlink:href="#regle_utilisation" text:style-name="Internet_20_link" text:visited-style-name="Visited_20_Internet_20_Link">Réglement intérieur</text:a></text:p>
          </table:table-cell>
          <table:table-cell table:style-name="Index.B10" office:value-type="string">
            <text:p text:style-name="P75"/>
          </table:table-cell>
          <table:table-cell table:style-name="Index.C10" office:value-type="string">
            <text:p text:style-name="P75"/>
          </table:table-cell>
          <table:table-cell table:style-name="Index.D10" office:value-type="string">
            <text:p text:style-name="P75"/>
          </table:table-cell>
          <table:table-cell table:style-name="Index.E10" office:value-type="string">
            <text:p text:style-name="P75"/>
          </table:table-cell>
          <table:table-cell table:style-name="Index.F10" office:value-type="string">
            <text:p text:style-name="P75"/>
          </table:table-cell>
          <table:table-cell table:style-name="Index.G10" office:value-type="string">
            <text:p text:style-name="P75"/>
          </table:table-cell>
        </table:table-row>
        <table:table-row>
          <table:table-cell table:style-name="Index.A11" office:value-type="string">
            <text:p text:style-name="P76"><text:a xlink:type="simple" xlink:href="#Etoile" text:style-name="Internet_20_link" text:visited-style-name="Visited_20_Internet_20_Link">Etoiles</text:a></text:p>
          </table:table-cell>
          <table:table-cell table:style-name="Index.B11" office:value-type="string">
            <text:p text:style-name="P75"/>
          </table:table-cell>
          <table:table-cell table:style-name="Index.C11" office:value-type="string">
            <text:p text:style-name="P75"/>
          </table:table-cell>
          <table:table-cell table:style-name="Index.D11" office:value-type="string">
            <text:p text:style-name="P75"/>
          </table:table-cell>
          <table:table-cell table:style-name="Index.E11" office:value-type="string">
            <text:p text:style-name="P75"/>
          </table:table-cell>
          <table:table-cell table:style-name="Index.F11" office:value-type="string">
            <text:p text:style-name="P75"/>
          </table:table-cell>
          <table:table-cell table:style-name="Index.G11" office:value-type="string">
            <text:p text:style-name="P75"/>
          </table:table-cell>
        </table:table-row>
        <table:table-row>
          <table:table-cell table:style-name="Index.A12" office:value-type="string">
            <text:p text:style-name="P78"><text:a xlink:type="simple" xlink:href="#Menu" text:style-name="Internet_20_link" text:visited-style-name="Visited_20_Internet_20_Link">Menu</text:a></text:p>
          </table:table-cell>
          <table:table-cell table:style-name="Index.B12" office:value-type="string">
            <text:p text:style-name="P75"/>
          </table:table-cell>
          <table:table-cell table:style-name="Index.C12" office:value-type="string">
            <text:p text:style-name="P75"/>
          </table:table-cell>
          <table:table-cell table:style-name="Index.D12" office:value-type="string">
            <text:p text:style-name="P75"/>
          </table:table-cell>
          <table:table-cell table:style-name="Index.E12" office:value-type="string">
            <text:p text:style-name="P75"/>
          </table:table-cell>
          <table:table-cell table:style-name="Index.F12" office:value-type="string">
            <text:p text:style-name="P75"/>
          </table:table-cell>
          <table:table-cell table:style-name="Index.G12" office:value-type="string">
            <text:p text:style-name="P75"/>
          </table:table-cell>
        </table:table-row>
        <table:table-row>
          <table:table-cell table:style-name="Index.A13" office:value-type="string">
            <text:p text:style-name="P79"><text:a xlink:type="simple" xlink:href="#Cookie" text:style-name="Internet_20_link" text:visited-style-name="Visited_20_Internet_20_Link">Cookie</text:a></text:p>
          </table:table-cell>
          <table:table-cell table:style-name="Index.B13" office:value-type="string">
            <text:p text:style-name="P75"/>
          </table:table-cell>
          <table:table-cell table:style-name="Index.C13" office:value-type="string">
            <text:p text:style-name="P75"/>
          </table:table-cell>
          <table:table-cell table:style-name="Index.D13" office:value-type="string">
            <text:p text:style-name="P75"/>
          </table:table-cell>
          <table:table-cell table:style-name="Index.E13" office:value-type="string">
            <text:p text:style-name="P75"/>
          </table:table-cell>
          <table:table-cell table:style-name="Index.F13" office:value-type="string">
            <text:p text:style-name="P75"/>
          </table:table-cell>
          <table:table-cell table:style-name="Index.G13" office:value-type="string">
            <text:p text:style-name="P75"/>
          </table:table-cell>
        </table:table-row>
        <table:table-row table:style-name="Index.1">
          <table:table-cell table:style-name="Index.A14" office:value-type="string">
            <text:p text:style-name="P75"/>
          </table:table-cell>
          <table:table-cell table:style-name="Index.B14" office:value-type="string">
            <text:p text:style-name="P75"/>
          </table:table-cell>
          <table:table-cell table:style-name="Index.C14" office:value-type="string">
            <text:p text:style-name="P56"/>
          </table:table-cell>
          <table:table-cell table:style-name="Index.D14" office:value-type="string">
            <text:p text:style-name="P75"/>
          </table:table-cell>
          <table:table-cell table:style-name="Index.E14" office:value-type="string">
            <text:p text:style-name="P75"/>
          </table:table-cell>
          <table:table-cell table:style-name="Index.F14" office:value-type="string">
            <text:p text:style-name="P75"/>
          </table:table-cell>
          <table:table-cell table:style-name="Index.G14" office:value-type="string">
            <text:p text:style-name="P75"/>
          </table:table-cell>
        </table:table-row>
      </table:table>
      <text:p text:style-name="P1"/>
      <text:p text:style-name="P1"/>
      <text:p text:style-name="P1"/>
      <text:p text:style-name="P1"><text:tab/><text:span text:style-name="T25">Back-End</text:span></text:p>
      <table:table table:name="backEnd" table:style-name="backEnd" table:template-name="Style par défaut">
        <table:table-column table:style-name="backEnd.A" table:number-columns-repeated="6"/>
        <table:table-column table:style-name="backEnd.G"/>
        <table:table-row table:style-name="backEnd.1">
          <table:table-cell table:style-name="backEnd.A1" table:number-rows-spanned="2" office:value-type="string">
            <text:p text:style-name="P74">Nom</text:p>
          </table:table-cell>
          <table:table-cell table:style-name="backEnd.B1" table:number-columns-spanned="2" office:value-type="string">
            <text:p text:style-name="P74">Documentation</text:p>
          </table:table-cell>
          <table:covered-table-cell/>
          <table:table-cell table:style-name="backEnd.D1" table:number-columns-spanned="2" office:value-type="string">
            <text:p text:style-name="P74">Code</text:p>
          </table:table-cell>
          <table:covered-table-cell/>
          <table:table-cell table:style-name="backEnd.F1" table:number-columns-spanned="2" office:value-type="string">
            <text:p text:style-name="P74">Production</text:p>
          </table:table-cell>
          <table:covered-table-cell/>
        </table:table-row>
        <table:table-row>
          <table:covered-table-cell/>
          <table:table-cell table:style-name="backEnd.B2" office:value-type="string">
            <text:p text:style-name="P82">En cours</text:p>
          </table:table-cell>
          <table:table-cell table:style-name="backEnd.C2" office:value-type="string">
            <text:p text:style-name="P82">Fin</text:p>
          </table:table-cell>
          <table:table-cell table:style-name="backEnd.D2" office:value-type="string">
            <text:p text:style-name="P82">En cours</text:p>
          </table:table-cell>
          <table:table-cell table:style-name="backEnd.E2" office:value-type="string">
            <text:p text:style-name="P82">Fin</text:p>
          </table:table-cell>
          <table:table-cell table:style-name="backEnd.F2" office:value-type="string">
            <text:p text:style-name="P82">Test</text:p>
          </table:table-cell>
          <table:table-cell table:style-name="backEnd.G2" office:value-type="string">
            <text:p text:style-name="P82">Exploitation</text:p>
          </table:table-cell>
        </table:table-row>
        <table:table-row>
          <table:table-cell table:style-name="backEnd.A3" office:value-type="string">
            <text:p text:style-name="P81"/>
          </table:table-cell>
          <table:table-cell table:style-name="backEnd.B3" office:value-type="string">
            <text:p text:style-name="P81"/>
          </table:table-cell>
          <table:table-cell table:style-name="backEnd.C3" office:value-type="string">
            <text:p text:style-name="P81"/>
          </table:table-cell>
          <table:table-cell table:style-name="backEnd.D3" office:value-type="string">
            <text:p text:style-name="P81"/>
          </table:table-cell>
          <table:table-cell table:style-name="backEnd.E3" office:value-type="string">
            <text:p text:style-name="P81"/>
          </table:table-cell>
          <table:table-cell table:style-name="backEnd.F3" office:value-type="string">
            <text:p text:style-name="P81"/>
          </table:table-cell>
          <table:table-cell table:style-name="backEnd.G3" office:value-type="string">
            <text:p text:style-name="P81"/>
          </table:table-cell>
        </table:table-row>
        <table:table-row>
          <table:table-cell table:style-name="backEnd.A4" office:value-type="string">
            <text:p text:style-name="P83"><text:a xlink:type="simple" xlink:href="#ajout_element" text:style-name="Internet_20_link" text:visited-style-name="Visited_20_Internet_20_Link"><text:span text:style-name="T29">Ajout élémen</text:span></text:a><text:span text:style-name="T29">t</text:span></text:p>
          </table:table-cell>
          <table:table-cell table:style-name="backEnd.B4" office:value-type="string">
            <text:p text:style-name="P81"/>
          </table:table-cell>
          <table:table-cell table:style-name="backEnd.C4" office:value-type="string">
            <text:p text:style-name="P81"/>
          </table:table-cell>
          <table:table-cell table:style-name="backEnd.D4" office:value-type="string">
            <text:p text:style-name="P81"/>
          </table:table-cell>
          <table:table-cell table:style-name="backEnd.E4" office:value-type="string">
            <text:p text:style-name="P81"/>
          </table:table-cell>
          <table:table-cell table:style-name="backEnd.F4" office:value-type="string">
            <text:p text:style-name="P81"/>
          </table:table-cell>
          <table:table-cell table:style-name="backEnd.G4" office:value-type="string">
            <text:p text:style-name="P81"/>
          </table:table-cell>
        </table:table-row>
        <table:table-row>
          <table:table-cell table:style-name="backEnd.A5" office:value-type="string">
            <text:p text:style-name="P81"/>
          </table:table-cell>
          <table:table-cell table:style-name="backEnd.B5" office:value-type="string">
            <text:p text:style-name="P81"/>
          </table:table-cell>
          <table:table-cell table:style-name="backEnd.C5" office:value-type="string">
            <text:p text:style-name="P81"/>
          </table:table-cell>
          <table:table-cell table:style-name="backEnd.D5" office:value-type="string">
            <text:p text:style-name="P81"/>
          </table:table-cell>
          <table:table-cell table:style-name="backEnd.E5" office:value-type="string">
            <text:p text:style-name="P81"/>
          </table:table-cell>
          <table:table-cell table:style-name="backEnd.F5" office:value-type="string">
            <text:p text:style-name="P81"/>
          </table:table-cell>
          <table:table-cell table:style-name="backEnd.G5" office:value-type="string">
            <text:p text:style-name="P81"/>
          </table:table-cell>
        </table:table-row>
        <table:table-row>
          <table:table-cell table:style-name="backEnd.A6" office:value-type="string">
            <text:p text:style-name="P81"/>
          </table:table-cell>
          <table:table-cell table:style-name="backEnd.B6" office:value-type="string">
            <text:p text:style-name="P81"/>
          </table:table-cell>
          <table:table-cell table:style-name="backEnd.C6" office:value-type="string">
            <text:p text:style-name="P81"/>
          </table:table-cell>
          <table:table-cell table:style-name="backEnd.D6" office:value-type="string">
            <text:p text:style-name="P81"/>
          </table:table-cell>
          <table:table-cell table:style-name="backEnd.E6" office:value-type="string">
            <text:p text:style-name="P81"/>
          </table:table-cell>
          <table:table-cell table:style-name="backEnd.F6" office:value-type="string">
            <text:p text:style-name="P81"/>
          </table:table-cell>
          <table:table-cell table:style-name="backEnd.G6" office:value-type="string">
            <text:p text:style-name="P81"/>
          </table:table-cell>
        </table:table-row>
        <table:table-row>
          <table:table-cell table:style-name="backEnd.A7" office:value-type="string">
            <text:p text:style-name="P81"/>
          </table:table-cell>
          <table:table-cell table:style-name="backEnd.B7" office:value-type="string">
            <text:p text:style-name="P81"/>
          </table:table-cell>
          <table:table-cell table:style-name="backEnd.C7" office:value-type="string">
            <text:p text:style-name="P81"/>
          </table:table-cell>
          <table:table-cell table:style-name="backEnd.D7" office:value-type="string">
            <text:p text:style-name="P81"/>
          </table:table-cell>
          <table:table-cell table:style-name="backEnd.E7" office:value-type="string">
            <text:p text:style-name="P81"/>
          </table:table-cell>
          <table:table-cell table:style-name="backEnd.F7" office:value-type="string">
            <text:p text:style-name="P81"/>
          </table:table-cell>
          <table:table-cell table:style-name="backEnd.G7" office:value-type="string">
            <text:p text:style-name="P81"/>
          </table:table-cell>
        </table:table-row>
        <table:table-row>
          <table:table-cell table:style-name="backEnd.A8" office:value-type="string">
            <text:p text:style-name="P81"/>
          </table:table-cell>
          <table:table-cell table:style-name="backEnd.B8" office:value-type="string">
            <text:p text:style-name="P81"/>
          </table:table-cell>
          <table:table-cell table:style-name="backEnd.C8" office:value-type="string">
            <text:p text:style-name="P81"/>
          </table:table-cell>
          <table:table-cell table:style-name="backEnd.D8" office:value-type="string">
            <text:p text:style-name="P81"/>
          </table:table-cell>
          <table:table-cell table:style-name="backEnd.E8" office:value-type="string">
            <text:p text:style-name="P81"/>
          </table:table-cell>
          <table:table-cell table:style-name="backEnd.F8" office:value-type="string">
            <text:p text:style-name="P81"/>
          </table:table-cell>
          <table:table-cell table:style-name="backEnd.G8" office:value-type="string">
            <text:p text:style-name="P81"/>
          </table:table-cell>
        </table:table-row>
        <table:table-row>
          <table:table-cell table:style-name="backEnd.A9" office:value-type="string">
            <text:p text:style-name="P81"/>
          </table:table-cell>
          <table:table-cell table:style-name="backEnd.B9" office:value-type="string">
            <text:p text:style-name="P81"/>
          </table:table-cell>
          <table:table-cell table:style-name="backEnd.C9" office:value-type="string">
            <text:p text:style-name="P81"/>
          </table:table-cell>
          <table:table-cell table:style-name="backEnd.D9" office:value-type="string">
            <text:p text:style-name="P81"/>
          </table:table-cell>
          <table:table-cell table:style-name="backEnd.E9" office:value-type="string">
            <text:p text:style-name="P81"/>
          </table:table-cell>
          <table:table-cell table:style-name="backEnd.F9" office:value-type="string">
            <text:p text:style-name="P81"/>
          </table:table-cell>
          <table:table-cell table:style-name="backEnd.G9" office:value-type="string">
            <text:p text:style-name="P81"/>
          </table:table-cell>
        </table:table-row>
        <table:table-row>
          <table:table-cell table:style-name="backEnd.A10" office:value-type="string">
            <text:p text:style-name="P81"/>
          </table:table-cell>
          <table:table-cell table:style-name="backEnd.B10" office:value-type="string">
            <text:p text:style-name="P81"/>
          </table:table-cell>
          <table:table-cell table:style-name="backEnd.C10" office:value-type="string">
            <text:p text:style-name="P81"/>
          </table:table-cell>
          <table:table-cell table:style-name="backEnd.D10" office:value-type="string">
            <text:p text:style-name="P81"/>
          </table:table-cell>
          <table:table-cell table:style-name="backEnd.E10" office:value-type="string">
            <text:p text:style-name="P81"/>
          </table:table-cell>
          <table:table-cell table:style-name="backEnd.F10" office:value-type="string">
            <text:p text:style-name="P81"/>
          </table:table-cell>
          <table:table-cell table:style-name="backEnd.G10" office:value-type="string">
            <text:p text:style-name="P81"/>
          </table:table-cell>
        </table:table-row>
      </table:table>
      <text:p text:style-name="P1"/>
      <text:p text:style-name="P1"/>
      <text:p text:style-name="P1"><text:tab/><text:span text:style-name="T25">Back à douche</text:span></text:p>
      <text:p text:style-name="P58"><text:soft-page-break/></text:p>
      <text:p text:style-name="P117"><text:a xlink:type="simple" xlink:href="#Dictionnaire" text:style-name="Internet_20_link" text:visited-style-name="Visited_20_Internet_20_Link">Dictionnaire</text:a></text:p>
      <text:p text:style-name="P67"><text:a xlink:type="simple" xlink:href="#Index" text:style-name="Internet_20_link" text:visited-style-name="Visited_20_Internet_20_Link"><text:span text:style-name="T11">Page d’accueil global</text:span></text:a><text:bookmark text:name="Global"/></text:p>
      <text:p text:style-name="P118"><text:a xlink:type="simple" xlink:href="#Dictionnaire" text:style-name="Internet_20_link" text:visited-style-name="Visited_20_Internet_20_Link">Dictionnaire</text:a></text:p>
      <text:p text:style-name="P20"/>
      <text:p text:style-name="P24">Maquette</text:p>
      <text:p text:style-name="P20"/>
      <text:p text:style-name="P20"><draw:g text:anchor-type="paragraph" draw:z-index="0" draw:style-name="gr1"><draw:custom-shape draw:name="Forme1" draw:style-name="gr2" draw:text-style-name="P185" svg:width="17.278cm" svg:height="13.689cm" svg:x="0.82cm" svg:y="0.319cm"><text:p/><draw:enhanced-geometry svg:viewBox="0 0 21600 21600" draw:mirror-horizontal="false" draw:mirror-vertical="false" draw:type="rectangle" draw:enhanced-path="M 0 0 L 21600 0 21600 21600 0 21600 0 0 Z N"/></draw:custom-shape><draw:g draw:style-name="gr3"><draw:custom-shape draw:name="Forme3" draw:style-name="gr4" draw:text-style-name="P186" svg:width="1.444cm" svg:height="8.66cm" svg:x="1.224cm" svg:y="2.661cm"><text:p/><draw:enhanced-geometry svg:viewBox="0 0 21600 21600" draw:type="rectangle" draw:enhanced-path="M 0 0 L 21600 0 21600 21600 0 21600 0 0 Z N"/></draw:custom-shape><draw:frame draw:name="Forme4" draw:style-name="gr5" draw:text-style-name="P187" svg:width="1.036cm" svg:height="0.579cm" svg:x="1.418cm" svg:y="3.087cm"><draw:text-box><text:p>Nav</text:p></draw:text-box></draw:frame><draw:custom-shape draw:name="Forme5" draw:style-name="gr6" draw:text-style-name="P188" svg:width="0.65cm" svg:height="0.53cm" svg:x="1.54cm" svg:y="3.665cm"><text:p/><draw:enhanced-geometry svg:viewBox="0 0 21600 21600" draw:type="rectangle" draw:enhanced-path="M 0 0 L 21600 0 21600 21600 0 21600 0 0 Z N"/></draw:custom-shape><draw:custom-shape draw:name="Forme5" draw:style-name="gr7" draw:text-style-name="P189" svg:width="0.65cm" svg:height="0.53cm" svg:x="1.612cm" svg:y="6.48cm"><text:p/><draw:enhanced-geometry svg:viewBox="0 0 21600 21600" draw:type="rectangle" draw:enhanced-path="M 0 0 L 21600 0 21600 21600 0 21600 0 0 Z N"/></draw:custom-shape><draw:custom-shape draw:name="Forme5" draw:style-name="gr7" draw:text-style-name="P189" svg:width="0.65cm" svg:height="0.53cm" svg:x="1.563cm" svg:y="5.782cm"><text:p/><draw:enhanced-geometry svg:viewBox="0 0 21600 21600" draw:type="rectangle" draw:enhanced-path="M 0 0 L 21600 0 21600 21600 0 21600 0 0 Z N"/></draw:custom-shape><draw:custom-shape draw:name="Forme5" draw:style-name="gr7" draw:text-style-name="P189" svg:width="0.65cm" svg:height="0.53cm" svg:x="1.563cm" svg:y="5.06cm"><text:p/><draw:enhanced-geometry svg:viewBox="0 0 21600 21600" draw:type="rectangle" draw:enhanced-path="M 0 0 L 21600 0 21600 21600 0 21600 0 0 Z N"/></draw:custom-shape><draw:custom-shape draw:name="Forme5" draw:style-name="gr7" draw:text-style-name="P189" svg:width="0.65cm" svg:height="0.53cm" svg:x="1.563cm" svg:y="4.387cm"><text:p/><draw:enhanced-geometry svg:viewBox="0 0 21600 21600" draw:type="rectangle" draw:enhanced-path="M 0 0 L 21600 0 21600 21600 0 21600 0 0 Z N"/></draw:custom-shape></draw:g><draw:g draw:style-name="gr3"><draw:custom-shape draw:name="Forme8" draw:style-name="gr8" draw:text-style-name="P190" svg:width="9.767cm" svg:height="1.131cm" svg:x="5.868cm" svg:y="3.247cm"><text:p/><draw:enhanced-geometry svg:viewBox="0 0 21600 21600" draw:type="rectangle" draw:enhanced-path="M 0 0 L 21600 0 21600 21600 0 21600 0 0 Z N"/></draw:custom-shape><draw:frame draw:name="Forme11" draw:style-name="gr9" draw:text-style-name="P187" svg:width="2.334cm" svg:height="0.627cm" svg:x="6.999cm" svg:y="3.439cm"><draw:text-box><text:p>header</text:p></draw:text-box></draw:frame></draw:g><draw:g draw:style-name="gr3"><draw:custom-shape draw:name="Forme14" draw:style-name="gr10" draw:text-style-name="P191" svg:width="10.752cm" svg:height="1.227cm" svg:x="5.283cm" svg:y="11.546cm"><text:p/><draw:enhanced-geometry svg:viewBox="0 0 21600 21600" draw:type="rectangle" draw:enhanced-path="M 0 0 L 21600 0 21600 21600 0 21600 0 0 Z N"/></draw:custom-shape><draw:frame draw:name="Forme15" draw:style-name="gr11" draw:text-style-name="P187" svg:width="1.973cm" svg:height="0.698cm" svg:x="5.715cm" svg:y="11.691cm"><draw:text-box><text:p>footer</text:p></draw:text-box></draw:frame></draw:g><draw:custom-shape draw:name="Forme2" draw:style-name="gr12" draw:text-style-name="P192" svg:width="12.251cm" svg:height="10.849cm" svg:x="4.392cm" svg:y="2.392cm"><text:p/><draw:enhanced-geometry svg:viewBox="0 0 21600 21600" draw:type="rectangle" draw:enhanced-path="M 0 0 L 21600 0 21600 21600 0 21600 0 0 Z N"/></draw:custom-shape><draw:g draw:style-name="gr3"><draw:g draw:style-name="gr3"><draw:custom-shape draw:name="Forme2" draw:style-name="gr13" draw:text-style-name="P193" svg:width="11.351cm" svg:height="6.589cm" svg:x="4.868cm" svg:y="4.667cm"><text:p/><draw:enhanced-geometry svg:viewBox="0 0 21600 21600" draw:type="rectangle" draw:enhanced-path="M 0 0 L 21600 0 21600 21600 0 21600 0 0 Z N"/></draw:custom-shape><draw:frame draw:name="Forme3" draw:style-name="gr14" draw:text-style-name="P187" svg:width="2.117cm" svg:height="1.138cm" svg:x="5.053cm" svg:y="5.074cm"><draw:text-box><text:p>figure</text:p></draw:text-box></draw:frame></draw:g><draw:g draw:style-name="gr3"><draw:custom-shape draw:name="Forme9" draw:style-name="gr15" draw:text-style-name="P194" svg:width="9.813cm" svg:height="4.596cm" svg:x="5.436cm" svg:y="6.212cm"><text:p/><draw:enhanced-geometry svg:viewBox="0 0 21600 21600" draw:type="rectangle" draw:enhanced-path="M 0 0 L 21600 0 21600 21600 0 21600 0 0 Z N"/></draw:custom-shape><draw:frame draw:name="Forme10" draw:style-name="gr16" draw:text-style-name="P187" svg:width="4.04cm" svg:height="0.567cm" svg:x="10.536cm" svg:y="10.061cm"><draw:text-box><text:p>Figure - Homologue</text:p></draw:text-box></draw:frame><draw:custom-shape draw:name="Forme12" draw:style-name="gr17" draw:text-style-name="P195" svg:width="2.719cm" svg:height="0.53cm" svg:x="6.11cm" svg:y="10.013cm"><text:p/><draw:enhanced-geometry svg:viewBox="0 0 21600 21600" draw:type="rectangle" draw:enhanced-path="M 0 0 L 21600 0 21600 21600 0 21600 0 0 Z N"/></draw:custom-shape><draw:frame draw:name="Forme13" draw:style-name="gr18" draw:text-style-name="P187" svg:width="2.117cm" svg:height="0.53cm" svg:x="6.519cm" svg:y="10.013cm"><draw:text-box><text:p>Figcaption</text:p></draw:text-box></draw:frame></draw:g><draw:g draw:style-name="gr3"><draw:custom-shape draw:name="Forme9" draw:style-name="gr19" draw:text-style-name="P196" svg:width="9.813cm" svg:height="4.596cm" svg:x="6.064cm" svg:y="4.937cm"><text:p/><draw:enhanced-geometry svg:viewBox="0 0 21600 21600" draw:type="rectangle" draw:enhanced-path="M 0 0 L 21600 0 21600 21600 0 21600 0 0 Z N"/></draw:custom-shape><draw:frame draw:name="Forme10" draw:style-name="gr20" draw:text-style-name="P187" svg:width="2.791cm" svg:height="0.976cm" svg:x="6.376cm" svg:y="5.131cm"><draw:text-box><text:p>Figure - Photo ancienne</text:p></draw:text-box></draw:frame><draw:g draw:style-name="gr3"><draw:custom-shape draw:name="Forme12" draw:style-name="gr17" draw:text-style-name="P195" svg:width="2.719cm" svg:height="0.53cm" svg:x="6.401cm" svg:y="8.715cm"><text:p/><draw:enhanced-geometry svg:viewBox="0 0 21600 21600" draw:type="rectangle" draw:enhanced-path="M 0 0 L 21600 0 21600 21600 0 21600 0 0 Z N"/></draw:custom-shape><draw:frame draw:name="Forme13" draw:style-name="gr18" draw:text-style-name="P187" svg:width="1.997cm" svg:height="0.53cm" svg:x="6.793cm" svg:y="8.715cm"><draw:text-box><text:p>Figcaption</text:p></draw:text-box></draw:frame></draw:g></draw:g></draw:g><draw:frame draw:name="Forme3" draw:style-name="gr21" draw:text-style-name="P187" svg:width="1.721cm" svg:height="0.715cm" svg:x="4.683cm" svg:y="2.533cm"><draw:text-box><text:p>section</text:p></draw:text-box></draw:frame><draw:g draw:style-name="gr3"><draw:custom-shape draw:name="Forme2" draw:style-name="gr22" draw:text-style-name="P197" svg:width="12.198cm" svg:height="1.271cm" svg:x="4.471cm" svg:y="0.698cm"><text:p/><draw:enhanced-geometry svg:viewBox="0 0 21600 21600" draw:type="rectangle" draw:enhanced-path="M 0 0 L 21600 0 21600 21600 0 21600 0 0 Z N"/></draw:custom-shape><draw:frame draw:name="Forme3" draw:style-name="gr23" draw:text-style-name="P187" svg:width="2.435cm" svg:height="0.927cm" svg:x="4.709cm" svg:y="0.857cm"><draw:text-box><text:p>Cookie</text:p></draw:text-box></draw:frame></draw:g><draw:g draw:style-name="gr3"><draw:custom-shape draw:name="Forme2" draw:style-name="gr24" draw:text-style-name="P198" svg:width="1.138cm" svg:height="6.774cm" svg:x="2.857cm" svg:y="2.603cm"><text:p/><draw:enhanced-geometry svg:viewBox="0 0 21600 21600" draw:type="rectangle" draw:enhanced-path="M 0 0 L 21600 0 21600 21600 0 21600 0 0 Z N"/></draw:custom-shape><draw:frame draw:name="Forme3" draw:style-name="gr25" draw:text-style-name="P187" svg:width="0.689cm" svg:height="2.805cm" svg:x="3.122cm" svg:y="2.921cm"><draw:text-box><text:p>M</text:p><text:p>O</text:p><text:p>D</text:p><text:p>A</text:p><text:p>L</text:p><text:p/></draw:text-box></draw:frame></draw:g></draw:g></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4">Descriptif</text:p>
      <text:p text:style-name="P90">Page d’accueil du projet global, adresse : imagedutemps.org.</text:p>
      <text:p text:style-name="P22"/>
      <text:p text:style-name="P92">La page d’accueil présente une diapo ancienne et son homologue en fond d’écran.</text:p>
      <text:p text:style-name="P88">En 1<text:span text:style-name="T9">er</text:span> le script vérifie si le cookie existe sur le poste client.</text:p>
      <text:p text:style-name="P86">Au survol la diapo ancienne s’estompe</text:p>
      <text:p text:style-name="P84">Elle se compose de :</text:p>
      <text:list xml:id="list815644843" text:style-name="L1">
        <text:list-item>
          <text:p text:style-name="P162">Un bandeau cookie pour pour avertir le visiteur. Lorsque le visiteur valide, un cookie d’enregistrement s’enregistre sur son ordinateur et le bandeau s’efface.</text:p>
        </text:list-item>
        <text:list-item>
          <text:p text:style-name="P164">le menu sur la gauche qui s’affiche au survol de la souris. <text:span text:style-name="T8">En cliquant sur l’icone choisi, la fenêtre modal s’ouvre. Choix du menu</text:span></text:p>
          <text:list>
            <text:list-item>
              <text:list>
                <text:list-item>
                  <text:p text:style-name="P168">Projet local</text:p>
                </text:list-item>
                <text:list-item>
                  <text:p text:style-name="P170">contact</text:p>
                </text:list-item>
                <text:list-item>
                  <text:p text:style-name="P170">A propos</text:p>
                </text:list-item>
              </text:list>
            </text:list-item>
          </text:list>
        </text:list-item>
        <text:list-item>
          <text:p text:style-name="P164">Le header qui contient l’image du titre</text:p>
        </text:list-item>
        <text:list-item>
          <text:p text:style-name="P164">Les deux photos encadrées dans une balise figure et accompagné de leurs légendes</text:p>
        </text:list-item>
        <text:list-item>
          <text:p text:style-name="P166">Le footer qui est le slogan du site</text:p>
        </text:list-item>
      </text:list>
      <text:p text:style-name="P8"/>
      <text:p text:style-name="P25">Balise</text:p>
      <text:list xml:id="list950628109" text:style-name="L2">
        <text:list-item>
          <text:p text:style-name="P121">&lt;body&gt;</text:p>
          <text:list>
            <text:list-item>
              <text:p text:style-name="P121">&lt;div id=’cookie’&gt; &lt;/div&gt;</text:p>
            </text:list-item>
            <text:list-item>
              <text:p text:style-name="P121">&lt;div id=’modal’&gt; &lt;/div&gt;</text:p>
            </text:list-item>
            <text:list-item>
              <text:p text:style-name="P121">&lt;nav&gt;&lt;/nav&gt;</text:p>
            </text:list-item>
            <text:list-item>
              <text:p text:style-name="P121"><text:soft-page-break/>&lt;section&gt;</text:p>
              <text:list>
                <text:list-item>
                  <text:p text:style-name="P121">&lt;header&gt;&lt;/header&gt;</text:p>
                </text:list-item>
                <text:list-item>
                  <text:p text:style-name="P121">&lt;figure&gt; &lt;ing <text:span text:style-name="T6">&gt;&lt;figcaption&gt;&lt;</text:span><text:span text:style-name="T7">figcaption&gt;&lt;/figure&gt;</text:span></text:p>
                </text:list-item>
                <text:list-item>
                  <text:p text:style-name="P122">&lt;footer&gt;&lt;/footer&gt;</text:p>
                </text:list-item>
              </text:list>
            </text:list-item>
            <text:list-item>
              <text:p text:style-name="P123">&lt;/section&gt;</text:p>
            </text:list-item>
          </text:list>
        </text:list-item>
      </text:list>
      <text:p text:style-name="P28"/>
      <text:p text:style-name="P26">Liens</text:p>
      <text:p text:style-name="P28"><text:tab/>accueil local – contact – A propos</text:p>
      <text:p text:style-name="P28"/>
      <text:p text:style-name="P26">Dépendance</text:p>
      <text:list xml:id="list1273692572" text:style-name="L3">
        <text:list-item>
          <text:p text:style-name="P124">Feuille de style</text:p>
          <text:list>
            <text:list-item>
              <text:p text:style-name="P124">style/reset.css</text:p>
            </text:list-item>
            <text:list-item>
              <text:p text:style-name="P124">style/styleDiapo.css</text:p>
            </text:list-item>
          </text:list>
        </text:list-item>
        <text:list-item>
          <text:p text:style-name="P124">Include</text:p>
          <text:list>
            <text:list-item>
              <text:p text:style-name="P124">php/include/includeCookie.php</text:p>
            </text:list-item>
          </text:list>
        </text:list-item>
        <text:list-item>
          <text:p text:style-name="P128">traitement PHP</text:p>
        </text:list-item>
      </text:list>
      <text:p text:style-name="P28"/>
      <text:p text:style-name="P26">Base de donnée</text:p>
      <text:list xml:id="list1252430809" text:style-name="L4">
        <text:list-item>
          <text:p text:style-name="P127">figcaption</text:p>
          <text:list>
            <text:list-item>
              <text:p text:style-name="P127">Légende diapositive A_021_04</text:p>
            </text:list-item>
          </text:list>
        </text:list-item>
        <text:list-item>
          <text:p text:style-name="P129">Menu</text:p>
          <text:list>
            <text:list-item>
              <text:p text:style-name="P129">Sélection des vi<text:span text:style-name="T20">l</text:span>les B_001_02</text:p>
            </text:list-item>
          </text:list>
        </text:list-item>
      </text:list>
      <text:p text:style-name="P29"/>
      <text:p text:style-name="P27">Charte graphique</text:p>
      <text:list xml:id="list429567946" text:style-name="L5">
        <text:list-item>
          <text:p text:style-name="P130">Fond d’écran</text:p>
          <text:list>
            <text:list-item>
              <text:p text:style-name="P131"><text:span text:style-name="T12"><text:s/>en dégradé vers le haut et à droite : </text:span><text:span text:style-name="T14">background : linear-gradient(#1a0000, #4d0000);</text:span></text:p>
            </text:list-item>
            <text:list-item>
              <text:p text:style-name="P132"><text:span text:style-name="T12">U</text:span>ni, <text:span text:style-name="T14">backgrou</text:span><text:span text:style-name="T13">nd : #363638 ;</text:span></text:p>
            </text:list-item>
          </text:list>
          <text:p text:style-name="P137"/>
        </text:list-item>
        <text:list-item>
          <text:p text:style-name="P130">Titre – sous Inkscape Texte – Police Close to you – taille 72 – Couleur #d3bc5f – Filtres ombres et lueurs dedans dehors – Chemin Objet en chemin – Exporter au format PNG</text:p>
          <text:p text:style-name="P130"/>
        </text:list-item>
        <text:list-item>
          <text:p text:style-name="P133">Légende – Sous Inkscape texte _ police Close to you – Taille 32 – Couleur <text:span text:style-name="T12">#d3bc5f </text:span>(prendre la virgule pour faire un accent sur le e de passé).</text:p>
          <text:p text:style-name="P133"/>
        </text:list-item>
        <text:list-item>
          <text:p text:style-name="P135">Icone menu 32px.</text:p>
        </text:list-item>
      </text:list>
      <text:p text:style-name="P29"/>
      <text:p text:style-name="P29"/>
      <text:p text:style-name="P27">Balise méta</text:p>
      <text:p text:style-name="P29"/>
      <text:list xml:id="list830326984" text:style-name="L6">
        <text:list-item>
          <text:p text:style-name="P134">Description</text:p>
          <text:list>
            <text:list-item>
              <text:p text:style-name="P134">Les image du temps passé confrontées au temps présent.</text:p>
            </text:list-item>
          </text:list>
        </text:list-item>
        <text:list-item>
          <text:p text:style-name="P136">Keywords</text:p>
        </text:list-item>
      </text:list>
      <text:p text:style-name="P30"/>
      <text:p text:style-name="P67"><text:a xlink:type="simple" xlink:href="#Index" text:style-name="Internet_20_link" text:visited-style-name="Visited_20_Internet_20_Link"><text:span text:style-name="T11">Page accueil local - Diaporama</text:span></text:a><text:bookmark text:name="local"/></text:p>
      <text:p text:style-name="P119"><text:a xlink:type="simple" xlink:href="#Dictionnaire" text:style-name="Internet_20_link" text:visited-style-name="Visited_20_Internet_20_Link">Dictionnaire</text:a></text:p>
      <text:p text:style-name="P8"/>
      <text:p text:style-name="P8"/>
      <text:p text:style-name="P35">Maquette</text:p>
      <text:p text:style-name="P59"><text:span text:style-name="T17">D</text:span><text:span text:style-name="T15">iapo mode portrait </text:span><text:span text:style-name="T3">(préciser par un V comme verticale)</text:span></text:p>
      <text:p text:style-name="P47"><draw:custom-shape text:anchor-type="paragraph" draw:z-index="6" draw:name="Forme1" draw:style-name="gr48" draw:text-style-name="P185" svg:width="15.091cm" svg:height="11.671cm" svg:x="0.757cm" svg:y="0.36cm"><text:p/><draw:enhanced-geometry svg:viewBox="0 0 21600 21600" draw:mirror-horizontal="false" draw:mirror-vertical="false" draw:type="rectangle" draw:enhanced-path="M 0 0 L 21600 0 21600 21600 0 21600 0 0 Z N"/></draw:custom-shape><draw:g text:anchor-type="paragraph" draw:z-index="7" draw:style-name="gr1"><draw:custom-shape draw:name="Forme3" draw:style-name="gr49" draw:text-style-name="P186" svg:width="1.26cm" svg:height="7.21cm" svg:x="1.109cm" svg:y="2.309cm"><text:p/><draw:enhanced-geometry svg:viewBox="0 0 21600 21600" draw:type="rectangle" draw:enhanced-path="M 0 0 L 21600 0 21600 21600 0 21600 0 0 Z N"/></draw:custom-shape><draw:frame draw:name="Forme4" draw:style-name="gr50" draw:text-style-name="P187" svg:width="0.906cm" svg:height="0.482cm" svg:x="1.278cm" svg:y="2.664cm"><draw:text-box><text:p>Nav</text:p></draw:text-box></draw:frame><draw:custom-shape draw:name="Forme5" draw:style-name="gr51" draw:text-style-name="P188" svg:width="0.569cm" svg:height="0.442cm" svg:x="1.384cm" svg:y="3.145cm"><text:p/><draw:enhanced-geometry svg:viewBox="0 0 21600 21600" draw:type="rectangle" draw:enhanced-path="M 0 0 L 21600 0 21600 21600 0 21600 0 0 Z N"/></draw:custom-shape><draw:custom-shape draw:name="Forme5" draw:style-name="gr52" draw:text-style-name="P189" svg:width="0.569cm" svg:height="0.44cm" svg:x="1.448cm" svg:y="5.489cm"><text:p/><draw:enhanced-geometry svg:viewBox="0 0 21600 21600" draw:type="rectangle" draw:enhanced-path="M 0 0 L 21600 0 21600 21600 0 21600 0 0 Z N"/></draw:custom-shape><draw:custom-shape draw:name="Forme5" draw:style-name="gr53" draw:text-style-name="P189" svg:width="0.567cm" svg:height="0.442cm" svg:x="1.405cm" svg:y="4.907cm"><text:p/><draw:enhanced-geometry svg:viewBox="0 0 21600 21600" draw:type="rectangle" draw:enhanced-path="M 0 0 L 21600 0 21600 21600 0 21600 0 0 Z N"/></draw:custom-shape><draw:custom-shape draw:name="Forme5" draw:style-name="gr54" draw:text-style-name="P189" svg:width="0.567cm" svg:height="0.44cm" svg:x="1.405cm" svg:y="4.307cm"><text:p/><draw:enhanced-geometry svg:viewBox="0 0 21600 21600" draw:type="rectangle" draw:enhanced-path="M 0 0 L 21600 0 21600 21600 0 21600 0 0 Z N"/></draw:custom-shape><draw:custom-shape draw:name="Forme5" draw:style-name="gr54" draw:text-style-name="P189" svg:width="0.567cm" svg:height="0.44cm" svg:x="1.405cm" svg:y="3.747cm"><text:p/><draw:enhanced-geometry svg:viewBox="0 0 21600 21600" draw:type="rectangle" draw:enhanced-path="M 0 0 L 21600 0 21600 21600 0 21600 0 0 Z N"/></draw:custom-shape></draw:g><draw:g text:anchor-type="paragraph" draw:z-index="10" draw:style-name="gr1"><draw:custom-shape draw:name="Forme8" draw:style-name="gr58" draw:text-style-name="P190" svg:width="8.531cm" svg:height="0.941cm" svg:x="5.166cm" svg:y="2.798cm"><text:p/><draw:enhanced-geometry svg:viewBox="0 0 21600 21600" draw:type="rectangle" draw:enhanced-path="M 0 0 L 21600 0 21600 21600 0 21600 0 0 Z N"/></draw:custom-shape><draw:frame draw:name="Forme11" draw:style-name="gr59" draw:text-style-name="P187" svg:width="2.038cm" svg:height="0.521cm" svg:x="6.154cm" svg:y="2.96cm"><draw:text-box><text:p>header</text:p></draw:text-box></draw:frame></draw:g><draw:frame text:anchor-type="paragraph" draw:z-index="12" draw:name="Forme3" draw:style-name="gr71" draw:text-style-name="P187" svg:width="1.502cm" svg:height="0.595cm" svg:x="4.131cm" svg:y="2.203cm"><draw:text-box><text:p>section</text:p></draw:text-box></draw:frame><draw:g text:anchor-type="paragraph" draw:z-index="13" draw:style-name="gr1"><draw:custom-shape draw:name="Forme2" draw:style-name="gr72" draw:text-style-name="P197" svg:width="10.655cm" svg:height="1.057cm" svg:x="3.946cm" svg:y="0.676cm"><text:p/><draw:enhanced-geometry svg:viewBox="0 0 21600 21600" draw:type="rectangle" draw:enhanced-path="M 0 0 L 21600 0 21600 21600 0 21600 0 0 Z N"/></draw:custom-shape><draw:frame draw:name="Forme3" draw:style-name="gr73" draw:text-style-name="P187" svg:width="2.126cm" svg:height="0.772cm" svg:x="4.154cm" svg:y="0.808cm"><draw:text-box><text:p>Cookie</text:p></draw:text-box></draw:frame></draw:g><draw:g text:anchor-type="paragraph" draw:z-index="14" draw:style-name="gr1"><draw:custom-shape draw:name="Forme2" draw:style-name="gr74" draw:text-style-name="P198" svg:width="0.994cm" svg:height="5.638cm" svg:x="2.536cm" svg:y="2.261cm"><text:p/><draw:enhanced-geometry svg:viewBox="0 0 21600 21600" draw:type="rectangle" draw:enhanced-path="M 0 0 L 21600 0 21600 21600 0 21600 0 0 Z N"/></draw:custom-shape><draw:frame draw:name="Forme3" draw:style-name="gr75" draw:text-style-name="P187" svg:width="0.6cm" svg:height="2.564cm" svg:x="2.767cm" svg:y="2.526cm"><draw:text-box><text:p>M</text:p><text:p>O</text:p><text:p>D</text:p><text:p>A</text:p><text:p>L</text:p><text:p/></draw:text-box></draw:frame></draw:g></text:p>
      <text:p text:style-name="P47"/>
      <text:p text:style-name="P47"/>
      <text:p text:style-name="P47"/>
      <text:p text:style-name="P47"><draw:custom-shape text:anchor-type="paragraph" draw:z-index="8" draw:name="Forme2" draw:style-name="gr55" draw:text-style-name="P192" svg:width="10.699cm" svg:height="9.591cm" svg:x="3.877cm" svg:y="0.367cm"><text:p/><draw:enhanced-geometry svg:viewBox="0 0 21600 21600" draw:type="rectangle" draw:enhanced-path="M 0 0 L 21600 0 21600 21600 0 21600 0 0 Z N"/></draw:custom-shape></text:p>
      <text:p text:style-name="P47"/>
      <text:p text:style-name="P47"/>
      <text:p text:style-name="P47"/>
      <text:p text:style-name="P47"/>
      <text:p text:style-name="P47"/>
      <text:p text:style-name="P47"><draw:g text:anchor-type="paragraph" draw:z-index="11" draw:style-name="gr1"><draw:g draw:style-name="gr60"><draw:custom-shape draw:name="Forme2" draw:style-name="gr61" draw:text-style-name="P193" svg:width="8.894cm" svg:height="5.485cm" svg:x="5.036cm" svg:y="0.083cm"><text:p/><draw:enhanced-geometry svg:viewBox="0 0 21600 21600" draw:type="rectangle" draw:enhanced-path="M 0 0 L 21600 0 21600 21600 0 21600 0 0 Z N"/></draw:custom-shape><draw:frame draw:name="Forme3" draw:style-name="gr62" draw:text-style-name="P187" svg:width="1.659cm" svg:height="0.948cm" svg:x="5.182cm" svg:y="0.422cm"><draw:text-box><text:p>figure</text:p></draw:text-box></draw:frame></draw:g><draw:g draw:style-name="gr60"><draw:custom-shape draw:name="Forme9" draw:style-name="gr63" draw:text-style-name="P194" svg:width="3.458cm" svg:height="3.825cm" svg:x="9.749cm" svg:y="0.94cm"><text:p/><draw:enhanced-geometry svg:viewBox="0 0 21600 21600" draw:type="rectangle" draw:enhanced-path="M 0 0 L 21600 0 21600 21600 0 21600 0 0 Z N"/></draw:custom-shape><draw:frame draw:name="Forme10" draw:style-name="gr64" draw:text-style-name="P187" svg:width="3.529cm" svg:height="0.472cm" svg:x="9.749cm" svg:y="1.143cm"><draw:text-box><text:p>Figure - Homologue</text:p></draw:text-box></draw:frame><draw:g draw:style-name="gr60"><draw:custom-shape draw:name="Forme12" draw:style-name="gr65" draw:text-style-name="P195" svg:width="2.375cm" svg:height="0.442cm" svg:x="10.169cm" svg:y="3.826cm"><text:p/><draw:enhanced-geometry svg:viewBox="0 0 21600 21600" draw:type="rectangle" draw:enhanced-path="M 0 0 L 21600 0 21600 21600 0 21600 0 0 Z N"/></draw:custom-shape><draw:frame draw:name="Forme13" draw:style-name="gr66" draw:text-style-name="P187" svg:width="1.849cm" svg:height="0.442cm" svg:x="10.695cm" svg:y="3.826cm"><draw:text-box><text:p>Figcaption</text:p></draw:text-box></draw:frame></draw:g></draw:g><draw:g draw:style-name="gr60"><draw:custom-shape draw:name="Forme9" draw:style-name="gr67" draw:text-style-name="P196" svg:width="3.428cm" svg:height="3.827cm" svg:x="5.735cm" svg:y="0.857cm"><text:p/><draw:enhanced-geometry svg:viewBox="0 0 21600 21600" draw:type="rectangle" draw:enhanced-path="M 0 0 L 21600 0 21600 21600 0 21600 0 0 Z N"/></draw:custom-shape><draw:frame draw:name="Forme10" draw:style-name="gr68" draw:text-style-name="P187" svg:width="2.597cm" svg:height="1.084cm" svg:x="5.844cm" svg:y="1.02cm"><draw:text-box><text:p>Figure - Photo ancienne</text:p></draw:text-box></draw:frame><draw:g draw:style-name="gr60"><draw:custom-shape draw:name="Forme12" draw:style-name="gr69" draw:text-style-name="P195" svg:width="2.359cm" svg:height="0.281cm" svg:x="5.851cm" svg:y="4.002cm"><text:p/><draw:enhanced-geometry svg:viewBox="0 0 21600 21600" draw:type="rectangle" draw:enhanced-path="M 0 0 L 21600 0 21600 21600 0 21600 0 0 Z N"/></draw:custom-shape><draw:frame draw:name="Forme13" draw:style-name="gr70" draw:text-style-name="P187" svg:width="1.731cm" svg:height="0.682cm" svg:x="6.191cm" svg:y="4.002cm"><draw:text-box><text:p>Figcaption</text:p></draw:text-box></draw:frame></draw:g></draw:g></draw:g></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draw:g text:anchor-type="paragraph" draw:z-index="9" draw:style-name="gr1"><draw:custom-shape draw:name="Forme14" draw:style-name="gr56" draw:text-style-name="P191" svg:width="9.39cm" svg:height="1.022cm" svg:x="4.655cm" svg:y="0.125cm"><text:p/><draw:enhanced-geometry svg:viewBox="0 0 21600 21600" draw:type="rectangle" draw:enhanced-path="M 0 0 L 21600 0 21600 21600 0 21600 0 0 Z N"/></draw:custom-shape><draw:frame draw:name="Forme15" draw:style-name="gr57" draw:text-style-name="P187" svg:width="1.722cm" svg:height="0.581cm" svg:x="5.032cm" svg:y="0.245cm"><draw:text-box><text:p>footer</text:p></draw:text-box></draw:frame></draw:g></text:p>
      <text:p text:style-name="P47"/>
      <text:p text:style-name="P47"/>
      <text:p text:style-name="P47"/>
      <text:p text:style-name="P47"/>
      <text:p text:style-name="P59"><text:span text:style-name="T17">Diapo mode p</text:span><text:span text:style-name="T15">aysage</text:span><text:span text:style-name="T3"> (préciser par un H comme Horizontale)</text:span></text:p>
      <text:p text:style-name="P47"><draw:custom-shape text:anchor-type="paragraph" draw:z-index="15" draw:name="Forme1" draw:style-name="gr76" draw:text-style-name="P185" svg:width="15.091cm" svg:height="11.3cm" svg:x="0.757cm" svg:y="0.36cm"><text:p/><draw:enhanced-geometry svg:viewBox="0 0 21600 21600" draw:mirror-horizontal="false" draw:mirror-vertical="false" draw:type="rectangle" draw:enhanced-path="M 0 0 L 21600 0 21600 21600 0 21600 0 0 Z N"/></draw:custom-shape><draw:g text:anchor-type="paragraph" draw:z-index="16" draw:style-name="gr1"><draw:custom-shape draw:name="Forme3" draw:style-name="gr49" draw:text-style-name="P186" svg:width="1.26cm" svg:height="7.21cm" svg:x="1.109cm" svg:y="2.309cm"><text:p/><draw:enhanced-geometry svg:viewBox="0 0 21600 21600" draw:type="rectangle" draw:enhanced-path="M 0 0 L 21600 0 21600 21600 0 21600 0 0 Z N"/></draw:custom-shape><draw:frame draw:name="Forme4" draw:style-name="gr50" draw:text-style-name="P187" svg:width="0.906cm" svg:height="0.482cm" svg:x="1.278cm" svg:y="2.664cm"><draw:text-box><text:p>Nav</text:p></draw:text-box></draw:frame><draw:custom-shape draw:name="Forme5" draw:style-name="gr51" draw:text-style-name="P188" svg:width="0.569cm" svg:height="0.442cm" svg:x="1.384cm" svg:y="3.145cm"><text:p/><draw:enhanced-geometry svg:viewBox="0 0 21600 21600" draw:type="rectangle" draw:enhanced-path="M 0 0 L 21600 0 21600 21600 0 21600 0 0 Z N"/></draw:custom-shape><draw:custom-shape draw:name="Forme5" draw:style-name="gr52" draw:text-style-name="P189" svg:width="0.569cm" svg:height="0.44cm" svg:x="1.448cm" svg:y="5.489cm"><text:p/><draw:enhanced-geometry svg:viewBox="0 0 21600 21600" draw:type="rectangle" draw:enhanced-path="M 0 0 L 21600 0 21600 21600 0 21600 0 0 Z N"/></draw:custom-shape><draw:custom-shape draw:name="Forme5" draw:style-name="gr53" draw:text-style-name="P189" svg:width="0.567cm" svg:height="0.442cm" svg:x="1.405cm" svg:y="4.907cm"><text:p/><draw:enhanced-geometry svg:viewBox="0 0 21600 21600" draw:type="rectangle" draw:enhanced-path="M 0 0 L 21600 0 21600 21600 0 21600 0 0 Z N"/></draw:custom-shape><draw:custom-shape draw:name="Forme5" draw:style-name="gr54" draw:text-style-name="P189" svg:width="0.567cm" svg:height="0.44cm" svg:x="1.405cm" svg:y="4.307cm"><text:p/><draw:enhanced-geometry svg:viewBox="0 0 21600 21600" draw:type="rectangle" draw:enhanced-path="M 0 0 L 21600 0 21600 21600 0 21600 0 0 Z N"/></draw:custom-shape><draw:custom-shape draw:name="Forme5" draw:style-name="gr54" draw:text-style-name="P189" svg:width="0.567cm" svg:height="0.44cm" svg:x="1.405cm" svg:y="3.747cm"><text:p/><draw:enhanced-geometry svg:viewBox="0 0 21600 21600" draw:type="rectangle" draw:enhanced-path="M 0 0 L 21600 0 21600 21600 0 21600 0 0 Z N"/></draw:custom-shape></draw:g><draw:g text:anchor-type="paragraph" draw:z-index="18" draw:style-name="gr1"><draw:custom-shape draw:name="Forme2" draw:style-name="gr72" draw:text-style-name="P197" svg:width="10.655cm" svg:height="1.057cm" svg:x="3.946cm" svg:y="0.676cm"><text:p/><draw:enhanced-geometry svg:viewBox="0 0 21600 21600" draw:type="rectangle" draw:enhanced-path="M 0 0 L 21600 0 21600 21600 0 21600 0 0 Z N"/></draw:custom-shape><draw:frame draw:name="Forme3" draw:style-name="gr73" draw:text-style-name="P187" svg:width="2.126cm" svg:height="0.772cm" svg:x="4.154cm" svg:y="0.808cm"><draw:text-box><text:p>Cookie</text:p></draw:text-box></draw:frame></draw:g><draw:g text:anchor-type="paragraph" draw:z-index="19" draw:style-name="gr1"><draw:custom-shape draw:name="Forme2" draw:style-name="gr74" draw:text-style-name="P198" svg:width="0.994cm" svg:height="5.638cm" svg:x="2.536cm" svg:y="2.261cm"><text:p/><draw:enhanced-geometry svg:viewBox="0 0 21600 21600" draw:type="rectangle" draw:enhanced-path="M 0 0 L 21600 0 21600 21600 0 21600 0 0 Z N"/></draw:custom-shape><draw:frame draw:name="Forme3" draw:style-name="gr75" draw:text-style-name="P187" svg:width="0.6cm" svg:height="2.564cm" svg:x="2.767cm" svg:y="2.526cm"><draw:text-box><text:p>M</text:p><text:p>O</text:p><text:p>D</text:p><text:p>A</text:p><text:p>L</text:p><text:p/></draw:text-box></draw:frame></draw:g></text:p>
      <text:p text:style-name="P47"/>
      <text:p text:style-name="P47"/>
      <text:p text:style-name="P47"/>
      <text:p text:style-name="P47"><draw:g text:anchor-type="paragraph" draw:z-index="17" draw:style-name="gr1"><draw:g draw:style-name="gr60"><draw:custom-shape draw:name="Forme2" draw:style-name="gr77" draw:text-style-name="P192" svg:width="10.699cm" svg:height="8.584cm" svg:x="4.083cm" svg:y="0.282cm"><text:p/><draw:enhanced-geometry svg:viewBox="0 0 21600 21600" draw:type="rectangle" draw:enhanced-path="M 0 0 L 21600 0 21600 21600 0 21600 0 0 Z N"/></draw:custom-shape><draw:g draw:style-name="gr60"><draw:custom-shape draw:name="Forme14" draw:style-name="gr56" draw:text-style-name="P191" svg:width="9.39cm" svg:height="1.022cm" svg:x="4.72cm" svg:y="7.214cm"><text:p/><draw:enhanced-geometry svg:viewBox="0 0 21600 21600" draw:type="rectangle" draw:enhanced-path="M 0 0 L 21600 0 21600 21600 0 21600 0 0 Z N"/></draw:custom-shape><draw:frame draw:name="Forme15" draw:style-name="gr57" draw:text-style-name="P187" svg:width="1.722cm" svg:height="0.581cm" svg:x="5.097cm" svg:y="7.334cm"><draw:text-box><text:p>footer</text:p></draw:text-box></draw:frame></draw:g><draw:g draw:style-name="gr60"><draw:custom-shape draw:name="Forme8" draw:style-name="gr58" draw:text-style-name="P190" svg:width="8.531cm" svg:height="0.941cm" svg:x="5.695cm" svg:y="0.831cm"><text:p/><draw:enhanced-geometry svg:viewBox="0 0 21600 21600" draw:type="rectangle" draw:enhanced-path="M 0 0 L 21600 0 21600 21600 0 21600 0 0 Z N"/></draw:custom-shape><draw:frame draw:name="Forme11" draw:style-name="gr59" draw:text-style-name="P187" svg:width="2.038cm" svg:height="0.521cm" svg:x="6.683cm" svg:y="0.991cm"><draw:text-box><text:p>header</text:p></draw:text-box></draw:frame></draw:g><draw:g draw:style-name="gr60"><draw:custom-shape draw:name="Forme2" draw:style-name="gr78" draw:text-style-name="P193" svg:width="8.201cm" svg:height="4.795cm" svg:x="5.429cm" svg:y="1.986cm"><text:p/><draw:enhanced-geometry svg:viewBox="0 0 21600 21600" draw:mirror-horizontal="false" draw:mirror-vertical="false" draw:type="rectangle" draw:enhanced-path="M 0 0 L 21600 0 21600 21600 0 21600 0 0 Z N"/></draw:custom-shape><draw:frame draw:name="Forme3" draw:style-name="gr79" draw:text-style-name="P187" svg:width="1.528cm" svg:height="0.828cm" svg:x="5.565cm" svg:y="2.282cm"><draw:text-box><text:p>figure</text:p></draw:text-box></draw:frame></draw:g><draw:g draw:style-name="gr60"><draw:custom-shape draw:name="Forme9" draw:style-name="gr80" draw:text-style-name="P194" svg:width="3.458cm" svg:height="2.02cm" svg:x="7.992cm" svg:y="4.464cm"><text:p/><draw:enhanced-geometry svg:viewBox="0 0 21600 21600" draw:mirror-horizontal="false" draw:mirror-vertical="false" draw:type="rectangle" draw:enhanced-path="M 0 0 L 21600 0 21600 21600 0 21600 0 0 Z N"/></draw:custom-shape><draw:frame draw:name="Forme10" draw:style-name="gr64" draw:text-style-name="P187" svg:width="3.529cm" svg:height="0.472cm" svg:x="7.992cm" svg:y="4.667cm"><draw:text-box><text:p>Figure - Homologue</text:p></draw:text-box></draw:frame><draw:g draw:style-name="gr60"><draw:custom-shape draw:name="Forme12" draw:style-name="gr65" draw:text-style-name="P195" svg:width="2.375cm" svg:height="0.442cm" svg:x="8.311cm" svg:y="5.817cm"><text:p/><draw:enhanced-geometry svg:viewBox="0 0 21600 21600" draw:mirror-horizontal="false" draw:mirror-vertical="false" draw:type="rectangle" draw:enhanced-path="M 0 0 L 21600 0 21600 21600 0 21600 0 0 Z N"/></draw:custom-shape><draw:frame draw:name="Forme13" draw:style-name="gr66" draw:text-style-name="P187" svg:width="1.849cm" svg:height="0.442cm" svg:x="8.837cm" svg:y="5.817cm"><draw:text-box><text:p>Figcaption</text:p></draw:text-box></draw:frame></draw:g></draw:g><draw:g draw:style-name="gr60"><draw:custom-shape draw:name="Forme9" draw:style-name="gr81" draw:text-style-name="P196" svg:width="3.428cm" svg:height="2.135cm" svg:x="8.046cm" svg:y="2.196cm"><text:p/><draw:enhanced-geometry svg:viewBox="0 0 21600 21600" draw:mirror-horizontal="false" draw:mirror-vertical="false" draw:type="rectangle" draw:enhanced-path="M 0 0 L 21600 0 21600 21600 0 21600 0 0 Z N"/></draw:custom-shape><draw:frame draw:name="Forme10" draw:style-name="gr68" draw:text-style-name="P187" svg:width="2.597cm" svg:height="1.084cm" svg:x="8.156cm" svg:y="2.358cm"><draw:text-box><text:p>Figure - Photo ancienne</text:p></draw:text-box></draw:frame><draw:g draw:style-name="gr60"><draw:custom-shape draw:name="Forme12" draw:style-name="gr69" draw:text-style-name="P195" svg:width="2.359cm" svg:height="0.281cm" svg:x="8.394cm" svg:y="3.441cm"><text:p/><draw:enhanced-geometry svg:viewBox="0 0 21600 21600" draw:mirror-horizontal="false" draw:mirror-vertical="false" draw:type="rectangle" draw:enhanced-path="M 0 0 L 21600 0 21600 21600 0 21600 0 0 Z N"/></draw:custom-shape><draw:frame draw:name="Forme13" draw:style-name="gr70" draw:text-style-name="P187" svg:width="1.731cm" svg:height="0.682cm" svg:x="8.734cm" svg:y="3.441cm"><draw:text-box><text:p>Figcaption</text:p></draw:text-box></draw:frame></draw:g></draw:g></draw:g><draw:frame draw:name="Forme3" draw:style-name="gr82" draw:text-style-name="P187" svg:width="1.502cm" svg:height="0.595cm" svg:x="4.194cm" svg:y="0.562cm"><draw:text-box><text:p>section</text:p></draw:text-box></draw:frame></draw:g></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Descriptif</text:p>
      <text:p text:style-name="P91">Page d’accueil du projet <text:span text:style-name="T26">local</text:span>, adresse : imagedutemps.<text:span text:style-name="T26">ville</text:span>.org <text:span text:style-name="T26">ou ville.org ou pour débuter imagedutemps.org/ville</text:span></text:p>
      <text:p text:style-name="P23"/>
      <text:p text:style-name="P93">La page d’accueil présente <text:span text:style-name="T26">présente le diaporama par défaut, c’est à dire de la plus ancienne diapo ancienne à la plus récente diapo ancienne (ce n’est pas la date dácquisistion qu compte mais la date du vécu).</text:span></text:p>
      <text:p text:style-name="P89">En 1<text:span text:style-name="T9">er</text:span> le script vérifie si le cookie existe sur le poste client.</text:p>
      <text:p text:style-name="P87">Au survol la diapo ancienne s’estompe</text:p>
      <text:p text:style-name="P87"/>
      <text:p text:style-name="P85">Elle se compose de :</text:p>
      <text:list xml:id="list110356245002223" text:continue-list="list815644843" text:style-name="L1">
        <text:list-item>
          <text:p text:style-name="P163">Un bandeau cookie pour pour avertir le visiteur. Lorsque le visiteur valide, un cookie d’enregistrement s’enregistre sur son ordinateur et le bandeau s’efface.</text:p>
        </text:list-item>
        <text:list-item>
          <text:p text:style-name="P165">le menu sur la gauche qui s’affiche au survol de la souris. <text:span text:style-name="T8">En cliquant sur l’icone choisi, la fenêtre modal s’ouvre. Choix du menu</text:span></text:p>
          <text:list>
            <text:list-item>
              <text:list>
                <text:list-item>
                  <text:p text:style-name="P169">Sélection du diaporama par thémes ou lieu dit</text:p>
                </text:list-item>
                <text:list-item>
                  <text:p text:style-name="P171"><text:span text:style-name="T27">forum</text:span>l</text:p>
                </text:list-item>
                <text:list-item>
                  <text:p text:style-name="P172">contact</text:p>
                </text:list-item>
                <text:list-item>
                  <text:p text:style-name="P172">A propos</text:p>
                </text:list-item>
              </text:list>
            </text:list-item>
          </text:list>
        </text:list-item>
        <text:list-item>
          <text:p text:style-name="P165">Le header qui contient l’image du titre</text:p>
        </text:list-item>
        <text:list-item>
          <text:p text:style-name="P165">Les deux photos encadrées dans une balise figure et accompagné de leurs légendes</text:p>
        </text:list-item>
        <text:list-item>
          <text:p text:style-name="P167">Le footer qui est le slogan du site</text:p>
        </text:list-item>
      </text:list>
      <text:p text:style-name="P47"/>
      <text:p text:style-name="P47"/>
      <text:p text:style-name="P16"><text:span text:style-name="T18">B</text:span><text:span text:style-name="T16">alise</text:span></text:p>
      <text:p text:style-name="P47"/>
      <text:p text:style-name="P47"/>
      <text:p text:style-name="P41">Liens</text:p>
      <text:p text:style-name="P47"/>
      <text:p text:style-name="P47"/>
      <text:p text:style-name="P47">Dépendance</text:p>
      <text:p text:style-name="P47"/>
      <text:p text:style-name="P47"/>
      <text:p text:style-name="P47">Base de donnée</text:p>
      <text:p text:style-name="P47"/>
      <text:p text:style-name="P47"/>
      <text:p text:style-name="P47">Charte graphique</text:p>
      <text:p text:style-name="P47"/>
      <text:p text:style-name="P47"/>
      <text:p text:style-name="P47">Balise méta</text:p>
      <text:p text:style-name="P47"/>
      <text:p text:style-name="P47"/>
      <text:p text:style-name="P47"/>
      <text:list xml:id="list4164244334" text:style-name="L7">
        <text:list-item>
          <text:p text:style-name="P138">Page d’accueil projet local</text:p>
          <text:list>
            <text:list-item>
              <text:p text:style-name="P138">Menu →<text:span text:style-name="T1"> s’ouvre par une fenêtre modal</text:span></text:p>
              <text:list>
                <text:list-item>
                  <text:p text:style-name="P138">Critère de sélection d’un diaporama</text:p>
                </text:list-item>
                <text:list-item>
                  <text:p text:style-name="P138">forum</text:p>
                </text:list-item>
                <text:list-item>
                  <text:p text:style-name="P138">A propos</text:p>
                </text:list-item>
                <text:list-item>
                  <text:p text:style-name="P138">Contact →<text:span text:style-name="T1"> formulaire de contact vers l’administrateur local</text:span></text:p>
                </text:list-item>
                <text:list-item>
                  <text:p text:style-name="P138">Connexion</text:p>
                </text:list-item>
              </text:list>
            </text:list-item>
            <text:list-item>
              <text:p text:style-name="P140">Diaporama → lancement par défaut du diaporama local</text:p>
            </text:list-item>
          </text:list>
        </text:list-item>
      </text:list>
      <text:p text:style-name="P9"/>
      <text:list xml:id="list110358043070962" text:continue-numbering="true" text:style-name="L7">
        <text:list-item>
          <text:p text:style-name="P142">Diaporama</text:p>
          <text:list>
            <text:list-item>
              <text:p text:style-name="P142">Titre</text:p>
            </text:list-item>
            <text:list-item>
              <text:p text:style-name="P142">Lancement automatique du diaporama par défaut</text:p>
              <text:list>
                <text:list-item>
                  <text:p text:style-name="P144">touche avance</text:p>
                </text:list-item>
                <text:list-item>
                  <text:p text:style-name="P144">touche arrêt</text:p>
                </text:list-item>
                <text:list-item>
                  <text:p text:style-name="P144">touche recul</text:p>
                </text:list-item>
                <text:list-item>
                  <text:p text:style-name="P144">No de la photo et quantité de photo</text:p>
                </text:list-item>
                <text:list-item>
                  <text:p text:style-name="P144">Accès forum sur une photo </text:p>
                </text:list-item>
              </text:list>
            </text:list-item>
            <text:list-item>
              <text:p text:style-name="P142">Menu</text:p>
              <text:list>
                <text:list-item>
                  <text:p text:style-name="P139">Critère de sélection d’un diaporama</text:p>
                </text:list-item>
                <text:list-item>
                  <text:p text:style-name="P139"><text:soft-page-break/>forum</text:p>
                </text:list-item>
                <text:list-item>
                  <text:p text:style-name="P139">A propos</text:p>
                </text:list-item>
                <text:list-item>
                  <text:p text:style-name="P139">Contact →<text:span text:style-name="T1"> formulaire de contact vers l’administrateur local</text:span></text:p>
                </text:list-item>
                <text:list-item>
                  <text:p text:style-name="P139">Connexion</text:p>
                </text:list-item>
              </text:list>
            </text:list-item>
          </text:list>
        </text:list-item>
      </text:list>
      <text:p text:style-name="P67"><text:a xlink:type="simple" xlink:href="#Index" text:style-name="Internet_20_link" text:visited-style-name="Visited_20_Internet_20_Link"><text:span text:style-name="T11">Forum</text:span></text:a><text:bookmark text:name="forum"/></text:p>
      <text:p text:style-name="P120"><text:a xlink:type="simple" xlink:href="#Dictionnaire" text:style-name="Internet_20_link" text:visited-style-name="Visited_20_Internet_20_Link">Dictionnaire</text:a></text:p>
      <text:p text:style-name="P20"/>
      <text:list xml:id="list110356008663604" text:continue-numbering="true" text:style-name="L7">
        <text:list-item>
          <text:p text:style-name="P141">Forum</text:p>
          <text:list>
            <text:list-item>
              <text:p text:style-name="P141">accessible à tout le monde en lecture seule</text:p>
            </text:list-item>
            <text:list-item>
              <text:p text:style-name="P146">Pour participer il faut s’inscrire en tant que membre</text:p>
            </text:list-item>
            <text:list-item>
              <text:p text:style-name="P145">Liste des sujets</text:p>
            </text:list-item>
            <text:list-item>
              <text:p text:style-name="P145">Détails du sujets sélectionné</text:p>
            </text:list-item>
          </text:list>
        </text:list-item>
      </text:list>
      <text:p text:style-name="P10"/>
      <text:p text:style-name="P10"/>
      <text:p text:style-name="P67"><text:a xlink:type="simple" xlink:href="#Index" text:style-name="Internet_20_link" text:visited-style-name="Visited_20_Internet_20_Link"><text:span text:style-name="T11">A propos</text:span></text:a><text:bookmark text:name="A propos"/></text:p>
      <text:p text:style-name="P120"><text:a xlink:type="simple" xlink:href="#Dictionnaire" text:style-name="Internet_20_link" text:visited-style-name="Visited_20_Internet_20_Link">Dictionnaire</text:a></text:p>
      <text:p text:style-name="P20"/>
      <text:list xml:id="list110356029404849" text:continue-numbering="true" text:style-name="L7">
        <text:list-item>
          <text:p text:style-name="P146">A propos → Origine du projet, statistiques du site</text:p>
          <text:list>
            <text:list-item>
              <text:p text:style-name="P146">Mentions légales</text:p>
            </text:list-item>
            <text:list-item>
              <text:p text:style-name="P146">Réglement d’utilisation</text:p>
            </text:list-item>
            <text:list-item>
              <text:p text:style-name="P146">Etoiles</text:p>
            </text:list-item>
            <text:list-item>
              <text:p text:style-name="P146">Contact</text:p>
            </text:list-item>
          </text:list>
        </text:list-item>
      </text:list>
      <text:p text:style-name="P11"/>
      <text:p text:style-name="P11"/>
      <text:p text:style-name="P67"><text:a xlink:type="simple" xlink:href="#Index" text:style-name="Internet_20_link" text:visited-style-name="Visited_20_Internet_20_Link"><text:span text:style-name="T11">Contact</text:span></text:a><text:bookmark text:name="Contact"/></text:p>
      <text:p text:style-name="P120"><text:a xlink:type="simple" xlink:href="#Dictionnaire" text:style-name="Internet_20_link" text:visited-style-name="Visited_20_Internet_20_Link">Dictionnaire</text:a></text:p>
      <text:p text:style-name="P20"/>
      <text:p text:style-name="P36">Maquette</text:p>
      <text:p text:style-name="P20"/>
      <text:p text:style-name="P20"><draw:custom-shape text:anchor-type="paragraph" draw:z-index="2" draw:name="Forme1" draw:style-name="gr37" svg:width="15.082cm" svg:height="14.055cm" svg:x="2.145cm" svg:y="0.176cm"><text:p/><draw:enhanced-geometry svg:viewBox="0 0 21600 21600" draw:type="rectangle" draw:enhanced-path="M 0 0 L 21600 0 21600 21600 0 21600 0 0 Z N"/></draw:custom-shape><draw:g text:anchor-type="paragraph" draw:z-index="3" draw:style-name="gr26"><draw:custom-shape draw:name="Forme2" draw:style-name="gr38" draw:text-style-name="P204" svg:width="10.731cm" svg:height="1.093cm" svg:x="4.997cm" svg:y="0.47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3" draw:style-name="gr39" draw:text-style-name="P187" svg:width="2.382cm" svg:height="0.429cm" svg:x="5.38cm" svg:y="0.653cm"><draw:text-box><text:p>Titre</text:p></draw:text-box></draw:frame></draw:g></text:p>
      <text:p text:style-name="P20"/>
      <text:p text:style-name="P20"/>
      <text:p text:style-name="P20"/>
      <text:p text:style-name="P20"><draw:frame text:anchor-type="paragraph" draw:z-index="5" draw:name="Forme2" draw:style-name="gr47" draw:text-style-name="P208" svg:width="10.614cm" svg:height="0.795cm" svg:x="4.849cm" svg:y="0.206cm"><draw:text-box><text:p>Captcha</text:p></draw:text-box></draw:frame></text:p>
      <text:p text:style-name="P20"/>
      <text:p text:style-name="P20"/>
      <text:p text:style-name="P20"><draw:g text:anchor-type="paragraph" draw:z-index="4" draw:style-name="gr26"><draw:g draw:style-name="gr3"><draw:custom-shape draw:name="Forme2" draw:style-name="gr40" draw:text-style-name="P190" svg:width="13.729cm" svg:height="10.88cm" svg:x="2.82cm" svg:y="0.101cm"><text:p/><draw:enhanced-geometry svg:viewBox="0 0 21600 21600" draw:type="rectangle" draw:enhanced-path="M 0 0 L 21600 0 21600 21600 0 21600 0 0 Z N"/></draw:custom-shape><draw:frame draw:name="Forme3" draw:style-name="gr41" draw:text-style-name="P187" svg:width="1.581cm" svg:height="0.886cm" svg:x="3.379cm" svg:y="0.651cm"><draw:text-box><text:p>section</text:p></draw:text-box></draw:frame></draw:g><draw:g draw:style-name="gr3"><draw:custom-shape draw:name="Forme2" draw:style-name="gr42" draw:text-style-name="P186" svg:width="11.113cm" svg:height="1.325cm" svg:x="3.848cm" svg:y="1.246cm"><text:p/><draw:enhanced-geometry svg:viewBox="0 0 21600 21600" draw:type="rectangle" draw:enhanced-path="M 0 0 L 21600 0 21600 21600 0 21600 0 0 Z N"/></draw:custom-shape><draw:frame draw:name="Forme3" draw:style-name="gr43" draw:text-style-name="P187" svg:width="1.706cm" svg:height="0.765cm" svg:x="4.053cm" svg:y="1.486cm"><draw:text-box><text:p>Article</text:p></draw:text-box></draw:frame></draw:g><draw:g draw:style-name="gr3"><draw:custom-shape draw:name="Forme2" draw:style-name="gr44" draw:text-style-name="P205" svg:width="11.759cm" svg:height="6.764cm" svg:x="4.115cm" svg:y="2.865cm"><text:p/><draw:enhanced-geometry svg:viewBox="0 0 21600 21600" draw:type="rectangle" draw:enhanced-path="M 0 0 L 21600 0 21600 21600 0 21600 0 0 Z N"/></draw:custom-shape><draw:frame draw:name="Forme3" draw:style-name="gr36" draw:text-style-name="P187" svg:width="2.324cm" svg:height="0.618cm" svg:x="4.379cm" svg:y="3.251cm"><draw:text-box><text:p>Form</text:p></draw:text-box></draw:frame><draw:frame draw:name="Forme4" draw:style-name="gr45" draw:text-style-name="P206" svg:width="3.499cm" svg:height="0.853cm" svg:x="7.083cm" svg:y="3.454cm"><draw:text-box><text:p text:style-name="P201">Prénom</text:p></draw:text-box></draw:frame><draw:frame draw:name="Forme4" draw:style-name="gr45" draw:text-style-name="P206" svg:width="3.499cm" svg:height="0.853cm" svg:x="7.113cm" svg:y="4.544cm"><draw:text-box><text:p text:style-name="P201">Nom</text:p></draw:text-box></draw:frame><draw:frame draw:name="Forme4" draw:style-name="gr45" draw:text-style-name="P206" svg:width="3.499cm" svg:height="0.853cm" svg:x="7.143cm" svg:y="5.777cm"><draw:text-box><text:p text:style-name="P201">Association</text:p></draw:text-box></draw:frame><draw:frame draw:name="Forme4" draw:style-name="gr45" draw:text-style-name="P206" svg:width="3.499cm" svg:height="0.853cm" svg:x="7.228cm" svg:y="6.894cm"><draw:text-box><text:p text:style-name="P201">Email</text:p></draw:text-box></draw:frame><draw:frame draw:name="Forme4" draw:style-name="gr45" draw:text-style-name="P206" svg:width="3.499cm" svg:height="0.853cm" svg:x="7.172cm" svg:y="8.098cm"><draw:text-box><text:p text:style-name="P201">Texte demande</text:p></draw:text-box></draw:frame><draw:frame draw:name="Forme4" draw:style-name="gr46" draw:text-style-name="P207" svg:width="3.499cm" svg:height="0.853cm" svg:x="11.287cm" svg:y="4.631cm"><draw:text-box><text:p text:style-name="P201">Envoyer</text:p></draw:text-box></draw:frame><draw:frame draw:name="Forme4" draw:style-name="gr46" draw:text-style-name="P207" svg:width="3.499cm" svg:height="0.853cm" svg:x="11.318cm" svg:y="5.982cm"><draw:text-box><text:p text:style-name="P201">Effacer</text:p></draw:text-box></draw:frame></draw:g></draw:g></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6">Descriptif</text:p>
      <text:p text:style-name="P95">- La page contact permet aux visiteurs de communiquer avec l’administration du projet global ou local suivant le contact demandé.</text:p>
      <text:p text:style-name="P102">- Elle doit être utilis<text:span text:style-name="T21">é</text:span> pour demander des renseignements, proposer des photos. Mais en aucun cas faire doub<text:span text:style-name="T21">l</text:span>ons avec le forum. Un lien vers le forum est présent et vers la page connexion pour s’inscrire et participer au forum.</text:p>
      <text:p text:style-name="P103">- Un lien doit être proposé pour revenir à la page d’accueil</text:p>
      <text:p text:style-name="P103">- Le formulire doit apparaître après validation du Captcha <text:span text:style-name="T22">par un traitement en Javascript</text:span></text:p>
      <text:p text:style-name="P104">- Le visiteur est redirigé vers une page de confirmation d’envoi de la demande avec un lien vers la page d’accueil sur cette page de confirmation.</text:p>
      <text:p text:style-name="P104">- Tous les champs sont vérifiés en natif, sur le poste client en 1<text:span text:style-name="T9">er</text:span> (html, javascript) et ensuite valider en PHP.</text:p>
      <text:p text:style-name="P104">- <text:span text:style-name="T23">Les messages sont envoyés par mail aux rédacteurs et administrateurs</text:span></text:p>
      <text:p text:style-name="P106">Les messages sont stockés dans une BDD.</text:p>
      <text:p text:style-name="P20"/>
      <text:p text:style-name="P14"><text:span text:style-name="T18">B</text:span><text:span text:style-name="T16">alise</text:span></text:p>
      <text:list xml:id="list1425351727" text:style-name="L8">
        <text:list-item>
          <text:p text:style-name="P173">&lt;header&gt; titre &lt;/header&gt;</text:p>
        </text:list-item>
        <text:list-item>
          <text:p text:style-name="P147">&lt;aside&gt;Captcha&lt;/aside&gt;</text:p>
        </text:list-item>
        <text:list-item>
          <text:p text:style-name="P147">&lt;section&gt;</text:p>
          <text:list>
            <text:list-item>
              <text:p text:style-name="P147">&lt;article&gt;</text:p>
              <text:list>
                <text:list-item>
                  <text:p text:style-name="P147">&lt;h1&gt;&lt;/h1&gt;</text:p>
                </text:list-item>
                <text:list-item>
                  <text:p text:style-name="P147">&lt;p&gt;&lt;/p&gt;</text:p>
                </text:list-item>
              </text:list>
            </text:list-item>
            <text:list-item>
              <text:p text:style-name="P147">&lt;/article&gt;</text:p>
            </text:list-item>
            <text:list-item>
              <text:p text:style-name="P147"><text:soft-page-break/>&lt;form&gt;</text:p>
              <text:list>
                <text:list-item>
                  <text:p text:style-name="P147">&lt;p&gt;&lt;label&gt;&lt;/label&gt;&lt;input /&gt; &lt;/p&gt;</text:p>
                </text:list-item>
              </text:list>
            </text:list-item>
            <text:list-item>
              <text:p text:style-name="P147">&lt;/form&gt;</text:p>
            </text:list-item>
          </text:list>
        </text:list-item>
        <text:list-item>
          <text:p text:style-name="P147">&lt;/section&gt;</text:p>
        </text:list-item>
      </text:list>
      <text:p text:style-name="P20"/>
      <text:p text:style-name="P42">Liens</text:p>
      <text:p text:style-name="P96">Page d’accueil</text:p>
      <text:p text:style-name="P20"/>
      <text:p text:style-name="P36">Dépendance</text:p>
      <text:list xml:id="list110356256333398" text:continue-list="list1273692572" text:style-name="L3">
        <text:list-item>
          <text:p text:style-name="P174">Feuille de style</text:p>
          <text:list>
            <text:list-item>
              <text:p text:style-name="P125">style/reset.css</text:p>
            </text:list-item>
            <text:list-item>
              <text:p text:style-name="P125">style/style<text:span text:style-name="T22">Page</text:span>.css</text:p>
            </text:list-item>
          </text:list>
        </text:list-item>
        <text:list-item>
          <text:p text:style-name="P180">traitement PHP</text:p>
          <text:list>
            <text:list-item>
              <text:p text:style-name="P182"><text:span text:style-name="T22">contact</text:span>_post.php</text:p>
              <text:list>
                <text:list-item>
                  <text:p text:style-name="P184">Confirmation d’envoi</text:p>
                </text:list-item>
              </text:list>
            </text:list-item>
          </text:list>
        </text:list-item>
      </text:list>
      <text:p text:style-name="P105"/>
      <text:p text:style-name="P20"/>
      <text:p text:style-name="P36">Base de donnée</text:p>
      <text:list xml:id="list3377252332" text:style-name="L9">
        <text:list-item>
          <text:p text:style-name="P176">Prénom</text:p>
          <text:list>
            <text:list-item>
              <text:p text:style-name="P148">MessageContact – prenom : A_026_002</text:p>
            </text:list-item>
          </text:list>
        </text:list-item>
        <text:list-item>
          <text:p text:style-name="P148">Nom</text:p>
          <text:list>
            <text:list-item>
              <text:p text:style-name="P148">messageContact – nom : A_026_003</text:p>
            </text:list-item>
          </text:list>
        </text:list-item>
        <text:list-item>
          <text:p text:style-name="P148">Association</text:p>
          <text:list>
            <text:list-item>
              <text:p text:style-name="P148">messageContact – association : A_026_004</text:p>
            </text:list-item>
          </text:list>
        </text:list-item>
        <text:list-item>
          <text:p text:style-name="P148">Email</text:p>
          <text:list>
            <text:list-item>
              <text:p text:style-name="P148">messageContact – email : A_026_005</text:p>
            </text:list-item>
          </text:list>
        </text:list-item>
        <text:list-item>
          <text:p text:style-name="P148">Texte</text:p>
          <text:list>
            <text:list-item>
              <text:p text:style-name="P148">messageContact – texte : A_026_006</text:p>
            </text:list-item>
          </text:list>
        </text:list-item>
      </text:list>
      <text:p text:style-name="P20"/>
      <text:p text:style-name="P48">Charte graphique</text:p>
      <text:p text:style-name="P21"/>
      <text:p text:style-name="P20"/>
      <text:p text:style-name="P20"/>
      <text:p text:style-name="P48">Balise méta</text:p>
      <text:p text:style-name="P20"/>
      <text:p text:style-name="P20"/>
      <text:p text:style-name="P20"/>
      <text:p text:style-name="P20"/>
      <text:p text:style-name="P5"/>
      <text:p text:style-name="P67"><text:a xlink:type="simple" xlink:href="#Index" text:style-name="Internet_20_link" text:visited-style-name="Visited_20_Internet_20_Link"><text:span text:style-name="T11">Connexion</text:span></text:a><text:bookmark text:name="Connexion"/></text:p>
      <text:p text:style-name="P120"><text:a xlink:type="simple" xlink:href="#Dictionnaire" text:style-name="Internet_20_link" text:visited-style-name="Visited_20_Internet_20_Link">Dictionnaire</text:a></text:p>
      <text:p text:style-name="P4"/>
      <text:p text:style-name="P34">Maquette</text:p>
      <text:p text:style-name="P33"/>
      <text:p text:style-name="P33"><draw:g text:anchor-type="paragraph" draw:z-index="1" draw:style-name="gr26"><draw:custom-shape draw:name="Forme1" draw:style-name="gr27" svg:width="16.758cm" svg:height="9.939cm" svg:x="1.134cm" svg:y="0.109cm"><text:p/><draw:enhanced-geometry svg:viewBox="0 0 21600 21600" draw:type="rectangle" draw:enhanced-path="M 0 0 L 21600 0 21600 21600 0 21600 0 0 Z N"/></draw:custom-shape><draw:custom-shape draw:name="Forme3" draw:style-name="gr28" draw:text-style-name="P199" svg:width="14.054cm" svg:height="8.203cm" svg:x="2.251cm" svg:y="0.698cm"><text:p/><draw:enhanced-geometry svg:viewBox="0 0 21600 21600" draw:type="rectangle" draw:enhanced-path="M 0 0 L 21600 0 21600 21600 0 21600 0 0 Z N"/></draw:custom-shape><draw:g draw:style-name="gr3"><draw:g draw:style-name="gr3"><draw:custom-shape draw:name="Forme2" draw:style-name="gr29" draw:text-style-name="P200" svg:width="3.793cm" svg:height="4.41cm" svg:x="3.573cm" svg:y="2.109cm"><text:p/><draw:enhanced-geometry svg:viewBox="0 0 21600 21600" draw:type="rectangle" draw:enhanced-path="M 0 0 L 21600 0 21600 21600 0 21600 0 0 Z N"/></draw:custom-shape><draw:frame draw:name="Forme3" draw:style-name="gr30" draw:text-style-name="P202" svg:width="1.676cm" svg:height="0.736cm" svg:x="4.544cm" svg:y="3.228cm"><draw:text-box><text:p text:style-name="P201">Nom</text:p></draw:text-box></draw:frame><draw:frame draw:name="Forme3" draw:style-name="gr30" draw:text-style-name="P202" svg:width="1.676cm" svg:height="0.736cm" svg:x="4.544cm" svg:y="4.228cm"><draw:text-box><text:p text:style-name="P201">Password</text:p></draw:text-box></draw:frame><draw:frame draw:name="Forme3" draw:style-name="gr30" draw:text-style-name="P202" svg:width="1.676cm" svg:height="0.736cm" svg:x="4.544cm" svg:y="5.316cm"><draw:text-box><text:p text:style-name="P201">Validez</text:p></draw:text-box></draw:frame><draw:frame draw:name="Forme4" draw:style-name="gr31" draw:text-style-name="P187" svg:width="1.588cm" svg:height="0.678cm" svg:x="4.866cm" svg:y="2.374cm"><draw:text-box><text:p>Inscrits</text:p></draw:text-box></draw:frame></draw:g><draw:g draw:style-name="gr3"><draw:custom-shape draw:name="Forme2" draw:style-name="gr32" draw:text-style-name="P200" svg:width="3.793cm" svg:height="6.91cm" svg:x="11.365cm" svg:y="1.286cm"><text:p/><draw:enhanced-geometry svg:viewBox="0 0 21600 21600" draw:type="rectangle" draw:enhanced-path="M 0 0 L 21600 0 21600 21600 0 21600 0 0 Z N"/></draw:custom-shape><draw:frame draw:name="Forme3" draw:style-name="gr30" draw:text-style-name="P202" svg:width="1.676cm" svg:height="0.736cm" svg:x="12.247cm" svg:y="6.785cm"><draw:text-box><text:p text:style-name="P201">Validez</text:p></draw:text-box></draw:frame><draw:frame draw:name="Forme3" draw:style-name="gr33" draw:text-style-name="P202" svg:width="2.147cm" svg:height="0.856cm" svg:x="12.247cm" svg:y="5.575cm"><draw:text-box><text:p text:style-name="P201">Password B</text:p></draw:text-box></draw:frame><draw:frame draw:name="Forme3" draw:style-name="gr30" draw:text-style-name="P202" svg:width="1.676cm" svg:height="0.736cm" svg:x="12.247cm" svg:y="4.58cm"><draw:text-box><text:p text:style-name="P201">Password</text:p></draw:text-box></draw:frame><draw:frame draw:name="Forme3" draw:style-name="gr30" draw:text-style-name="P202" svg:width="1.676cm" svg:height="0.736cm" svg:x="12.247cm" svg:y="2.52cm"><draw:text-box><text:p text:style-name="P201">Nom</text:p></draw:text-box></draw:frame><draw:frame draw:name="Forme3" draw:style-name="gr30" draw:text-style-name="P202" svg:width="1.676cm" svg:height="0.736cm" svg:x="12.247cm" svg:y="3.58cm"><draw:text-box><text:p text:style-name="P201">Email</text:p></draw:text-box></draw:frame><draw:frame draw:name="Forme5" draw:style-name="gr34" draw:text-style-name="P187" svg:width="2.059cm" svg:height="0.56cm" svg:x="12.278cm" svg:y="1.638cm"><draw:text-box><text:p>Non inscrits</text:p></draw:text-box></draw:frame></draw:g><draw:frame draw:name="Forme2" draw:style-name="gr35" draw:text-style-name="P203" svg:width="3.088cm" svg:height="1.324cm" svg:x="7.925cm" svg:y="3.785cm"><draw:text-box><text:p text:style-name="P201">Fermer la fenêtre</text:p></draw:text-box></draw:frame></draw:g><draw:frame draw:name="Forme2" draw:style-name="gr36" draw:text-style-name="P187" svg:width="1.264cm" svg:height="0.618cm" svg:x="2.663cm" svg:y="1.178cm"><draw:text-box><text:p>Modal</text:p></draw:text-box></draw:frame></draw:g></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1"/>
      <text:p text:style-name="P34">Descriptif</text:p>
      <text:p text:style-name="P97">- La page de connexion est une fenêtre modal. Elle est composée de 2 boites, inscrits et non inscrits avec leur champs respectifs et le bouton validez.</text:p>
      <text:p text:style-name="P94">- <text:span text:style-name="T19">Elle est inséré par un fichier include pour être réutilisé à différents endroits</text:span></text:p>
      <text:p text:style-name="P31"/>
      <text:p text:style-name="P40"><text:span text:style-name="T19">B</text:span>alise</text:p>
      <text:list xml:id="list3879905709" text:style-name="L10">
        <text:list-item>
          <text:p text:style-name="P177">&lt;div id=’modal’&gt;</text:p>
          <text:list>
            <text:list-item>
              <text:p text:style-name="P149">&lt;aside id=’inscrits’&gt;</text:p>
              <text:list>
                <text:list-item>
                  <text:p text:style-name="P149">&lt;form&gt;</text:p>
                  <text:list>
                    <text:list-item>
                      <text:p text:style-name="P149">&lt;p&gt; &lt;input /&gt; &lt;/p&gt;</text:p>
                    </text:list-item>
                  </text:list>
                </text:list-item>
                <text:list-item>
                  <text:p text:style-name="P149">&lt;/form&gt;</text:p>
                </text:list-item>
              </text:list>
            </text:list-item>
            <text:list-item>
              <text:p text:style-name="P149">&lt;/aside&gt;</text:p>
            </text:list-item>
            <text:list-item>
              <text:p text:style-name="P149">&lt;p&gt;&lt;a&gt;Fermer la fenêtre&lt;/a&gt;</text:p>
            </text:list-item>
            <text:list-item>
              <text:p text:style-name="P149">&lt;aside id=’non_inscrits’&gt;</text:p>
              <text:list>
                <text:list-item>
                  <text:p text:style-name="P149">&lt;form&gt;</text:p>
                  <text:list>
                    <text:list-item>
                      <text:p text:style-name="P149">&lt;p&gt; &lt;input /&gt; &lt;/p&gt;</text:p>
                    </text:list-item>
                  </text:list>
                </text:list-item>
                <text:list-item>
                  <text:p text:style-name="P149">&lt;/form&gt;</text:p>
                </text:list-item>
              </text:list>
            </text:list-item>
            <text:list-item>
              <text:p text:style-name="P149">&lt;/aside&gt;</text:p>
            </text:list-item>
          </text:list>
        </text:list-item>
        <text:list-item>
          <text:p text:style-name="P149">&lt;/div&gt;</text:p>
        </text:list-item>
      </text:list>
      <text:p text:style-name="P31"/>
      <text:p text:style-name="P40">Liens</text:p>
      <text:p text:style-name="P31"/>
      <text:p text:style-name="P31"/>
      <text:p text:style-name="P13"><text:span text:style-name="T5"><text:s/></text:span><text:span text:style-name="T15">Dépendance</text:span></text:p>
      <text:list xml:id="list110357453331388" text:continue-list="list110356256333398" text:style-name="L3">
        <text:list-item>
          <text:p text:style-name="P175">Feuille de style</text:p>
          <text:list>
            <text:list-item>
              <text:p text:style-name="P126">style/reset.css</text:p>
            </text:list-item>
            <text:list-item>
              <text:p text:style-name="P126">style/style<text:span text:style-name="T22">Page</text:span>.css</text:p>
            </text:list-item>
          </text:list>
        </text:list-item>
        <text:list-item>
          <text:p text:style-name="P181">traitement PHP</text:p>
          <text:list>
            <text:list-item>
              <text:p text:style-name="P183">connexion_post.php</text:p>
            </text:list-item>
          </text:list>
        </text:list-item>
      </text:list>
      <text:p text:style-name="P31"/>
      <text:p text:style-name="P34">Base de donnée</text:p>
      <text:list xml:id="list344986074" text:style-name="L11">
        <text:list-item>
          <text:p text:style-name="P178">Nom</text:p>
          <text:list>
            <text:list-item>
              <text:p text:style-name="P150"><text:soft-page-break/>publics – nom : A_006_02</text:p>
            </text:list-item>
          </text:list>
        </text:list-item>
        <text:list-item>
          <text:p text:style-name="P150">Password</text:p>
          <text:list>
            <text:list-item>
              <text:p text:style-name="P150">Password – mot : A_010_02</text:p>
            </text:list-item>
          </text:list>
        </text:list-item>
        <text:list-item>
          <text:p text:style-name="P150">Email</text:p>
          <text:list>
            <text:list-item>
              <text:p text:style-name="P150">Dns_mail – dns_nom : A_015_02</text:p>
            </text:list-item>
            <text:list-item>
              <text:p text:style-name="P150">Utilisateur_mail – nom : A_016_02</text:p>
            </text:list-item>
          </text:list>
        </text:list-item>
      </text:list>
      <text:p text:style-name="P31"/>
      <text:p text:style-name="P13"><text:span text:style-name="T17">Charte graphique</text:span><text:span text:style-name="T10"> </text:span></text:p>
      <text:p text:style-name="P31"/>
      <text:p text:style-name="P31"/>
      <text:p text:style-name="P46">Balise méta</text:p>
      <text:p text:style-name="P31"/>
      <text:p text:style-name="P31"/>
      <text:p text:style-name="P31"/>
      <text:p text:style-name="P31"/>
      <text:p text:style-name="P31"/>
      <text:p text:style-name="P31"/>
      <text:list xml:id="list110356984029120" text:continue-list="list110356029404849" text:style-name="L7">
        <text:list-item>
          <text:p text:style-name="P151">Connexion</text:p>
          <text:list>
            <text:list-item>
              <text:p text:style-name="P143">Pour les inscrits</text:p>
              <text:list>
                <text:list-item>
                  <text:p text:style-name="P151">Nom</text:p>
                </text:list-item>
                <text:list-item>
                  <text:p text:style-name="P151">Mot de passe</text:p>
                  <text:list>
                    <text:list-item>
                      <text:p text:style-name="P151">Pour les membres 3 lettres et 3 chiffres</text:p>
                    </text:list-item>
                    <text:list-item>
                      <text:p text:style-name="P151">Pour les rédacteurs 3 lettres, 3 chiffres et ensuite <text:span text:style-name="T2">3 caractères</text:span></text:p>
                    </text:list-item>
                    <text:list-item>
                      <text:p text:style-name="P143">Pour les administrateurs 3 lettres, 3 chiffres, 3 caractères et ensuite 3 lettres</text:p>
                    </text:list-item>
                  </text:list>
                </text:list-item>
              </text:list>
            </text:list-item>
            <text:list-item>
              <text:p text:style-name="P143">Pour les nons inscrits</text:p>
              <text:list>
                <text:list-item>
                  <text:p text:style-name="P143">Nom</text:p>
                </text:list-item>
                <text:list-item>
                  <text:p text:style-name="P143">adresse mail</text:p>
                </text:list-item>
                <text:list-item>
                  <text:p text:style-name="P143">le mot de passe est envoyé par mail de validation.</text:p>
                </text:list-item>
              </text:list>
            </text:list-item>
          </text:list>
        </text:list-item>
      </text:list>
      <text:p text:style-name="P32"/>
      <text:p text:style-name="P67"><text:a xlink:type="simple" xlink:href="#Index" text:style-name="Internet_20_link" text:visited-style-name="Visited_20_Internet_20_Link"><text:span text:style-name="T11">Mentions legales</text:span></text:a><text:bookmark text:name="mention_legales"/></text:p>
      <text:p text:style-name="P120"><text:a xlink:type="simple" xlink:href="#Dictionnaire" text:style-name="Internet_20_link" text:visited-style-name="Visited_20_Internet_20_Link">Dictionnaire</text:a></text:p>
      <text:p text:style-name="P20"/>
      <text:list xml:id="list110357469429888" text:continue-numbering="true" text:style-name="L7">
        <text:list-item>
          <text:p text:style-name="P152">Mentions légales</text:p>
          <text:list>
            <text:list-item>
              <text:p text:style-name="P152">classique</text:p>
            </text:list-item>
            <text:list-item>
              <text:p text:style-name="P152">Menu pour revenir sur l’accueil</text:p>
            </text:list-item>
          </text:list>
        </text:list-item>
      </text:list>
      <text:p text:style-name="P3"/>
      <text:p text:style-name="P3"/>
      <text:p text:style-name="P67"><text:a xlink:type="simple" xlink:href="#Index" text:style-name="Internet_20_link" text:visited-style-name="Visited_20_Internet_20_Link"><text:span text:style-name="T11">Règles d’utilisation</text:span></text:a><text:bookmark text:name="regle_utilisation"/></text:p>
      <text:p text:style-name="P120"><text:a xlink:type="simple" xlink:href="#Dictionnaire" text:style-name="Internet_20_link" text:visited-style-name="Visited_20_Internet_20_Link">Dictionnaire</text:a></text:p>
      <text:p text:style-name="P3"/>
      <text:list xml:id="list110357800038992" text:continue-numbering="true" text:style-name="L7">
        <text:list-item>
          <text:p text:style-name="P152">Réglement d’utilisation</text:p>
          <text:list>
            <text:list-item>
              <text:p text:style-name="P152">classique</text:p>
            </text:list-item>
            <text:list-item>
              <text:p text:style-name="P152">Menu pour revenir sur l’accueil</text:p>
            </text:list-item>
          </text:list>
        </text:list-item>
      </text:list>
      <text:p text:style-name="P3"/>
      <text:p text:style-name="P3"/>
      <text:p text:style-name="P67"><text:a xlink:type="simple" xlink:href="#Index" text:style-name="Internet_20_link" text:visited-style-name="Visited_20_Internet_20_Link"><text:span text:style-name="T11">Etoiles</text:span></text:a></text:p>
      <text:p text:style-name="P120"><text:a xlink:type="simple" xlink:href="#Dictionnaire" text:style-name="Internet_20_link" text:visited-style-name="Visited_20_Internet_20_Link">Dictionnaire</text:a></text:p>
      <text:p text:style-name="P20"><text:bookmark text:name="Etoile"/></text:p>
      <text:list xml:id="list110358080828275" text:continue-numbering="true" text:style-name="L7">
        <text:list-item>
          <text:p text:style-name="P152">Etoiles</text:p>
          <text:list>
            <text:list-item>
              <text:p text:style-name="P152">Les visiteurs peuvent donner un avis sur le site en cliquant sur un nombre d’étoiles dee 1 à 5</text:p>
            </text:list-item>
            <text:list-item>
              <text:p text:style-name="P152">statistiques avec le nombre de visiteurs et le nombre de voix par étoiles</text:p>
            </text:list-item>
          </text:list>
        </text:list-item>
      </text:list>
      <text:p text:style-name="P6"/>
      <text:p text:style-name="P6"/>
      <text:p text:style-name="P72"><text:a xlink:type="simple" xlink:href="#Index" text:style-name="Internet_20_link" text:visited-style-name="Visited_20_Internet_20_Link"><text:span text:style-name="T11">Menu</text:span></text:a><text:bookmark text:name="Menu"/></text:p>
      <text:p text:style-name="P120"><text:a xlink:type="simple" xlink:href="#Dictionnaire" text:style-name="Internet_20_link" text:visited-style-name="Visited_20_Internet_20_Link">Dictionnaire</text:a></text:p>
      <text:p text:style-name="P7"/>
      <text:list xml:id="list2360190823" text:style-name="L12">
        <text:list-item>
          <text:p text:style-name="P153">Gestion des diapo</text:p>
        </text:list-item>
        <text:list-item>
          <text:p text:style-name="P153">Gestin des diaporamas</text:p>
        </text:list-item>
        <text:list-item>
          <text:p text:style-name="P153">Gestion du forum</text:p>
        </text:list-item>
        <text:list-item>
          <text:p text:style-name="P153">Gestion des membres, rédacteurs</text:p>
        </text:list-item>
      </text:list>
      <text:p text:style-name="P7"/>
      <text:p text:style-name="P7"/>
      <text:p text:style-name="P7"/>
      <text:p text:style-name="P7"/>
      <text:p text:style-name="P68"><text:a xlink:type="simple" xlink:href="#Index" text:style-name="Internet_20_link" text:visited-style-name="Visited_20_Internet_20_Link"><text:span text:style-name="T11">Cookie</text:span></text:a><text:bookmark text:name="Cookie"/></text:p>
      <text:p text:style-name="P120"><text:a xlink:type="simple" xlink:href="#Dictionnaire" text:style-name="Internet_20_link" text:visited-style-name="Visited_20_Internet_20_Link">Dictionnaire</text:a></text:p>
      <text:p text:style-name="P7"/>
      <text:p text:style-name="P37">Maquette</text:p>
      <text:p text:style-name="P98">Pas de maquette pour la page cookie. Juste une bande blanche qui s’ estompe au clic sur le bouton</text:p>
      <text:p text:style-name="P60"/>
      <text:p text:style-name="P37">Descriptif</text:p>
      <text:p text:style-name="P100">Le fichier cookie s’affiche lorsque le visiteur n’a pas validé la créatin du fichier cookie sur son ordinateur.</text:p>
      <text:p text:style-name="P107">La vérification doit se faire sur toute les pages</text:p>
      <text:p text:style-name="P107"/>
      <text:p text:style-name="P107"/>
      <text:p text:style-name="P60"/>
      <text:p text:style-name="P60"/>
      <text:p text:style-name="P17"><text:span text:style-name="T18">B</text:span><text:span text:style-name="T16">alise</text:span></text:p>
      <text:p text:style-name="P60"/>
      <text:p text:style-name="P60"/>
      <text:p text:style-name="P43">Liens</text:p>
      <text:p text:style-name="P60"/>
      <text:p text:style-name="P60"/>
      <text:p text:style-name="P37">Dépendance</text:p>
      <text:p text:style-name="P60"/>
      <text:p text:style-name="P60"/>
      <text:p text:style-name="P37">Base de donnée</text:p>
      <text:p text:style-name="P60"/>
      <text:p text:style-name="P60"/>
      <text:p text:style-name="P49">Charte graphique</text:p>
      <text:p text:style-name="P60"/>
      <text:p text:style-name="P60"/>
      <text:p text:style-name="P49">Balise méta</text:p>
      <text:p text:style-name="P60"/>
      <text:p text:style-name="P60"/>
      <text:p text:style-name="P60"/>
      <text:p text:style-name="P60"/>
      <text:p text:style-name="P60"/>
      <text:p text:style-name="P60"/>
      <text:p text:style-name="P60"/>
      <text:p text:style-name="P60"/>
      <text:p text:style-name="P60"/>
      <text:p text:style-name="P70"><text:a xlink:type="simple" xlink:href="#Index" text:style-name="Internet_20_link" text:visited-style-name="Visited_20_Internet_20_Link">Ajout </text:a><text:a xlink:type="simple" xlink:href="#Index" text:style-name="Internet_20_link" text:visited-style-name="Visited_20_Internet_20_Link"><text:span text:style-name="T34">élément</text:span></text:a><text:bookmark text:name="ajout_element"/></text:p>
      <text:p text:style-name="P120"><text:a xlink:type="simple" xlink:href="#Dictionnaire" text:style-name="Internet_20_link" text:visited-style-name="Visited_20_Internet_20_Link">Dictionnaire</text:a></text:p>
      <text:p text:style-name="P63"/>
      <text:p text:style-name="P38">Maquette</text:p>
      <text:p text:style-name="P99"/>
      <text:p text:style-name="P61"/>
      <text:p text:style-name="P38">Descriptif</text:p>
      <text:p text:style-name="P101">Permet d’ajouter une diapo avec toutes ces caractéristiques :</text:p>
      <text:list xml:id="list637512580" text:style-name="L13">
        <text:list-item>
          <text:p text:style-name="P154">Nom (No de fichier)</text:p>
        </text:list-item>
        <text:list-item>
          <text:p text:style-name="P154">Format</text:p>
          <text:list>
            <text:list-item>
              <text:p text:style-name="P154">H – horizontale, paysage</text:p>
            </text:list-item>
            <text:list-item>
              <text:p text:style-name="P154">V – Verticale , portrait</text:p>
            </text:list-item>
          </text:list>
        </text:list-item>
        <text:list-item>
          <text:p text:style-name="P154">Droit de publication</text:p>
        </text:list-item>
        <text:list-item>
          <text:p text:style-name="P154">Date d’origine</text:p>
        </text:list-item>
        <text:list-item>
          <text:p text:style-name="P154">Légende</text:p>
        </text:list-item>
        <text:list-item>
          <text:p text:style-name="P154">Commentaire</text:p>
        </text:list-item>
        <text:list-item>
          <text:p text:style-name="P154">Epoque (liste déroulante)</text:p>
        </text:list-item>
        <text:list-item>
          <text:p text:style-name="P154">Thème (liste déroulante)</text:p>
        </text:list-item>
        <text:list-item>
          <text:p text:style-name="P154">Lieu (liste déroulante)</text:p>
        </text:list-item>
        <text:list-item>
          <text:p text:style-name="P154">Type (liste déroulante)</text:p>
        </text:list-item>
        <text:list-item>
          <text:p text:style-name="P154">Donateurs (liste déroulante</text:p>
        </text:list-item>
      </text:list>
      <text:p text:style-name="P108"/>
      <text:list xml:id="list110357406325345" text:continue-numbering="true" text:style-name="L13">
        <text:list-item>
          <text:p text:style-name="P155">Ordre</text:p>
        </text:list-item>
        <text:list-item>
          <text:p text:style-name="P155">Rang</text:p>
        </text:list-item>
        <text:list-item>
          <text:p text:style-name="P155">Homologue</text:p>
        </text:list-item>
      </text:list>
      <text:p text:style-name="P64"/>
      <text:p text:style-name="P110">A partir de la page ajout diapo, on peut ajouter un thème, un lieu et un type. Un lien est prévue pour ajouter un donateur.</text:p>
      <text:p text:style-name="P112"/>
      <text:p text:style-name="P113">En 1<text:span text:style-name="T9">er</text:span> la page vérifie le statut du membre, ok ou retour à la page d’<text:span text:style-name="T34">a</text:span>ccueil</text:p>
      <text:p text:style-name="P108"/>
      <text:p text:style-name="P61"/>
      <text:p text:style-name="P61"/>
      <text:p text:style-name="P18"><text:span text:style-name="T18">B</text:span><text:span text:style-name="T16">alise</text:span></text:p>
      <text:p text:style-name="P99"/>
      <text:p text:style-name="P61"/>
      <text:p text:style-name="P44">Liens</text:p>
      <text:p text:style-name="P99"/>
      <text:p text:style-name="P61"/>
      <text:p text:style-name="P38">Dépendance</text:p>
      <text:list xml:id="list971851365" text:style-name="L14">
        <text:list-item>
          <text:p text:style-name="P179">ajoutDiapoPost</text:p>
        </text:list-item>
      </text:list>
      <text:p text:style-name="P61"/>
      <text:p text:style-name="P38">Base de donnée</text:p>
      <text:p text:style-name="P99"/>
      <text:p text:style-name="P61"/>
      <text:p text:style-name="P50">Charte graphique</text:p>
      <text:p text:style-name="P109"/>
      <text:p text:style-name="P61"/>
      <text:p text:style-name="P50">Balise méta</text:p>
      <text:p text:style-name="P99"/>
      <text:p text:style-name="P61"/>
      <text:p text:style-name="P60"/>
      <text:p text:style-name="P60"/>
      <text:p text:style-name="P60"/>
      <text:p text:style-name="P69"/>
      <text:p text:style-name="P120"><text:a xlink:type="simple" xlink:href="#Dictionnaire" text:style-name="Internet_20_link" text:visited-style-name="Visited_20_Internet_20_Link">Dictionnaire</text:a></text:p>
      <text:p text:style-name="P60"/>
      <text:p text:style-name="P39">Maquette</text:p>
      <text:p text:style-name="P114"/>
      <text:p text:style-name="P62"/>
      <text:p text:style-name="P39">Descriptif</text:p>
      <text:p text:style-name="P115"/>
      <text:p text:style-name="P116"/>
      <text:p text:style-name="P115"/>
      <text:p text:style-name="P62"/>
      <text:p text:style-name="P62"/>
      <text:p text:style-name="P19"><text:span text:style-name="T18">B</text:span><text:span text:style-name="T16">alise</text:span></text:p>
      <text:p text:style-name="P111"/>
      <text:p text:style-name="P62"/>
      <text:p text:style-name="P45">Liens</text:p>
      <text:p text:style-name="P111"/>
      <text:p text:style-name="P62"/>
      <text:p text:style-name="P39">Dépendance</text:p>
      <text:p text:style-name="P111"/>
      <text:p text:style-name="P62"/>
      <text:p text:style-name="P39">Base de donnée</text:p>
      <text:p text:style-name="P111"/>
      <text:p text:style-name="P62"/>
      <text:p text:style-name="P51">Charte graphique</text:p>
      <text:p text:style-name="P111"/>
      <text:p text:style-name="P62"/>
      <text:p text:style-name="P51">Balise méta</text:p>
      <text:p text:style-name="P111"/>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0"/>
      <text:p text:style-name="P71"><text:a xlink:type="simple" xlink:href="#Index" text:style-name="Internet_20_link" text:visited-style-name="Visited_20_Internet_20_Link">Dictionnaire</text:a><text:bookmark text:name="Dictionnaire"/></text:p>
      <text:p text:style-name="P65"/>
      <text:p text:style-name="P65"/>
      <text:p text:style-name="P65"/>
      <text:p text:style-name="P65"/>
      <text:list xml:id="list3106061495" text:style-name="L15">
        <text:list-item>
          <text:p text:style-name="P156">Diapo : Une diapo est tout document qui est possible d’afficher sur internet (photo, PDF...)</text:p>
        </text:list-item>
      </text:list>
      <text:p text:style-name="P65"/>
      <text:p text:style-name="P65"/>
      <text:list xml:id="list110357633447024" text:continue-numbering="true" text:style-name="L15">
        <text:list-item>
          <text:p text:style-name="P156">Homologue : Une diapo homologue est la diapo qui fait la comparaison avec la diapo ancienne.</text:p>
        </text:list-item>
      </text:list>
      <text:p text:style-name="P65"/>
      <text:p text:style-name="P65"/>
      <text:list xml:id="list2410891552" text:style-name="L16">
        <text:list-item>
          <text:p text:style-name="P158">Lieu : Lieu-dit d’une ville. Cela permet de présenter un diaporama sur un lieu-dit</text:p>
        </text:list-item>
      </text:list>
      <text:p text:style-name="P65"/>
      <text:p text:style-name="P65"/>
      <text:list xml:id="list110356918368726" text:continue-numbering="true" text:style-name="L16">
        <text:list-item>
          <text:p text:style-name="P157">Ordre : L’ordre désigne le No de passage d’une diapo. Plusieurs diapos peuvent avoir le même No d’ordre, dans cecas là un No de rang indique l’ordre de passage. C’est le cas lorsque plusieurs diapos ont une seule homologue ou vice versa une diapo avec plusieurs homologues.</text:p>
        </text:list-item>
      </text:list>
      <text:p text:style-name="P65"/>
      <text:p text:style-name="P65"/>
      <text:p text:style-name="P65"/>
      <text:list xml:id="list110356461191499" text:continue-numbering="true" text:style-name="L16">
        <text:list-item>
          <text:p text:style-name="P158"><text:span text:style-name="T33">T</text:span>hème : Sujet d’une diapo. Cela permet de présenter un diaporama sur un thème (sport, chasse, habitation, rue...)</text:p>
        </text:list-item>
      </text:list>
      <text:p text:style-name="P65"/>
      <text:p text:style-name="P65"/>
      <text:p text:style-name="P65"/>
      <text:list xml:id="list3424239869" text:style-name="L17">
        <text:list-item>
          <text:p text:style-name="P159">Type : <text:span text:style-name="T32">le type de diapo est le style de fichier, il peut-être un pdf, une photo...</text:span></text:p>
        </text:list-item>
      </text:list>
      <text:p text:style-name="P65"/>
      <text:p text:style-name="P65"/>
      <text:p text:style-name="P65"/>
      <text:p text:style-name="P65"/>
      <text:p text:style-name="P65"/>
      <text:list xml:id="list882288647" text:style-name="L18">
        <text:list-item>
          <text:p text:style-name="P160">$_SESSION[‘qualite’] : <text:span text:style-name="T30">indique les droits d’utilisation de l’application</text:span></text:p>
          <text:list>
            <text:list-item>
              <text:p text:style-name="P161">qualité membre:Participation au forum</text:p>
            </text:list-item>
            <text:list-item>
              <text:p text:style-name="P161">qualité redacteur : membre + gestion des photos</text:p>
            </text:list-item>
            <text:list-item>
              <text:p text:style-name="P161">qualité administrateur : tous les droits</text:p>
            </text:list-item>
            <text:list-item>
              <text:p text:style-name="P161">qualité webmaster : droits de maintenance et veille technologique</text:p>
            </text:list-item>
          </text:list>
        </text:list-item>
      </text:list>
      <text:p text:style-name="P66"/>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ahoma" svg:font-family="Tahoma" style:font-family-generic="swiss"/>
    <style:font-face style:name="Wingdings" svg:font-family="Wingding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ahoma"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ahoma"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ahoma" fo:font-family="Tahoma"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ahoma" fo:font-family="Tahoma"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ahoma" fo:font-family="Tahoma" style:font-family-generic="swiss" fo:font-size="8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yle_20_par_20_défaut.1" style:display-name="Style par défaut.1" style:family="table-cell">
      <style:table-cell-properties fo:border-left="0.51pt solid #000000" fo:border-top="0.51pt solid #000000" fo:border-bottom="0.51pt solid #000000"/>
    </style:style>
    <style:style style:name="Style_20_par_20_défaut.2" style:display-name="Style par défaut.2" style:family="table-cell">
      <style:table-cell-properties fo:border-left="0.51pt solid #000000" fo:border-bottom="0.51pt solid #000000"/>
    </style:style>
    <style:style style:name="Style_20_par_20_défaut.3" style:display-name="Style par défaut.3" style:family="table-cell">
      <style:table-cell-properties fo:border-left="0.51pt solid #000000" fo:border-bottom="0.51pt solid #000000"/>
    </style:style>
    <style:style style:name="Style_20_par_20_défaut.4" style:display-name="Style par défaut.4" style:family="table-cell">
      <style:table-cell-properties fo:border-left="0.51pt solid #000000" fo:border-right="0.51pt solid #000000" fo:border-bottom="0.51pt solid #000000"/>
    </style:style>
    <style:style style:name="Style_20_par_20_défaut.5" style:display-name="Style par défaut.5" style:family="table-cell">
      <style:table-cell-properties fo:border-left="0.51pt solid #000000" fo:border-bottom="0.51pt solid #000000"/>
    </style:style>
    <style:style style:name="Style_20_par_20_défaut.6" style:display-name="Style par défaut.6" style:family="table-cell">
      <style:table-cell-properties fo:border-left="0.51pt solid #000000" fo:border-bottom="0.51pt solid #000000"/>
    </style:style>
    <style:style style:name="Style_20_par_20_défaut.7" style:display-name="Style par défaut.7" style:family="table-cell">
      <style:table-cell-properties fo:border-left="0.51pt solid #000000" fo:border-bottom="0.51pt solid #000000"/>
    </style:style>
    <style:style style:name="Style_20_par_20_défaut.8" style:display-name="Style par défaut.8" style:family="table-cell">
      <style:table-cell-properties fo:border-left="0.51pt solid #000000" fo:border-bottom="0.51pt solid #000000"/>
    </style:style>
    <style:style style:name="Style_20_par_20_défaut.9" style:display-name="Style par défaut.9" style:family="table-cell">
      <style:table-cell-properties fo:border-left="0.51pt solid #000000" fo:border-bottom="0.51pt solid #000000"/>
    </style:style>
    <style:style style:name="Style_20_par_20_défaut.10" style:display-name="Style par défaut.10" style:family="table-cell">
      <style:table-cell-properties fo:border-left="0.51pt solid #000000" fo:border-right="0.51pt solid #000000" fo:border-bottom="0.51pt solid #000000"/>
    </style:style>
    <style:style style:name="Style_20_par_20_défaut.11" style:display-name="Style par défaut.11" style:family="table-cell">
      <style:table-cell-properties fo:border-left="0.51pt solid #000000" fo:border-top="0.51pt solid #000000" fo:border-bottom="0.51pt solid #000000"/>
    </style:style>
    <style:style style:name="Style_20_par_20_défaut.12" style:display-name="Style par défaut.12" style:family="table-cell">
      <style:table-cell-properties fo:border-left="0.51pt solid #000000" fo:border-right="0.51pt solid #000000" fo:border-top="0.51pt solid #000000" fo:border-bottom="0.51pt solid #000000"/>
    </style:style>
    <style:style style:name="Style_20_par_20_défaut.13" style:display-name="Style par défaut.13" style:family="table-cell">
      <style:table-cell-properties fo:border-left="0.51pt solid #000000" fo:border-bottom="0.51pt solid #000000"/>
    </style:style>
    <style:style style:name="Style_20_par_20_défaut.14" style:display-name="Style par défaut.14" style:family="table-cell">
      <style:table-cell-properties fo:border-left="0.51pt solid #000000" fo:border-right="0.51pt solid #000000" fo:border-bottom="0.51pt solid #000000"/>
    </style:style>
    <style:style style:name="Style_20_par_20_défaut.15" style:display-name="Style par défaut.15" style:family="table-cell">
      <style:table-cell-properties fo:border-left="0.51pt solid #000000" fo:border-top="0.51pt solid #000000" fo:border-bottom="0.51pt solid #000000"/>
    </style:style>
    <style:style style:name="Style_20_par_20_défaut.16" style:display-name="Style par défaut.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yle_20_par_20_défaut.1"/>
      <table:last-row table:style-name="Style_20_par_20_défaut.2"/>
      <table:first-column table:style-name="Style_20_par_20_défaut.3"/>
      <table:last-column table:style-name="Style_20_par_20_défaut.4"/>
      <table:body table:style-name="Style_20_par_20_défaut.9"/>
      <table:even-rows table:style-name="Style_20_par_20_défaut.5"/>
      <table:odd-rows table:style-name="Style_20_par_20_défaut.6"/>
      <table:even-columns table:style-name="Style_20_par_20_défaut.7"/>
      <table:odd-columns table:style-name="Style_20_par_20_défaut.8"/>
      <table:background table:style-name="Style_20_par_20_défaut.10"/>
      <loext:first-row-even-column table:style-name="Style_20_par_20_défaut.15"/>
      <loext:last-row-even-column table:style-name="Style_20_par_20_défaut.16"/>
      <loext:first-row-end-column table:style-name="Style_20_par_20_défaut.12"/>
      <loext:first-row-start-column table:style-name="Style_20_par_20_défaut.11"/>
      <loext:last-row-end-column table:style-name="Style_20_par_20_défaut.14"/>
      <loext:last-row-start-column table:style-name="Style_20_par_20_défaut.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02cm" fo:margin-left="0.953cm" fo:margin-right="1.34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4:01:24.568000000</meta:creation-date>
    <dc:date>2018-05-12T11:03:54.942000000</dc:date>
    <meta:editing-duration>PT2H24M43S</meta:editing-duration>
    <meta:editing-cycles>18</meta:editing-cycles>
    <meta:generator>LibreOffice/6.0.1.1$Windows_x86 LibreOffice_project/60bfb1526849283ce2491346ed2aa51c465abfe6</meta:generator>
    <meta:document-statistic meta:table-count="3" meta:image-count="0" meta:object-count="0" meta:page-count="21" meta:paragraph-count="349" meta:word-count="1689" meta:character-count="9668" meta:non-whitespace-character-count="8466"/>
  </office:meta>
</office:document-meta>
</file>